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3.07mm"/>
    </style:style>
    <style:style style:name="co14" style:family="table-column">
      <style:table-column-properties fo:break-before="auto" style:column-width="13.3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171.2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2.74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46.21mm"/>
    </style:style>
    <style:style style:name="co27" style:family="table-column">
      <style:table-column-properties fo:break-before="auto" style:column-width="13.79mm"/>
    </style:style>
    <style:style style:name="co28" style:family="table-column">
      <style:table-column-properties fo:break-before="auto" style:column-width="32.05mm"/>
    </style:style>
    <style:style style:name="co29" style:family="table-column">
      <style:table-column-properties fo:break-before="auto" style:column-width="45.9mm"/>
    </style:style>
    <style:style style:name="co30" style:family="table-column">
      <style:table-column-properties fo:break-before="auto" style:column-width="31.1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11.92mm"/>
    </style:style>
    <style:style style:name="co34" style:family="table-column">
      <style:table-column-properties fo:break-before="auto" style:column-width="28.65mm"/>
    </style:style>
    <style:style style:name="co35" style:family="table-column">
      <style:table-column-properties fo:break-before="auto" style:column-width="61.75mm"/>
    </style:style>
    <style:style style:name="co36" style:family="table-column">
      <style:table-column-properties fo:break-before="auto" style:column-width="29.28mm"/>
    </style:style>
    <style:style style:name="co37" style:family="table-column">
      <style:table-column-properties fo:break-before="auto" style:column-width="22.49mm"/>
    </style:style>
    <style:style style:name="co38" style:family="table-column">
      <style:table-column-properties fo:break-before="auto" style:column-width="25.68mm"/>
    </style:style>
    <style:style style:name="co39" style:family="table-column">
      <style:table-column-properties fo:break-before="auto" style:column-width="22.28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49mm"/>
    </style:style>
    <style:style style:name="co42" style:family="table-column">
      <style:table-column-properties fo:break-before="auto" style:column-width="34.48mm"/>
    </style:style>
    <style:style style:name="co43" style:family="table-column">
      <style:table-column-properties fo:break-before="auto" style:column-width="20.58mm"/>
    </style:style>
    <style:style style:name="co44" style:family="table-column">
      <style:table-column-properties fo:break-before="auto" style:column-width="5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47.33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30.97mm"/>
    </style:style>
    <style:style style:name="co49" style:family="table-column">
      <style:table-column-properties fo:break-before="auto" style:column-width="22.07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28.43mm"/>
    </style:style>
    <style:style style:name="co52" style:family="table-column">
      <style:table-column-properties fo:break-before="auto" style:column-width="12.95mm"/>
    </style:style>
    <style:style style:name="co53" style:family="table-column">
      <style:table-column-properties fo:break-before="auto" style:column-width="19.95mm"/>
    </style:style>
    <style:style style:name="co54" style:family="table-column">
      <style:table-column-properties fo:break-before="auto" style:column-width="11.02mm"/>
    </style:style>
    <style:style style:name="co55" style:family="table-column">
      <style:table-column-properties fo:break-before="auto" style:column-width="15.06mm"/>
    </style:style>
    <style:style style:name="co56" style:family="table-column">
      <style:table-column-properties fo:break-before="auto" style:column-width="25.03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18.66mm"/>
    </style:style>
    <style:style style:name="co59" style:family="table-column">
      <style:table-column-properties fo:break-before="auto" style:column-width="21.43mm"/>
    </style:style>
    <style:style style:name="co60" style:family="table-column">
      <style:table-column-properties fo:break-before="auto" style:column-width="10.39mm"/>
    </style:style>
    <style:style style:name="co61" style:family="table-column">
      <style:table-column-properties fo:break-before="auto" style:column-width="37.55mm"/>
    </style:style>
    <style:style style:name="co62" style:family="table-column">
      <style:table-column-properties fo:break-before="auto" style:column-width="77.89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ro8" style:family="table-row">
      <style:table-row-properties style:row-height="20.6mm" fo:break-before="auto" style:use-optimal-row-height="true"/>
    </style:style>
    <style:style style:name="ro9" style:family="table-row">
      <style:table-row-properties style:row-height="28.68mm" fo:break-before="auto" style:use-optimal-row-height="true"/>
    </style:style>
    <style:style style:name="ro10" style:family="table-row">
      <style:table-row-properties style:row-height="24.64mm" fo:break-before="auto" style:use-optimal-row-height="true"/>
    </style:style>
    <style:style style:name="ro11" style:family="table-row">
      <style:table-row-properties style:row-height="16.56mm" fo:break-before="auto" style:use-optimal-row-height="true"/>
    </style:style>
    <style:style style:name="ro12" style:family="table-row">
      <style:table-row-properties style:row-height="28.58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1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8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e0efd4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8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9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1" style:family="table-cell" style:parent-style-name="Default">
      <style:table-cell-properties fo:background-color="transparent" fo:wrap-option="no-wrap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 style:data-style-name="N129">
      <style:table-cell-properties fo:border-bottom="0.99pt dotted #0d1f63" fo:background-color="#fcd4d1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5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6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9" style:family="table-cell" style:parent-style-name="Default" style:data-style-name="N129">
      <style:table-cell-properties fo:background-color="#fff200"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 style:data-style-name="N129">
      <style:table-cell-properties fo:border-bottom="0.99pt dotted #0d1f63" fo:background-color="#fcd4d1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3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4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85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29" style:family="table-cell" style:parent-style-name="Default">
      <style:table-cell-properties fo:background-color="#fff200"/>
    </style:style>
    <style:style style:name="ce86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29">
      <style:table-cell-properties fo:border-bottom="0.99pt dotted #0d1f63" fo:background-color="#fcd4d1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1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2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8" style:family="table-cell" style:parent-style-name="Default" style:data-style-name="N129">
      <style:table-cell-properties fo:border-bottom="none" fo:background-color="#fff200" style:text-align-source="fix" style:repeat-content="false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9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54" style:family="table-cell" style:parent-style-name="Default" style:data-style-name="N126">
      <style:table-cell-properties fo:border-bottom="none" fo:background-color="#fff200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1" fo:font-size="10pt" style:font-size-asian="10pt" style:font-size-complex="10pt"/>
    </style:style>
    <style:style style:name="ce26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15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 style:data-style-name="N126">
      <style:table-cell-properties fo:background-color="transparent" fo:wrap-option="wrap"/>
      <style:text-properties style:font-name="Arial1" fo:font-size="10pt" style:font-size-asian="10pt" style:font-size-complex="10pt"/>
    </style:style>
    <style:style style:name="ce121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1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2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1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102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278" style:family="table-cell" style:parent-style-name="Default" style:data-style-name="N126">
      <style:table-cell-properties fo:border-bottom="0.99pt dotted #0d1f63" fo:background-color="#fff200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158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160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172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174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7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98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86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1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195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11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38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22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24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26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08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4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49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3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1" fo:font-size="10pt" style:font-size-asian="10pt" style:font-size-complex="10pt"/>
    </style:style>
    <style:style style:name="ce36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4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36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36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369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style:font-size-asian="10pt" style:font-size-complex="10pt"/>
    </style:style>
    <style:style style:name="ce37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71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1" fo:font-size="10pt" style:font-size-asian="10pt" style:font-size-complex="10pt"/>
    </style:style>
    <style:style style:name="ce374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1" fo:font-size="10pt" style:font-size-asian="10pt" style:font-size-complex="10pt"/>
    </style:style>
    <style:style style:name="ce375" style:family="table-cell" style:parent-style-name="Default">
      <style:table-cell-properties fo:background-color="transparent"/>
      <style:text-properties style:font-name="Arial1" fo:font-size="10pt" style:font-size-asian="10pt" style:font-size-complex="10pt"/>
    </style:style>
    <style:style style:name="ce376" style:family="table-cell" style:parent-style-name="Default">
      <style:table-cell-properties fo:border-bottom="0.99pt dotted #0d1f63" fo:background-color="transparent" fo:border-left="none" fo:border-right="none" fo:border-top="none"/>
      <style:text-properties style:font-name="Arial1" fo:font-size="10pt" style:font-size-asian="10pt" style:font-size-complex="10pt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381" style:family="table-cell" style:parent-style-name="Default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382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1" fo:font-size="10pt" style:font-size-asian="10pt" style:font-size-complex="10pt"/>
    </style:style>
    <style:style style:name="ce38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4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113" table:number-columns-spanned="3" table:number-rows-spanned="1"/>
          <table:covered-table-cell table:style-name="ce22"/>
          <table:covered-table-cell table:style-name="ce113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table:table-column table:style-name="co13" table:default-cell-style-name="ce31"/>
        <table:table-column table:style-name="co14" table:default-cell-style-name="ce36"/>
        <table:table-column table:style-name="co15" table:default-cell-style-name="ce40"/>
        <table:table-column table:style-name="co16" table:default-cell-style-name="ce44"/>
        <table:table-column table:style-name="co12" table:number-columns-repeated="1019" table:default-cell-style-name="ce31"/>
        <table:table-row table:style-name="ro6">
          <table:table-cell table:style-name="ce27" office:value-type="string" calcext:value-type="string">
            <text:p>Shape slider </text:p>
          </table:table-cell>
          <table:table-cell table:style-name="ce34" office:value-type="string" calcext:value-type="string">
            <text:p>ID</text:p>
          </table:table-cell>
          <table:table-cell table:style-name="ce38" office:value-type="string" calcext:value-type="string">
            <text:p>Neutral value</text:p>
          </table:table-cell>
          <table:table-cell table:style-name="ce27" office:value-type="string" calcext:value-type="string">
            <text:p>Bones and volumes affected by this slider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Male</text:p>
          </table:table-cell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0" calcext:value-type="float">
            <text:p>0.0000</text:p>
          </table:table-cell>
          <table:table-cell table:style-name="ce35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19"/>
        </table:table-row>
        <table:table-row table:style-name="ro3">
          <table:table-cell table:style-name="ce2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141"/>
          <table:covered-table-cell table:style-name="ce151"/>
          <table:covered-table-cell table:style-name="ce156"/>
          <table:table-cell table:style-name="ce156" table:number-columns-repeated="1018"/>
        </table:table-row>
        <table:table-row table:style-name="ro7">
          <table:table-cell table:style-name="ce30" office:value-type="string" calcext:value-type="string">
            <text:p>Height</text:p>
          </table:table-cell>
          <table:table-cell table:style-name="ce35" office:value-type="float" office:value="33" calcext:value-type="float">
            <text:p>33</text:p>
          </table:table-cell>
          <table:table-cell table:style-name="ce39" office:value-type="float" office:value="0.5349" calcext:value-type="float">
            <text:p>0.5349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Body Thickness</text:p>
          </table:table-cell>
          <table:table-cell table:style-name="ce35" office:value-type="float" office:value="34" calcext:value-type="float">
            <text:p>34</text:p>
          </table:table-cell>
          <table:table-cell table:style-name="ce39" office:value-type="float" office:value="0.3182" calcext:value-type="float">
            <text:p>0.3182</text:p>
          </table:table-cell>
          <table:table-cell table:style-name="ce3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ody Fat</text:p>
          </table:table-cell>
          <table:table-cell table:style-name="ce35" office:value-type="float" office:value="637" calcext:value-type="float">
            <text:p>63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over</text:p>
          </table:table-cell>
          <table:table-cell table:style-name="ce35" office:value-type="float" office:value="11001" calcext:value-type="float">
            <text:p>1100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raises and lowers the avatar root position 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1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Torso Muscles</text:p>
          </table:table-cell>
          <table:table-cell table:style-name="ce35" office:value-type="string" calcext:value-type="string">
            <text:p>649/67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Thickness</text:p>
          </table:table-cell>
          <table:table-cell table:style-name="ce35" office:value-type="float" office:value="683" calcext:value-type="float">
            <text:p>683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eck Length</text:p>
          </table:table-cell>
          <table:table-cell table:style-name="ce35" office:value-type="float" office:value="756" calcext:value-type="float">
            <text:p>7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Neck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oulders</text:p>
          </table:table-cell>
          <table:table-cell table:style-name="ce35" office:value-type="float" office:value="36" calcext:value-type="float">
            <text:p>36</text:p>
          </table:table-cell>
          <table:table-cell table:style-name="ce39" office:value-type="float" office:value="0.5625" calcext:value-type="float">
            <text:p>0.5625</text:p>
          </table:table-cell>
          <table:table-cell table:style-name="ce30" office:value-type="string" calcext:value-type="string">
            <text:p>mChest, mCollarLeft, mCollarRight, mNeck, mWing1Left, mWing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Size (female)</text:p>
          </table:table-cell>
          <table:table-cell table:style-name="ce35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 Buoyancy (female)</text:p>
          </table:table-cell>
          <table:table-cell table:style-name="ce35" office:value-type="float" office:value="507" calcext:value-type="float">
            <text:p>507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east Cleavage (female)</text:p>
          </table:table-cell>
          <table:table-cell table:style-name="ce35" office:value-type="float" office:value="684" calcext:value-type="float">
            <text:p>684</text:p>
          </table:table-cell>
          <table:table-cell table:style-name="ce39" office:value-type="float" office:value="0.1875" calcext:value-type="float">
            <text:p>0.187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ectorals (male)</text:p>
          </table:table-cell>
          <table:table-cell table:style-name="ce35" office:value-type="float" office:value="685" calcext:value-type="float">
            <text:p>685</text:p>
          </table:table-cell>
          <table:table-cell table:style-name="ce39" office:value-type="float" office:value="0.3125" calcext:value-type="float">
            <text:p>0.3125</text:p>
          </table:table-cell>
          <table:table-cell table:style-name="ce30" office:value-type="string" calcext:value-type="string">
            <text:p>LEFT_PEC, RIGHT_PEC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Arm Length</text:p>
          </table:table-cell>
          <table:table-cell table:style-name="ce35" office:value-type="float" office:value="693" calcext:value-type="float">
            <text:p>69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ElbowLeft, mElbowRight, mShoulderLeft, mShoulderRight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and Size</text:p>
          </table:table-cell>
          <table:table-cell table:style-name="ce35" office:value-type="float" office:value="675" calcext:value-type="float">
            <text:p>67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Torso Length</text:p>
          </table:table-cell>
          <table:table-cell table:style-name="ce35" office:value-type="float" office:value="38" calcext:value-type="float">
            <text:p>3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ve Handles</text:p>
          </table:table-cell>
          <table:table-cell table:style-name="ce35" office:value-type="float" office:value="676" calcext:value-type="float">
            <text:p>676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BELLY, LEFT_HANDLE, LOWER_BACK, RIGHT_HANDL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elly Size</text:p>
          </table:table-cell>
          <table:table-cell table:style-name="ce35" office:value-type="float" office:value="157" calcext:value-type="float">
            <text:p>157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ELLY, PELVIS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eg Muscles</text:p>
          </table:table-cell>
          <table:table-cell table:style-name="ce35" office:value-type="float" office:value="652" calcext:value-type="float">
            <text:p>65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L_UPPER_LEG, L_LOWER_LEG, R_UPPER_LEG, R_LOW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eg Length</text:p>
          </table:table-cell>
          <table:table-cell table:style-name="ce35" office:value-type="float" office:value="692" calcext:value-type="float">
            <text:p>69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Width</text:p>
          </table:table-cell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0.5333" calcext:value-type="float">
            <text:p>0.5333</text:p>
          </table:table-cell>
          <table:table-cell table:style-name="ce3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ip Length</text:p>
          </table:table-cell>
          <table:table-cell table:style-name="ce35" office:value-type="float" office:value="842" calcext:value-type="float">
            <text:p>842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HindLimbsRoot, mPelvis, mSpine1, mSpine2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utt Size</text:p>
          </table:table-cell>
          <table:table-cell table:style-name="ce35" office:value-type="float" office:value="795" calcext:value-type="float">
            <text:p>79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BUTT, 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ackage (male)</text:p>
          </table:table-cell>
          <table:table-cell table:style-name="ce35" office:value-type="float" office:value="879" calcext:value-type="float">
            <text:p>879</text:p>
          </table:table-cell>
          <table:table-cell table:style-name="ce39" office:value-type="float" office:value="0.2" calcext:value-type="float">
            <text:p>0.2000</text:p>
          </table:table-cell>
          <table:table-cell table:style-name="ce30" office:value-type="string" calcext:value-type="string">
            <text:p>mGro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addle Bags</text:p>
          </table:table-cell>
          <table:table-cell table:style-name="ce35" office:value-type="float" office:value="753" calcext:value-type="float">
            <text:p>753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PELVIS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Knee Angle</text:p>
          </table:table-cell>
          <table:table-cell table:style-name="ce35" office:value-type="float" office:value="841" calcext:value-type="float">
            <text:p>841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L_LOWER_LEG, L_UPPER_LEG, R_LOWER_LEG, R_UPPER_LEG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Foot Size</text:p>
          </table:table-cell>
          <table:table-cell table:style-name="ce35" office:value-type="float" office:value="515" calcext:value-type="float">
            <text:p>5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L_FOOT, R_FOOT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9">
          <table:table-cell table:style-name="ce30" office:value-type="string" calcext:value-type="string">
            <text:p>Head Size</text:p>
          </table:table-cell>
          <table:table-cell table:style-name="ce35" office:value-type="float" office:value="682" calcext:value-type="float">
            <text:p>68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19"/>
        </table:table-row>
        <table:table-row table:style-name="ro8">
          <table:table-cell table:style-name="ce30" office:value-type="string" calcext:value-type="string">
            <text:p>Head Stretch</text:p>
          </table:table-cell>
          <table:table-cell table:style-name="ce35" office:value-type="float" office:value="647" calcext:value-type="float">
            <text:p>64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Head Shape</text:p>
          </table:table-cell>
          <table:table-cell table:style-name="ce35" office:value-type="float" office:value="193" calcext:value-type="float">
            <text:p>193</text:p>
          </table:table-cell>
          <table:table-cell table:style-name="ce39" office:value-type="float" office:value="0" calcext:value-type="float">
            <text:p>0.0000</text:p>
          </table:table-cell>
          <table:table-cell table:style-name="ce45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10">
          <table:table-cell table:style-name="ce30" office:value-type="string" calcext:value-type="string">
            <text:p>Egg Head</text:p>
          </table:table-cell>
          <table:table-cell table:style-name="ce35" office:value-type="float" office:value="646" calcext:value-type="float">
            <text:p>646</text:p>
          </table:table-cell>
          <table:table-cell table:style-name="ce39" office:value-type="float" office:value="0.5652" calcext:value-type="float">
            <text:p>0.5652</text:p>
          </table:table-cell>
          <table:table-cell table:style-name="ce3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19"/>
        </table:table-row>
        <table:table-row table:style-name="ro11">
          <table:table-cell table:style-name="ce30" office:value-type="string" calcext:value-type="string">
            <text:p>Head Length</text:p>
          </table:table-cell>
          <table:table-cell table:style-name="ce35" office:value-type="float" office:value="773" calcext:value-type="float">
            <text:p>77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19"/>
        </table:table-row>
        <table:table-row table:style-name="ro10">
          <table:table-cell table:style-name="ce30" office:value-type="string" calcext:value-type="string">
            <text:p>Face Shear</text:p>
          </table:table-cell>
          <table:table-cell table:style-name="ce35" office:value-type="float" office:value="662" calcext:value-type="float">
            <text:p>662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Forehead Angle</text:p>
          </table:table-cell>
          <table:table-cell table:style-name="ce35" office:value-type="float" office:value="629" calcext:value-type="float">
            <text:p>62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Brow Size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.1304" calcext:value-type="float">
            <text:p>0.1304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eeks</text:p>
          </table:table-cell>
          <table:table-cell table:style-name="ce35" office:value-type="float" office:value="18" calcext:value-type="float">
            <text:p>18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Cheeks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LowerLeft, mFaceCheekLow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eek Bones</text:p>
          </table:table-cell>
          <table:table-cell table:style-name="ce35" office:value-type="float" office:value="14" calcext:value-type="float">
            <text:p>1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eekUpperLeft, mFaceCheekUpp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6">
          <table:table-cell table:style-name="ce30" office:value-type="string" calcext:value-type="string">
            <text:p>Eye Size</text:p>
          </table:table-cell>
          <table:table-cell table:style-name="ce35" office:value-type="float" office:value="690" calcext:value-type="float">
            <text:p>690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Opening</text:p>
          </table:table-cell>
          <table:table-cell table:style-name="ce35" office:value-type="float" office:value="24" calcext:value-type="float">
            <text:p>24</text:p>
          </table:table-cell>
          <table:table-cell table:style-name="ce39" office:value-type="float" office:value="0.4286" calcext:value-type="float">
            <text:p>0.4286</text:p>
          </table:table-cell>
          <table:table-cell table:style-name="ce3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Spacing</text:p>
          </table:table-cell>
          <table:table-cell table:style-name="ce35" office:value-type="float" office:value="196" calcext:value-type="float">
            <text:p>196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Outer Eye Corner</text:p>
          </table:table-cell>
          <table:table-cell table:style-name="ce35" office:value-type="float" office:value="650" calcext:value-type="float">
            <text:p>65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Inner Eye Corner</text:p>
          </table:table-cell>
          <table:table-cell table:style-name="ce35" office:value-type="float" office:value="880" calcext:value-type="float">
            <text:p>880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EyecornerInnerLeft, mFaceEyecornerInnerRight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Eye Depth</text:p>
          </table:table-cell>
          <table:table-cell table:style-name="ce35" office:value-type="float" office:value="769" calcext:value-type="float">
            <text:p>76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Eyelid Fold</text:p>
          </table:table-cell>
          <table:table-cell table:style-name="ce35" office:value-type="float" office:value="21" calcext:value-type="float">
            <text:p>21</text:p>
          </table:table-cell>
          <table:table-cell table:style-name="ce39" office:value-type="float" office:value="0.1333" calcext:value-type="float">
            <text:p>0.1333</text:p>
          </table:table-cell>
          <table:table-cell table:style-name="ce30" office:value-type="string" calcext:value-type="string">
            <text:p>mFaceEyeLidUpperLeft, mFaceEyeLid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Bags</text:p>
          </table:table-cell>
          <table:table-cell table:style-name="ce35" office:value-type="float" office:value="23" calcext:value-type="float">
            <text:p>23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EyeLidLowerLeft, mFaceEyeLidLowerRight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uffy Eyelids</text:p>
          </table:table-cell>
          <table:table-cell table:style-name="ce35" office:value-type="float" office:value="765" calcext:value-type="float">
            <text:p>765</text:p>
          </table:table-cell>
          <table:table-cell table:style-name="ce39" office:value-type="float" office:value="0.1071" calcext:value-type="float">
            <text:p>0.1071</text:p>
          </table:table-cell>
          <table:table-cell table:style-name="ce30" office:value-type="string" calcext:value-type="string">
            <text:p>mFaceEyeLidLowerLeft, mFaceEyeLidLowerRight, mFaceEyecornerInnerLeft, mFaceEyecornerInn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lash Length</text:p>
          </table:table-cell>
          <table:table-cell table:style-name="ce35" office:value-type="float" office:value="518" calcext:value-type="float">
            <text:p>518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ye Pop</text:p>
          </table:table-cell>
          <table:table-cell table:style-name="ce35" office:value-type="float" office:value="664" calcext:value-type="float">
            <text:p>6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Ear Size</text:p>
          </table:table-cell>
          <table:table-cell table:style-name="ce35" office:value-type="float" office:value="35" calcext:value-type="float">
            <text:p>35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Ear1Left, mFaceEar1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Angle</text:p>
          </table:table-cell>
          <table:table-cell table:style-name="ce35" office:value-type="float" office:value="15" calcext:value-type="float">
            <text:p>15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45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8"/>
        </table:table-row>
        <table:table-row table:style-name="ro3">
          <table:table-cell table:style-name="ce30" office:value-type="string" calcext:value-type="string">
            <text:p>Attached Earlobes</text:p>
          </table:table-cell>
          <table:table-cell table:style-name="ce35" office:value-type="float" office:value="22" calcext:value-type="float">
            <text:p>2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Ear Tips</text:p>
          </table:table-cell>
          <table:table-cell table:style-name="ce35" office:value-type="float" office:value="796" calcext:value-type="float">
            <text:p>796</text:p>
          </table:table-cell>
          <table:table-cell table:style-name="ce39" office:value-type="float" office:value="0.1176" calcext:value-type="float">
            <text:p>0.1176</text:p>
          </table:table-cell>
          <table:table-cell table:style-name="ce30" office:value-type="string" calcext:value-type="string">
            <text:p>mFaceEar2Left, mFaceEar2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Nose Size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0.2424" calcext:value-type="float">
            <text:p>0.2424</text:p>
          </table:table-cell>
          <table:table-cell table:style-name="ce30" office:value-type="string" calcext:value-type="string">
            <text:p>mFaceNoseBridge, 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Width</text:p>
          </table:table-cell>
          <table:table-cell table:style-name="ce35" office:value-type="float" office:value="517" calcext:value-type="float">
            <text:p>5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Width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tril Division</text:p>
          </table:table-cell>
          <table:table-cell table:style-name="ce35" office:value-type="float" office:value="759" calcext:value-type="float">
            <text:p>759</text:p>
          </table:table-cell>
          <table:table-cell table:style-name="ce39" office:value-type="float" office:value="0.4" calcext:value-type="float">
            <text:p>0.4000</text:p>
          </table:table-cell>
          <table:table-cell table:style-name="ce30" office:value-type="string" calcext:value-type="string">
            <text:p>mFaceNoseBas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hickness</text:p>
          </table:table-cell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NoseCenter, mFaceNoseLeft, mFaceNose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Bridge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ForeheadCenter, 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ower Bridge</text:p>
          </table:table-cell>
          <table:table-cell table:style-name="ce35" office:value-type="float" office:value="758" calcext:value-type="float">
            <text:p>758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ridge, mFaceNoseCent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Bridge Width</text:p>
          </table:table-cell>
          <table:table-cell table:style-name="ce35" office:value-type="float" office:value="27" calcext:value-type="float">
            <text:p>27</text:p>
          </table:table-cell>
          <table:table-cell table:style-name="ce39" office:value-type="float" office:value="0.52" calcext:value-type="float">
            <text:p>0.5200</text:p>
          </table:table-cell>
          <table:table-cell table:style-name="ce30" office:value-type="string" calcext:value-type="string">
            <text:p>mFaceNoseBridge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Angle</text:p>
          </table:table-cell>
          <table:table-cell table:style-name="ce35" office:value-type="float" office:value="19" calcext:value-type="float">
            <text:p>19</text:p>
          </table:table-cell>
          <table:table-cell table:style-name="ce39" office:value-type="float" office:value="0.6" calcext:value-type="float">
            <text:p>0.6000</text:p>
          </table:table-cell>
          <table:table-cell table:style-name="ce30" office:value-type="string" calcext:value-type="string">
            <text:p>mFaceNoseBase, mFaceNoseCenter, mFaceNoseLeft, mFaceNoseRight <text:s/>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Nose Tip Shape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float" office:value="0.2308" calcext:value-type="float">
            <text:p>0.2308</text:p>
          </table:table-cell>
          <table:table-cell table:style-name="ce30" office:value-type="string" calcext:value-type="string">
            <text:p>mFaceNoseCenter 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Crooked Nose</text:p>
          </table:table-cell>
          <table:table-cell table:style-name="ce35" office:value-type="float" office:value="656" calcext:value-type="float">
            <text:p>65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Lip Width</text:p>
          </table:table-cell>
          <table:table-cell table:style-name="ce35" office:value-type="float" office:value="155" calcext:value-type="float">
            <text:p>155</text:p>
          </table:table-cell>
          <table:table-cell table:style-name="ce39" office:value-type="float" office:value="0.4091" calcext:value-type="float">
            <text:p>0.4091</text:p>
          </table:table-cell>
          <table:table-cell table:style-name="ce3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Fullness</text:p>
          </table:table-cell>
          <table:table-cell table:style-name="ce35" office:value-type="float" office:value="653" calcext:value-type="float">
            <text:p>653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Thickness</text:p>
          </table:table-cell>
          <table:table-cell table:style-name="ce35" office:value-type="float" office:value="505" calcext:value-type="float">
            <text:p>505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ip Ratio</text:p>
          </table:table-cell>
          <table:table-cell table:style-name="ce35" office:value-type="float" office:value="799" calcext:value-type="float">
            <text:p>79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outh Position</text:p>
          </table:table-cell>
          <table:table-cell table:style-name="ce35" office:value-type="float" office:value="506" calcext:value-type="float">
            <text:p>506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TeethLower, mFaceTeethUpper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Mouth Corner</text:p>
          </table:table-cell>
          <table:table-cell table:style-name="ce35" office:value-type="float" office:value="659" calcext:value-type="float">
            <text:p>659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 Depth</text:p>
          </table:table-cell>
          <table:table-cell table:style-name="ce35" office:value-type="float" office:value="764" calcext:value-type="float">
            <text:p>764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Lip Cleft</text:p>
          </table:table-cell>
          <table:table-cell table:style-name="ce35" office:value-type="float" office:value="25" calcext:value-type="float">
            <text:p>25</text:p>
          </table:table-cell>
          <table:table-cell table:style-name="ce39" office:value-type="float" office:value="0.3478" calcext:value-type="float">
            <text:p>0.3478</text:p>
          </table:table-cell>
          <table:table-cell table:style-name="ce30" office:value-type="string" calcext:value-type="string">
            <text:p>mFaceLipCornerLeft, mFaceLipCornerRight, mFaceLipUpperLeft, mFaceLipUpper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Shift Mouth</text:p>
          </table:table-cell>
          <table:table-cell table:style-name="ce35" office:value-type="float" office:value="663" calcext:value-type="float">
            <text:p>663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NoseBase, mFaceNoseCenter, mFaceNoseLeft, mFaceNoseRight, mFaceTeethLower, mFaceTeethUpper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41"/>
          <table:covered-table-cell table:style-name="ce43"/>
          <table:covered-table-cell table:style-name="ce156"/>
          <table:table-cell table:style-name="ce156" table:number-columns-repeated="1018"/>
        </table:table-row>
        <table:table-row table:style-name="ro3">
          <table:table-cell table:style-name="ce30" office:value-type="string" calcext:value-type="string">
            <text:p>Chin Angle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Shape</text:p>
          </table:table-cell>
          <table:table-cell table:style-name="ce35" office:value-type="float" office:value="17" calcext:value-type="float">
            <text:p>17</text:p>
          </table:table-cell>
          <table:table-cell table:style-name="ce39" office:value-type="float" office:value="0.3333" calcext:value-type="float">
            <text:p>0.3333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Depth</text:p>
          </table:table-cell>
          <table:table-cell table:style-name="ce35" office:value-type="float" office:value="185" calcext:value-type="float">
            <text:p>18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Angle</text:p>
          </table:table-cell>
          <table:table-cell table:style-name="ce35" office:value-type="float" office:value="760" calcext:value-type="float">
            <text:p>760</text:p>
          </table:table-cell>
          <table:table-cell table:style-name="ce39" office:value-type="float" office:value="0.375" calcext:value-type="float">
            <text:p>0.3750</text:p>
          </table:table-cell>
          <table:table-cell table:style-name="ce30" office:value-type="string" calcext:value-type="string">
            <text:p>mFaceJawShap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aw Jut</text:p>
          </table:table-cell>
          <table:table-cell table:style-name="ce35" office:value-type="float" office:value="665" calcext:value-type="float">
            <text:p>665</text:p>
          </table:table-cell>
          <table:table-cell table:style-name="ce39" office:value-type="float" office:value="0.5" calcext:value-type="float">
            <text:p>0.5000</text:p>
          </table:table-cell>
          <table:table-cell table:style-name="ce30" office:value-type="string" calcext:value-type="string">
            <text:p>mFaceChin, mFaceTeethLower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Jowls</text:p>
          </table:table-cell>
          <table:table-cell table:style-name="ce35" office:value-type="float" office:value="12" calcext:value-type="float">
            <text:p>12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 Cleft</text:p>
          </table:table-cell>
          <table:table-cell table:style-name="ce35" office:value-type="float" office:value="5" calcext:value-type="float">
            <text:p>5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Upper Chin Cleft</text:p>
          </table:table-cell>
          <table:table-cell table:style-name="ce35" office:value-type="float" office:value="13" calcext:value-type="float">
            <text:p>13</text:p>
          </table:table-cell>
          <table:table-cell table:style-name="ce39"/>
          <table:table-cell table:style-name="ce30" office:value-type="string" calcext:value-type="string">
            <text:p>morphs only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Chin-Neck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.25" calcext:value-type="float">
            <text:p>0.2500</text:p>
          </table:table-cell>
          <table:table-cell table:style-name="ce30" office:value-type="string" calcext:value-type="string">
            <text:p>mFaceChin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 table:style-name="ce33" office:value-type="string" calcext:value-type="string">
            <text:p>Hair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6">
          <table:table-cell table:style-name="ce30" office:value-type="string" calcext:value-type="string">
            <text:p>Pointy_Eyebrows </text:p>
          </table:table-cell>
          <table:table-cell table:style-name="ce35" office:value-type="float" office:value="16" calcext:value-type="float">
            <text:p>16</text:p>
          </table:table-cell>
          <table:table-cell table:style-name="ce39" office:value-type="float" office:value="0.1429" calcext:value-type="float">
            <text:p>0.1429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Arced_Eyebrows </text:p>
          </table:table-cell>
          <table:table-cell table:style-name="ce35" office:value-type="float" office:value="31" calcext:value-type="float">
            <text:p>31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Eyebrow Size </text:p>
          </table:table-cell>
          <table:table-cell table:style-name="ce35" office:value-type="float" office:value="119" calcext:value-type="float">
            <text:p>119</text:p>
          </table:table-cell>
          <table:table-cell table:style-name="ce39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6">
          <table:table-cell table:style-name="ce30" office:value-type="string" calcext:value-type="string">
            <text:p>Lower_Eyebrows </text:p>
          </table:table-cell>
          <table:table-cell table:style-name="ce35" office:value-type="float" office:value="757" calcext:value-type="float">
            <text:p>757</text:p>
          </table:table-cell>
          <table:table-cell table:style-name="ce39" office:value-type="float" office:value="0.6667" calcext:value-type="float">
            <text:p>0.6667</text:p>
          </table:table-cell>
          <table:table-cell table:style-name="ce3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19"/>
        </table:table-row>
        <table:table-row table:style-name="ro3">
          <table:table-cell table:style-name="ce30"/>
          <table:table-cell table:style-name="ce35"/>
          <table:table-cell table:style-name="ce39"/>
          <table:table-cell table:style-name="ce30"/>
          <table:table-cell table:number-columns-repeated="1019"/>
        </table:table-row>
        <table:table-row table:style-name="ro3">
          <table:table-cell table:style-name="ce33" office:value-type="string" calcext:value-type="string">
            <text:p>Shoes</text:p>
          </table:table-cell>
          <table:table-cell table:style-name="ce141" table:number-columns-repeated="2"/>
          <table:table-cell table:style-name="ce151"/>
          <table:table-cell table:style-name="ce156" table:number-columns-repeated="1019"/>
        </table:table-row>
        <table:table-row table:style-name="ro3">
          <table:table-cell table:style-name="ce30" office:value-type="string" calcext:value-type="string">
            <text:p>Heel Height </text:p>
          </table:table-cell>
          <table:table-cell table:style-name="ce35" office:value-type="float" office:value="198" calcext:value-type="float">
            <text:p>198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Platform Height </text:p>
          </table:table-cell>
          <table:table-cell table:style-name="ce35" office:value-type="float" office:value="503" calcext:value-type="float">
            <text:p>503</text:p>
          </table:table-cell>
          <table:table-cell table:style-name="ce39" office:value-type="float" office:value="0" calcext:value-type="float">
            <text:p>0.0000</text:p>
          </table:table-cell>
          <table:table-cell table:style-name="ce30" office:value-type="string" calcext:value-type="string">
            <text:p>mFootLeft, mFootRight, mHindLimb4Left, mHindLimb4Right </text:p>
          </table:table-cell>
          <table:table-cell table:number-columns-repeated="1019"/>
        </table:table-row>
        <table:table-row table:style-name="ro3">
          <table:table-cell table:number-columns-repeated="1023"/>
        </table:table-row>
        <table:table-row table:style-name="ro3">
          <table:table-cell/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1"/>
        </table:table-row>
        <table:table-row table:style-name="ro3">
          <table:table-cell table:style-name="ce30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 table:style-name="ce30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Blender conversions" table:style-name="ta2">
        <table:table-column table:style-name="co17" table:default-cell-style-name="ce2"/>
        <table:table-column table:style-name="co18" table:default-cell-style-name="ce62"/>
        <table:table-column table:style-name="co19" table:default-cell-style-name="ce12"/>
        <table:table-column table:style-name="co20" table:default-cell-style-name="ce77"/>
        <table:table-column table:style-name="co20" table:default-cell-style-name="ce85"/>
        <table:table-column table:style-name="co20" table:default-cell-style-name="ce93"/>
        <table:table-column table:style-name="co14" table:default-cell-style-name="ce98"/>
        <table:table-column table:style-name="co14" table:default-cell-style-name="ce120"/>
        <table:table-column table:style-name="co21" table:default-cell-style-name="ce131"/>
        <table:table-column table:style-name="co22" table:default-cell-style-name="ce102"/>
        <table:table-column table:style-name="co22" table:default-cell-style-name="ce158"/>
        <table:table-column table:style-name="co22" table:default-cell-style-name="ce172"/>
        <table:table-column table:style-name="co23" table:default-cell-style-name="ce178"/>
        <table:table-column table:style-name="co23" table:default-cell-style-name="ce186"/>
        <table:table-column table:style-name="co23" table:default-cell-style-name="ce195"/>
        <table:table-column table:style-name="co24" table:default-cell-style-name="ce238"/>
        <table:table-column table:style-name="co24" table:default-cell-style-name="ce247"/>
        <table:table-column table:style-name="co24" table:default-cell-style-name="ce340"/>
        <table:table-column table:style-name="co25" table:default-cell-style-name="ce353"/>
        <table:table-column table:style-name="co25" table:default-cell-style-name="ce359"/>
        <table:table-column table:style-name="co25" table:default-cell-style-name="ce366"/>
        <table:table-column table:style-name="co25" table:default-cell-style-name="ce368"/>
        <table:table-column table:style-name="co25" table:default-cell-style-name="ce359"/>
        <table:table-column table:style-name="co25" table:default-cell-style-name="ce368"/>
        <table:table-column table:style-name="co26" table:default-cell-style-name="ce375"/>
        <table:table-column table:style-name="co12" table:number-columns-repeated="990" table:default-cell-style-name="ce381"/>
        <table:table-column table:style-name="co12" table:number-columns-repeated="9" table:default-cell-style-name="ce18"/>
        <table:table-row table:style-name="ro12">
          <table:table-cell table:style-name="ce47" office:value-type="string" calcext:value-type="string">
            <text:p>Bones</text:p>
          </table:table-cell>
          <table:table-cell table:style-name="ce56" office:value-type="string" calcext:value-type="string">
            <text:p>parent</text:p>
          </table:table-cell>
          <table:table-cell table:style-name="ce47" office:value-type="string" calcext:value-type="string">
            <text:p>connected</text:p>
          </table:table-cell>
          <table:table-cell table:style-name="ce71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3">Blender conversion</text:span></text:p>
            <text:p><text:span text:style-name="T3">bone head</text:span></text:p>
            <text:p>x                   y                 z</text:p>
          </table:table-cell>
          <table:covered-table-cell table:style-name="ce79"/>
          <table:covered-table-cell table:style-name="ce87"/>
          <table:table-cell table:style-name="ce95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3">Blender conversion</text:span></text:p>
            <text:p><text:span text:style-name="T3">bone tail</text:span></text:p>
            <text:p>x             y           z</text:p>
          </table:table-cell>
          <table:covered-table-cell table:style-name="ce261"/>
          <table:covered-table-cell table:style-name="ce122"/>
          <table:table-cell table:style-name="ce95" office:value-type="string" calcext:value-type="string" table:number-columns-spanned="3" table:number-rows-spanned="1">
            <text:p><text:span text:style-name="T3">avatar_skeleton.xml</text:span></text:p>
            <text:p><text:span text:style-name="T4">end</text:span></text:p>
            <text:p>       x             y             z</text:p>
          </table:table-cell>
          <table:covered-table-cell table:style-name="ce261"/>
          <table:covered-table-cell table:style-name="ce122"/>
          <table:table-cell table:style-name="ce71" office:value-type="string" calcext:value-type="string" table:number-columns-spanned="3" table:number-rows-spanned="1">
            <text:p><text:span text:style-name="T3">avatar_skeleton.xml</text:span></text:p>
            <text:p><text:span text:style-name="T4">pivot</text:span></text:p>
            <text:p>x               y                z</text:p>
          </table:table-cell>
          <table:covered-table-cell table:style-name="ce79"/>
          <table:covered-table-cell table:style-name="ce87"/>
          <table:table-cell table:style-name="ce71" office:value-type="string" calcext:value-type="string" table:number-columns-spanned="3" table:number-rows-spanned="1">
            <text:p><text:span text:style-name="T3">avatar_skeleton.xml</text:span></text:p>
            <text:p><text:span text:style-name="T4">pos</text:span></text:p>
            <text:p>     x           y           z</text:p>
          </table:table-cell>
          <table:covered-table-cell table:style-name="ce240"/>
          <table:covered-table-cell table:style-name="ce263"/>
          <table:table-cell table:style-name="ce95" office:value-type="string" calcext:value-type="string" table:number-columns-spanned="3" table:number-rows-spanned="1">
            <text:p><text:span text:style-name="T3">avatar_skeleton.xml</text:span></text:p>
            <text:p><text:span text:style-name="T4">rot</text:span></text:p>
            <text:p>Custom Property</text:p>
            <text:p>restpose_rot</text:p>
            <text:p> x          y          z</text:p>
          </table:table-cell>
          <table:covered-table-cell table:style-name="ce261"/>
          <table:covered-table-cell table:style-name="ce122"/>
          <table:table-cell table:style-name="ce261" office:value-type="string" calcext:value-type="string" table:number-columns-spanned="3" table:number-rows-spanned="1">
            <text:p><text:span text:style-name="T3">avatar_skeleton.xml</text:span></text:p>
            <text:p><text:span text:style-name="T4">sc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261"/>
          <table:table-cell table:style-name="ce369" office:value-type="string" calcext:value-type="string">
            <text:p>bind matrix and rest matrix data in dae file</text:p>
          </table:table-cell>
          <table:table-cell table:style-name="ce377" table:number-columns-repeated="990"/>
          <table:table-cell table:number-columns-repeated="9"/>
        </table:table-row>
        <table:table-row table:style-name="ro13">
          <table:table-cell table:style-name="ce48" office:value-type="string" calcext:value-type="string">
            <text:p>mPelvis</text:p>
          </table:table-cell>
          <table:table-cell table:style-name="ce57"/>
          <table:table-cell table:style-name="ce65" office:value-type="string" calcext:value-type="string">
            <text:p>"false"</text:p>
          </table:table-cell>
          <table:table-cell table:style-name="ce72" office:value-type="float" office:value="0" calcext:value-type="float">
            <text:p>0.000000</text:p>
          </table:table-cell>
          <table:table-cell table:style-name="ce80" table:formula="of:=-[.M2]" office:value-type="float" office:value="-0" calcext:value-type="float">
            <text:p>0.000000</text:p>
          </table:table-cell>
          <table:table-cell table:style-name="ce88" table:formula="of:=+[.O2]" office:value-type="float" office:value="1.067015" calcext:value-type="float">
            <text:p>1.067015</text:p>
          </table:table-cell>
          <table:table-cell table:style-name="ce96" table:formula="of:=+[.D2]+[.K2]" office:value-type="float" office:value="0" calcext:value-type="float">
            <text:p>0.000</text:p>
          </table:table-cell>
          <table:table-cell table:style-name="ce115" table:formula="of:=+[.E2]-[.J2]" office:value-type="float" office:value="-0" calcext:value-type="float">
            <text:p>0.000</text:p>
          </table:table-cell>
          <table:table-cell table:style-name="ce129" table:formula="of:=+[.F2]+[.L2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1.067015" calcext:value-type="float">
            <text:p>1.067015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1.067" calcext:value-type="float">
            <text:p>1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0" table:number-columns-repeated="991"/>
          <table:table-cell table:number-columns-repeated="9"/>
        </table:table-row>
        <table:table-row table:style-name="ro13">
          <table:table-cell table:style-name="ce49" office:value-type="string" calcext:value-type="string">
            <text:p>PELVIS</text:p>
          </table:table-cell>
          <table:table-cell table:style-name="ce58" office:value-type="string" calcext:value-type="string">
            <text:p>mPelvis</text:p>
          </table:table-cell>
          <table:table-cell table:style-name="ce66"/>
          <table:table-cell table:style-name="ce73" table:formula="of:=+[.D$2]+[.Q3]" office:value-type="float" office:value="0" calcext:value-type="float">
            <text:p>0.000000</text:p>
          </table:table-cell>
          <table:table-cell table:style-name="ce81" table:formula="of:=+[.E$2]-[.P3]" office:value-type="float" office:value="0.01" calcext:value-type="float">
            <text:p>0.010000</text:p>
          </table:table-cell>
          <table:table-cell table:style-name="ce89" table:formula="of:=+[.F$2]+[.R3]" office:value-type="float" office:value="1.047015" calcext:value-type="float">
            <text:p>1.047015</text:p>
          </table:table-cell>
          <table:table-cell table:style-name="ce97" table:formula="of:=+[.D3]+[.K3]" office:value-type="float" office:value="0" calcext:value-type="float">
            <text:p>0.000</text:p>
          </table:table-cell>
          <table:table-cell table:style-name="ce119" table:formula="of:=+[.E3]-[.J3]" office:value-type="float" office:value="-0.02" calcext:value-type="float">
            <text:p>-0.020</text:p>
          </table:table-cell>
          <table:table-cell table:style-name="ce130" table:formula="of:=+[.F3]+[.L3]" office:value-type="float" office:value="1.142015" calcext:value-type="float">
            <text:p>1.142</text:p>
          </table:table-cell>
          <table:table-cell table:style-name="ce138" office:value-type="float" office:value="0.03" calcext:value-type="float">
            <text:p>0.03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95" calcext:value-type="float">
            <text:p>0.095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2" calcext:value-type="float">
            <text:p>-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8" calcext:value-type="float">
            <text:p>8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2" calcext:value-type="float">
            <text:p>0.12</text:p>
          </table:table-cell>
          <table:table-cell table:style-name="ce356" office:value-type="float" office:value="0.16" calcext:value-type="float">
            <text:p>0.16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0" office:value-type="string" calcext:value-type="string">
            <text:p>BUTT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3" table:formula="of:=+[.D$2]+[.Q4]" office:value-type="float" office:value="0" calcext:value-type="float">
            <text:p>0.000000</text:p>
          </table:table-cell>
          <table:table-cell table:style-name="ce81" table:formula="of:=+[.E$2]-[.P4]" office:value-type="float" office:value="0.06" calcext:value-type="float">
            <text:p>0.060000</text:p>
          </table:table-cell>
          <table:table-cell table:style-name="ce89" table:formula="of:=+[.F$2]+[.R4]" office:value-type="float" office:value="0.967015" calcext:value-type="float">
            <text:p>0.967015</text:p>
          </table:table-cell>
          <table:table-cell table:style-name="ce97" table:formula="of:=+[.D4]+[.K4]" office:value-type="float" office:value="0" calcext:value-type="float">
            <text:p>0.000</text:p>
          </table:table-cell>
          <table:table-cell table:style-name="ce119" table:formula="of:=+[.E4]-[.J4]" office:value-type="float" office:value="0.16" calcext:value-type="float">
            <text:p>0.160</text:p>
          </table:table-cell>
          <table:table-cell table:style-name="ce130" table:formula="of:=+[.F4]+[.L4]" office:value-type="float" office:value="0.967015" calcext:value-type="float">
            <text:p>0.967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6" calcext:value-type="float">
            <text:p>-0.06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1" calcext:value-type="float">
            <text:p>-0.1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1" calcext:value-type="float">
            <text:p>0.10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1" office:value-type="string" calcext:value-type="string">
            <text:p>mSpine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true"</text:p>
          </table:table-cell>
          <table:table-cell table:style-name="ce215" table:formula="of:=+[.D$2]+[.N5]" office:value-type="float" office:value="0" calcext:value-type="float">
            <text:p>0.000000</text:p>
          </table:table-cell>
          <table:table-cell table:style-name="ce225" table:formula="of:=+[.E$2]-[.M5]" office:value-type="float" office:value="-0" calcext:value-type="float">
            <text:p>0.000000</text:p>
          </table:table-cell>
          <table:table-cell table:style-name="ce235" table:formula="of:=+[.F$2]+[.O5]" office:value-type="float" office:value="1.151088" calcext:value-type="float">
            <text:p>1.151088</text:p>
          </table:table-cell>
          <table:table-cell table:style-name="ce96" table:formula="of:=+[.D5]+[.K5]" office:value-type="float" office:value="0" calcext:value-type="float">
            <text:p>0.000</text:p>
          </table:table-cell>
          <table:table-cell table:style-name="ce115" table:formula="of:=+[.E5]-[.J5]" office:value-type="float" office:value="-0" calcext:value-type="float">
            <text:p>0.000</text:p>
          </table:table-cell>
          <table:table-cell table:style-name="ce129" table:formula="of:=+[.F5]+[.L5]" office:value-type="float" office:value="1.067088" calcext:value-type="float">
            <text:p>1.06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84" calcext:value-type="float">
            <text:p>-0.084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Spine2</text:p>
          </table:table-cell>
          <table:table-cell table:style-name="ce57" office:value-type="string" calcext:value-type="string">
            <text:p>mSpine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5]+[.N6]" office:value-type="float" office:value="0" calcext:value-type="float">
            <text:p>0.000000</text:p>
          </table:table-cell>
          <table:table-cell table:style-name="ce80" table:formula="of:=+[.E5]-[.M6]" office:value-type="float" office:value="-0" calcext:value-type="float">
            <text:p>0.000000</text:p>
          </table:table-cell>
          <table:table-cell table:style-name="ce88" table:formula="of:=+[.F5]+[.O6]" office:value-type="float" office:value="1.067015" calcext:value-type="float">
            <text:p>1.067015</text:p>
          </table:table-cell>
          <table:table-cell table:style-name="ce96" table:formula="of:=+[.D6]+[.K6]" office:value-type="float" office:value="0" calcext:value-type="float">
            <text:p>0.000</text:p>
          </table:table-cell>
          <table:table-cell table:style-name="ce115" table:formula="of:=+[.E6]-[.J6]" office:value-type="float" office:value="-0" calcext:value-type="float">
            <text:p>0.000</text:p>
          </table:table-cell>
          <table:table-cell table:style-name="ce129" table:formula="of:=+[.F6]+[.L6]" office:value-type="float" office:value="1.151015" calcext:value-type="float">
            <text:p>1.15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84" calcext:value-type="float">
            <text:p>0.084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84073" calcext:value-type="float">
            <text:p>-0.084073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84" calcext:value-type="float">
            <text:p>-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orso</text:p>
          </table:table-cell>
          <table:table-cell table:style-name="ce60" office:value-type="string" calcext:value-type="string">
            <text:p>mSpine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6]+[.N7]" office:value-type="float" office:value="0" calcext:value-type="float">
            <text:p>0.000000</text:p>
          </table:table-cell>
          <table:table-cell table:style-name="ce80" table:formula="of:=+[.E6]-[.M7]" office:value-type="float" office:value="-0" calcext:value-type="float">
            <text:p>0.000000</text:p>
          </table:table-cell>
          <table:table-cell table:style-name="ce88" table:formula="of:=+[.F6]+[.O7]" office:value-type="float" office:value="1.151088" calcext:value-type="float">
            <text:p>1.151088</text:p>
          </table:table-cell>
          <table:table-cell table:style-name="ce96" table:formula="of:=+[.D7]+[.K7]" office:value-type="float" office:value="0" calcext:value-type="float">
            <text:p>0.000</text:p>
          </table:table-cell>
          <table:table-cell table:style-name="ce115" table:formula="of:=+[.E7]-[.J7]" office:value-type="float" office:value="0.015" calcext:value-type="float">
            <text:p>0.015</text:p>
          </table:table-cell>
          <table:table-cell table:style-name="ce129" table:formula="of:=+[.F7]+[.L7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84073" calcext:value-type="float">
            <text:p>0.084073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84" calcext:value-type="float">
            <text:p>0.08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BELLY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8]" office:value-type="float" office:value="0" calcext:value-type="float">
            <text:p>0.000000</text:p>
          </table:table-cell>
          <table:table-cell table:style-name="ce81" table:formula="of:=+[.E$7]-[.P8]" office:value-type="float" office:value="-0.028" calcext:value-type="float">
            <text:p>-0.028000</text:p>
          </table:table-cell>
          <table:table-cell table:style-name="ce89" table:formula="of:=+[.F$7]+[.R8]" office:value-type="float" office:value="1.191088" calcext:value-type="float">
            <text:p>1.191088</text:p>
          </table:table-cell>
          <table:table-cell table:style-name="ce97" table:formula="of:=+[.D8]+[.K8]" office:value-type="float" office:value="0" calcext:value-type="float">
            <text:p>0.000</text:p>
          </table:table-cell>
          <table:table-cell table:style-name="ce119" table:formula="of:=+[.E8]-[.J8]" office:value-type="float" office:value="-0.056" calcext:value-type="float">
            <text:p>-0.056</text:p>
          </table:table-cell>
          <table:table-cell table:style-name="ce130" table:formula="of:=+[.F8]+[.L8]" office:value-type="float" office:value="1.285088" calcext:value-type="float">
            <text:p>1.285</text:p>
          </table:table-cell>
          <table:table-cell table:style-name="ce145" office:value-type="float" office:value="0.028" calcext:value-type="float">
            <text:p>0.028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4" calcext:value-type="float">
            <text:p>0.094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4" calcext:value-type="float">
            <text:p>0.04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EFT_HANDLE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9]" office:value-type="float" office:value="0.1" calcext:value-type="float">
            <text:p>0.100000</text:p>
          </table:table-cell>
          <table:table-cell table:style-name="ce81" table:formula="of:=+[.E$7]-[.P9]" office:value-type="float" office:value="-0" calcext:value-type="float">
            <text:p>0.000000</text:p>
          </table:table-cell>
          <table:table-cell table:style-name="ce89" table:formula="of:=+[.F$7]+[.R9]" office:value-type="float" office:value="1.209088" calcext:value-type="float">
            <text:p>1.209088</text:p>
          </table:table-cell>
          <table:table-cell table:style-name="ce97" table:formula="of:=+[.D9]+[.K9]" office:value-type="float" office:value="0.2" calcext:value-type="float">
            <text:p>0.200</text:p>
          </table:table-cell>
          <table:table-cell table:style-name="ce119" table:formula="of:=+[.E9]-[.J9]" office:value-type="float" office:value="-0" calcext:value-type="float">
            <text:p>0.000</text:p>
          </table:table-cell>
          <table:table-cell table:style-name="ce130" table:formula="of:=+[.F9]+[.L9]" office:value-type="float" office:value="1.209088" calcext:value-type="float">
            <text:p>1.209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.058" calcext:value-type="float">
            <text:p>0.05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RIGH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3" table:formula="of:=+[.D$7]+[.Q10]" office:value-type="float" office:value="-0.1" calcext:value-type="float">
            <text:p>-0.100000</text:p>
          </table:table-cell>
          <table:table-cell table:style-name="ce81" table:formula="of:=+[.E$7]-[.P10]" office:value-type="float" office:value="-0" calcext:value-type="float">
            <text:p>0.000000</text:p>
          </table:table-cell>
          <table:table-cell table:style-name="ce89" table:formula="of:=+[.F$7]+[.R10]" office:value-type="float" office:value="1.209088" calcext:value-type="float">
            <text:p>1.209088</text:p>
          </table:table-cell>
          <table:table-cell table:style-name="ce97" table:formula="of:=+[.D10]+[.K10]" office:value-type="float" office:value="-0.2" calcext:value-type="float">
            <text:p>-0.200</text:p>
          </table:table-cell>
          <table:table-cell table:style-name="ce119" table:formula="of:=+[.E10]-[.J10]" office:value-type="float" office:value="-0" calcext:value-type="float">
            <text:p>0.000</text:p>
          </table:table-cell>
          <table:table-cell table:style-name="ce130" table:formula="of:=+[.F10]+[.L10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LOWER_BACK</text:p>
          </table:table-cell>
          <table:table-cell table:style-name="ce58" office:value-type="string" calcext:value-type="string">
            <text:p>mTorso</text:p>
          </table:table-cell>
          <table:table-cell table:style-name="ce66"/>
          <table:table-cell table:style-name="ce73" table:formula="of:=+[.D$7]+[.Q11]" office:value-type="float" office:value="0" calcext:value-type="float">
            <text:p>0.000000</text:p>
          </table:table-cell>
          <table:table-cell table:style-name="ce81" table:formula="of:=+[.E$7]-[.P11]" office:value-type="float" office:value="-0" calcext:value-type="float">
            <text:p>0.000000</text:p>
          </table:table-cell>
          <table:table-cell table:style-name="ce89" table:formula="of:=+[.F$7]+[.R11]" office:value-type="float" office:value="1.174088" calcext:value-type="float">
            <text:p>1.174088</text:p>
          </table:table-cell>
          <table:table-cell table:style-name="ce97" table:formula="of:=+[.D11]+[.K11]" office:value-type="float" office:value="0" calcext:value-type="float">
            <text:p>0.000</text:p>
          </table:table-cell>
          <table:table-cell table:style-name="ce119" table:formula="of:=+[.E11]-[.J11]" office:value-type="float" office:value="0.1" calcext:value-type="float">
            <text:p>0.100</text:p>
          </table:table-cell>
          <table:table-cell table:style-name="ce130" table:formula="of:=+[.F11]+[.L11]" office:value-type="float" office:value="1.174088" calcext:value-type="float">
            <text:p>1.174</text:p>
          </table:table-cell>
          <table:table-cell table:style-name="ce138" office:value-type="float" office:value="-0.1" calcext:value-type="float">
            <text:p>-0.1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3" calcext:value-type="float">
            <text:p>0.02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9" calcext:value-type="float">
            <text:p>0.09</text:p>
          </table:table-cell>
          <table:table-cell table:style-name="ce356" office:value-type="float" office:value="0.13" calcext:value-type="float">
            <text:p>0.13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pine3</text:p>
          </table:table-cell>
          <table:table-cell table:style-name="ce57" office:value-type="string" calcext:value-type="string">
            <text:p>mTorso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]+[.N12]" office:value-type="float" office:value="0" calcext:value-type="float">
            <text:p>0.000000</text:p>
          </table:table-cell>
          <table:table-cell table:style-name="ce80" table:formula="of:=+[.E7]-[.M12]" office:value-type="float" office:value="0.015368" calcext:value-type="float">
            <text:p>0.015368</text:p>
          </table:table-cell>
          <table:table-cell table:style-name="ce88" table:formula="of:=+[.F7]+[.O12]" office:value-type="float" office:value="1.355965" calcext:value-type="float">
            <text:p>1.355965</text:p>
          </table:table-cell>
          <table:table-cell table:style-name="ce96" table:formula="of:=+[.D12]+[.K12]" office:value-type="float" office:value="0" calcext:value-type="float">
            <text:p>0.000</text:p>
          </table:table-cell>
          <table:table-cell table:style-name="ce115" table:formula="of:=+[.E12]-[.J12]" office:value-type="float" office:value="0.000368" calcext:value-type="float">
            <text:p>0.000</text:p>
          </table:table-cell>
          <table:table-cell table:style-name="ce129" table:formula="of:=+[.F12]+[.L12]" office:value-type="float" office:value="1.150965" calcext:value-type="float">
            <text:p>1.151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205" calcext:value-type="float">
            <text:p>-0.205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Spine4</text:p>
          </table:table-cell>
          <table:table-cell table:style-name="ce60" office:value-type="string" calcext:value-type="string">
            <text:p>mSpine3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]+[.N13]" office:value-type="float" office:value="0" calcext:value-type="float">
            <text:p>0.000000</text:p>
          </table:table-cell>
          <table:table-cell table:style-name="ce80" table:formula="of:=+[.E12]-[.M13]" office:value-type="float" office:value="0" calcext:value-type="float">
            <text:p>0.000000</text:p>
          </table:table-cell>
          <table:table-cell table:style-name="ce88" table:formula="of:=+[.F12]+[.O13]" office:value-type="float" office:value="1.151088" calcext:value-type="float">
            <text:p>1.151088</text:p>
          </table:table-cell>
          <table:table-cell table:style-name="ce96" table:formula="of:=+[.D13]+[.K13]" office:value-type="float" office:value="0" calcext:value-type="float">
            <text:p>0.000</text:p>
          </table:table-cell>
          <table:table-cell table:style-name="ce115" table:formula="of:=+[.E13]-[.J13]" office:value-type="float" office:value="0.015" calcext:value-type="float">
            <text:p>0.015</text:p>
          </table:table-cell>
          <table:table-cell table:style-name="ce129" table:formula="of:=+[.F13]+[.L13]" office:value-type="float" office:value="1.356088" calcext:value-type="float">
            <text:p>1.356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205" calcext:value-type="float">
            <text:p>0.205</text:p>
          </table:table-cell>
          <table:table-cell table:style-name="ce177" office:value-type="float" office:value="0.015368" calcext:value-type="float">
            <text:p>0.015368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204877" calcext:value-type="float">
            <text:p>-0.204877</text:p>
          </table:table-cell>
          <table:table-cell table:style-name="ce237" office:value-type="float" office:value="0.015" calcext:value-type="float">
            <text:p>0.01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05" calcext:value-type="float">
            <text:p>-0.2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Chest</text:p>
          </table:table-cell>
          <table:table-cell table:style-name="ce57" office:value-type="string" calcext:value-type="string">
            <text:p>mSpine4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3]+[.N14]" office:value-type="float" office:value="0" calcext:value-type="float">
            <text:p>0.000000</text:p>
          </table:table-cell>
          <table:table-cell table:style-name="ce80" table:formula="of:=+[.E13]-[.M14]" office:value-type="float" office:value="0.015368" calcext:value-type="float">
            <text:p>0.015368</text:p>
          </table:table-cell>
          <table:table-cell table:style-name="ce88" table:formula="of:=+[.F13]+[.O14]" office:value-type="float" office:value="1.355965" calcext:value-type="float">
            <text:p>1.355965</text:p>
          </table:table-cell>
          <table:table-cell table:style-name="ce96" table:formula="of:=+[.D14]+[.K14]" office:value-type="float" office:value="0" calcext:value-type="float">
            <text:p>0.000</text:p>
          </table:table-cell>
          <table:table-cell table:style-name="ce115" table:formula="of:=+[.E14]-[.J14]" office:value-type="float" office:value="0.025368" calcext:value-type="float">
            <text:p>0.025</text:p>
          </table:table-cell>
          <table:table-cell table:style-name="ce129" table:formula="of:=+[.F14]+[.L14]" office:value-type="float" office:value="1.605965" calcext:value-type="float">
            <text:p>1.606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4" office:value-type="float" office:value="-0.015368" calcext:value-type="float">
            <text:p>-0.015368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204877" calcext:value-type="float">
            <text:p>0.204877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205" calcext:value-type="float">
            <text:p>0.2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CHEST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5]" office:value-type="float" office:value="0" calcext:value-type="float">
            <text:p>0.000000</text:p>
          </table:table-cell>
          <table:table-cell table:style-name="ce81" table:formula="of:=+[.E$14]-[.P15]" office:value-type="float" office:value="-0.012632" calcext:value-type="float">
            <text:p>-0.012632</text:p>
          </table:table-cell>
          <table:table-cell table:style-name="ce89" table:formula="of:=+[.F$14]+[.R15]" office:value-type="float" office:value="1.425965" calcext:value-type="float">
            <text:p>1.425965</text:p>
          </table:table-cell>
          <table:table-cell table:style-name="ce97" table:formula="of:=+[.D15]+[.K15]" office:value-type="float" office:value="0" calcext:value-type="float">
            <text:p>0.000</text:p>
          </table:table-cell>
          <table:table-cell table:style-name="ce119" table:formula="of:=+[.E15]-[.J15]" office:value-type="float" office:value="0.083368" calcext:value-type="float">
            <text:p>0.083</text:p>
          </table:table-cell>
          <table:table-cell table:style-name="ce130" table:formula="of:=+[.F15]+[.L15]" office:value-type="float" office:value="1.577965" calcext:value-type="float">
            <text:p>1.578</text:p>
          </table:table-cell>
          <table:table-cell table:style-name="ce138" office:value-type="float" office:value="-0.096" calcext:value-type="float">
            <text:p>-0.09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152" calcext:value-type="float">
            <text:p>0.152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7" calcext:value-type="float">
            <text:p>0.07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-10" calcext:value-type="float">
            <text:p>-1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11" calcext:value-type="float">
            <text:p>0.11</text:p>
          </table:table-cell>
          <table:table-cell table:style-name="ce356" office:value-type="float" office:value="0.15" calcext:value-type="float">
            <text:p>0.15</text:p>
          </table:table-cell>
          <table:table-cell table:style-name="ce356" office:value-type="float" office:value="0.2" calcext:value-type="float">
            <text:p>0.20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LEF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6]" office:value-type="float" office:value="0.082" calcext:value-type="float">
            <text:p>0.082000</text:p>
          </table:table-cell>
          <table:table-cell table:style-name="ce81" table:formula="of:=+[.E$14]-[.P16]" office:value-type="float" office:value="-0.103632" calcext:value-type="float">
            <text:p>-0.103632</text:p>
          </table:table-cell>
          <table:table-cell table:style-name="ce89" table:formula="of:=+[.F$14]+[.R16]" office:value-type="float" office:value="1.397965" calcext:value-type="float">
            <text:p>1.397965</text:p>
          </table:table-cell>
          <table:table-cell table:style-name="ce97" table:formula="of:=+[.D16]+[.K16]" office:value-type="float" office:value="0.082" calcext:value-type="float">
            <text:p>0.082</text:p>
          </table:table-cell>
          <table:table-cell table:style-name="ce119" table:formula="of:=+[.E16]-[.J16]" office:value-type="float" office:value="-0.183632" calcext:value-type="float">
            <text:p>-0.184</text:p>
          </table:table-cell>
          <table:table-cell table:style-name="ce130" table:formula="of:=+[.F16]+[.L16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0.082" calcext:value-type="float">
            <text:p>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49" office:value-type="string" calcext:value-type="string">
            <text:p>RIGHT_PEC</text:p>
          </table:table-cell>
          <table:table-cell table:style-name="ce58" office:value-type="string" calcext:value-type="string">
            <text:p>mChest</text:p>
          </table:table-cell>
          <table:table-cell table:style-name="ce66"/>
          <table:table-cell table:style-name="ce73" table:formula="of:=+[.D$14]+[.Q17]" office:value-type="float" office:value="-0.082" calcext:value-type="float">
            <text:p>-0.082000</text:p>
          </table:table-cell>
          <table:table-cell table:style-name="ce81" table:formula="of:=+[.E$14]-[.P17]" office:value-type="float" office:value="-0.103632" calcext:value-type="float">
            <text:p>-0.103632</text:p>
          </table:table-cell>
          <table:table-cell table:style-name="ce89" table:formula="of:=+[.F$14]+[.R17]" office:value-type="float" office:value="1.397965" calcext:value-type="float">
            <text:p>1.397965</text:p>
          </table:table-cell>
          <table:table-cell table:style-name="ce97" table:formula="of:=+[.D17]+[.K17]" office:value-type="float" office:value="-0.082" calcext:value-type="float">
            <text:p>-0.082</text:p>
          </table:table-cell>
          <table:table-cell table:style-name="ce119" table:formula="of:=+[.E17]-[.J17]" office:value-type="float" office:value="-0.183632" calcext:value-type="float">
            <text:p>-0.184</text:p>
          </table:table-cell>
          <table:table-cell table:style-name="ce130" table:formula="of:=+[.F17]+[.L17]" office:value-type="float" office:value="1.391965" calcext:value-type="float">
            <text:p>1.392</text:p>
          </table:table-cell>
          <table:table-cell table:style-name="ce138" office:value-type="float" office:value="0.08" calcext:value-type="float">
            <text:p>0.08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119" calcext:value-type="float">
            <text:p>0.119</text:p>
          </table:table-cell>
          <table:table-cell table:style-name="ce242" office:value-type="float" office:value="-0.082" calcext:value-type="float">
            <text:p>-0.082</text:p>
          </table:table-cell>
          <table:table-cell table:style-name="ce308" office:value-type="float" office:value="0.042" calcext:value-type="float">
            <text:p>0.04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4.29" calcext:value-type="float">
            <text:p>4.29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4" office:value-type="string" calcext:value-type="string">
            <text:p>UPPER_BACK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3" table:formula="of:=+[.D$14]+[.Q18]" office:value-type="float" office:value="0" calcext:value-type="float">
            <text:p>0.000000</text:p>
          </table:table-cell>
          <table:table-cell table:style-name="ce81" table:formula="of:=+[.E$14]-[.P18]" office:value-type="float" office:value="0.015368" calcext:value-type="float">
            <text:p>0.015368</text:p>
          </table:table-cell>
          <table:table-cell table:style-name="ce89" table:formula="of:=+[.F$14]+[.R18]" office:value-type="float" office:value="1.372965" calcext:value-type="float">
            <text:p>1.372965</text:p>
          </table:table-cell>
          <table:table-cell table:style-name="ce97" table:formula="of:=+[.D18]+[.K18]" office:value-type="float" office:value="0" calcext:value-type="float">
            <text:p>0.000</text:p>
          </table:table-cell>
          <table:table-cell table:style-name="ce119" table:formula="of:=+[.E18]-[.J18]" office:value-type="float" office:value="0.115368" calcext:value-type="float">
            <text:p>0.115</text:p>
          </table:table-cell>
          <table:table-cell table:style-name="ce130" table:formula="of:=+[.F18]+[.L18]" office:value-type="float" office:value="1.372965" calcext:value-type="float">
            <text:p>1.373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17" calcext:value-type="float">
            <text:p>0.017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Neck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true"</text:p>
          </table:table-cell>
          <table:table-cell table:style-name="ce75" table:formula="of:=+[.D$14]+[.N19]" office:value-type="float" office:value="0" calcext:value-type="float">
            <text:p>0.000000</text:p>
          </table:table-cell>
          <table:table-cell table:style-name="ce83" table:formula="of:=+[.E$14]-[.M19]" office:value-type="float" office:value="0.024875" calcext:value-type="float">
            <text:p>0.024875</text:p>
          </table:table-cell>
          <table:table-cell table:style-name="ce91" table:formula="of:=+[.F$14]+[.O19]" office:value-type="float" office:value="1.607073" calcext:value-type="float">
            <text:p>1.607073</text:p>
          </table:table-cell>
          <table:table-cell table:style-name="ce96" table:formula="of:=+[.D19]+[.K19]" office:value-type="float" office:value="0" calcext:value-type="float">
            <text:p>0.000</text:p>
          </table:table-cell>
          <table:table-cell table:style-name="ce115" table:formula="of:=+[.E19]-[.J19]" office:value-type="float" office:value="0.024875" calcext:value-type="float">
            <text:p>0.025</text:p>
          </table:table-cell>
          <table:table-cell table:style-name="ce129" table:formula="of:=+[.F19]+[.L19]" office:value-type="float" office:value="1.684073" calcext:value-type="float">
            <text:p>1.684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7" calcext:value-type="float">
            <text:p>0.077</text:p>
          </table:table-cell>
          <table:table-cell table:style-name="ce177" office:value-type="float" office:value="-0.009507" calcext:value-type="float">
            <text:p>-0.009507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251108" calcext:value-type="float">
            <text:p>0.251108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251" calcext:value-type="float">
            <text:p>0.2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NECK</text:p>
          </table:table-cell>
          <table:table-cell table:style-name="ce59" office:value-type="string" calcext:value-type="string">
            <text:p>mNeck</text:p>
          </table:table-cell>
          <table:table-cell table:style-name="ce67"/>
          <table:table-cell table:style-name="ce73" table:formula="of:=+[.D19]+[.Q20]" office:value-type="float" office:value="0" calcext:value-type="float">
            <text:p>0.000000</text:p>
          </table:table-cell>
          <table:table-cell table:style-name="ce81" table:formula="of:=+[.E19]-[.P20]" office:value-type="float" office:value="0.024875" calcext:value-type="float">
            <text:p>0.024875</text:p>
          </table:table-cell>
          <table:table-cell table:style-name="ce89" table:formula="of:=+[.F19]+[.R20]" office:value-type="float" office:value="1.627073" calcext:value-type="float">
            <text:p>1.627073</text:p>
          </table:table-cell>
          <table:table-cell table:style-name="ce97" table:formula="of:=+[.D20]+[.K20]" office:value-type="float" office:value="0" calcext:value-type="float">
            <text:p>0.000</text:p>
          </table:table-cell>
          <table:table-cell table:style-name="ce119" table:formula="of:=+[.E20]-[.J20]" office:value-type="float" office:value="0.024875" calcext:value-type="float">
            <text:p>0.025</text:p>
          </table:table-cell>
          <table:table-cell table:style-name="ce130" table:formula="of:=+[.F20]+[.L20]" office:value-type="float" office:value="1.707073" calcext:value-type="float">
            <text:p>1.707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8" calcext:value-type="float">
            <text:p>0.08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6" calcext:value-type="float">
            <text:p>0.06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ead</text:p>
          </table:table-cell>
          <table:table-cell table:style-name="ce60" office:value-type="string" calcext:value-type="string">
            <text:p>mNeck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9]+[.N21]" office:value-type="float" office:value="0" calcext:value-type="float">
            <text:p>0.000000</text:p>
          </table:table-cell>
          <table:table-cell table:style-name="ce80" table:formula="of:=+[.E19]-[.M21]" office:value-type="float" office:value="0.024875" calcext:value-type="float">
            <text:p>0.024875</text:p>
          </table:table-cell>
          <table:table-cell table:style-name="ce88" table:formula="of:=+[.F19]+[.O21]" office:value-type="float" office:value="1.682703" calcext:value-type="float">
            <text:p>1.682703</text:p>
          </table:table-cell>
          <table:table-cell table:style-name="ce96" table:formula="of:=+[.D21]+[.K21]" office:value-type="float" office:value="0" calcext:value-type="float">
            <text:p>0.000</text:p>
          </table:table-cell>
          <table:table-cell table:style-name="ce115" table:formula="of:=+[.E21]-[.J21]" office:value-type="float" office:value="0.024875" calcext:value-type="float">
            <text:p>0.025</text:p>
          </table:table-cell>
          <table:table-cell table:style-name="ce129" table:formula="of:=+[.F21]+[.L21]" office:value-type="float" office:value="1.761703" calcext:value-type="float">
            <text:p>1.762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79" calcext:value-type="float">
            <text:p>0.079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563" calcext:value-type="float">
            <text:p>0.07563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6" calcext:value-type="float">
            <text:p>0.07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HEAD</text:p>
          </table:table-cell>
          <table:table-cell table:style-name="ce59" office:value-type="string" calcext:value-type="string">
            <text:p>mHead</text:p>
          </table:table-cell>
          <table:table-cell table:style-name="ce67"/>
          <table:table-cell table:style-name="ce73" table:formula="of:=+[.D21]+[.Q22]" office:value-type="float" office:value="0" calcext:value-type="float">
            <text:p>0.000000</text:p>
          </table:table-cell>
          <table:table-cell table:style-name="ce81" table:formula="of:=+[.E21]-[.P22]" office:value-type="float" office:value="0.004875" calcext:value-type="float">
            <text:p>0.004875</text:p>
          </table:table-cell>
          <table:table-cell table:style-name="ce89" table:formula="of:=+[.F21]+[.R22]" office:value-type="float" office:value="1.752703" calcext:value-type="float">
            <text:p>1.752703</text:p>
          </table:table-cell>
          <table:table-cell table:style-name="ce97" table:formula="of:=+[.D22]+[.K22]" office:value-type="float" office:value="0" calcext:value-type="float">
            <text:p>0.000</text:p>
          </table:table-cell>
          <table:table-cell table:style-name="ce119" table:formula="of:=+[.E22]-[.J22]" office:value-type="float" office:value="0.004875" calcext:value-type="float">
            <text:p>0.005</text:p>
          </table:table-cell>
          <table:table-cell table:style-name="ce130" table:formula="of:=+[.F22]+[.L22]" office:value-type="float" office:value="1.852703" calcext:value-type="float">
            <text:p>1.853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1" calcext:value-type="float">
            <text:p>0.1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7" calcext:value-type="float">
            <text:p>0.07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1" calcext:value-type="float">
            <text:p>0.11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2" calcext:value-type="float">
            <text:p>0.12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kull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3]" office:value-type="float" office:value="0" calcext:value-type="float">
            <text:p>0.000000</text:p>
          </table:table-cell>
          <table:table-cell table:style-name="ce80" table:formula="of:=+[.E$21]-[.M23]" office:value-type="float" office:value="0.024875" calcext:value-type="float">
            <text:p>0.024875</text:p>
          </table:table-cell>
          <table:table-cell table:style-name="ce88" table:formula="of:=+[.F$21]+[.O23]" office:value-type="float" office:value="1.761703" calcext:value-type="float">
            <text:p>1.761703</text:p>
          </table:table-cell>
          <table:table-cell table:style-name="ce96" table:formula="of:=+[.D23]+[.K23]" office:value-type="float" office:value="0" calcext:value-type="float">
            <text:p>0.000</text:p>
          </table:table-cell>
          <table:table-cell table:style-name="ce115" table:formula="of:=+[.E23]-[.J23]" office:value-type="float" office:value="0.024875" calcext:value-type="float">
            <text:p>0.025</text:p>
          </table:table-cell>
          <table:table-cell table:style-name="ce129" table:formula="of:=+[.F23]+[.L23]" office:value-type="float" office:value="1.794703" calcext:value-type="float">
            <text:p>1.795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33" calcext:value-type="float">
            <text:p>0.033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EyeRigh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4]" office:value-type="float" office:value="-0.036" calcext:value-type="float">
            <text:p>-0.036000</text:p>
          </table:table-cell>
          <table:table-cell table:style-name="ce80" table:formula="of:=+[.E$21]-[.M24]" office:value-type="float" office:value="-0.073591" calcext:value-type="float">
            <text:p>-0.073591</text:p>
          </table:table-cell>
          <table:table-cell table:style-name="ce88" table:formula="of:=+[.F$21]+[.O24]" office:value-type="float" office:value="1.761703" calcext:value-type="float">
            <text:p>1.761703</text:p>
          </table:table-cell>
          <table:table-cell table:style-name="ce96" table:formula="of:=+[.D24]+[.K24]" office:value-type="float" office:value="-0.036" calcext:value-type="float">
            <text:p>-0.036</text:p>
          </table:table-cell>
          <table:table-cell table:style-name="ce115" table:formula="of:=+[.E24]-[.J24]" office:value-type="float" office:value="-0.098591" calcext:value-type="float">
            <text:p>-0.099</text:p>
          </table:table-cell>
          <table:table-cell table:style-name="ce129" table:formula="of:=+[.F24]+[.L24]" office:value-type="float" office:value="1.76170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8466" calcext:value-type="float">
            <text:p>0.098466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79" calcext:value-type="float">
            <text:p>0.079000</text:p>
          </table:table-cell>
          <table:table-cell table:style-name="ce211" office:value-type="float" office:value="0.098" calcext:value-type="float">
            <text:p>0.098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79" calcext:value-type="float">
            <text:p>0.07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EyeLeft</text:p>
          </table:table-cell>
          <table:table-cell table:style-name="ce60" office:value-type="string" calcext:value-type="string">
            <text:p>mHead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1]+[.N25]" office:value-type="float" office:value="0.036" calcext:value-type="float">
            <text:p>0.036000</text:p>
          </table:table-cell>
          <table:table-cell table:style-name="ce80" table:formula="of:=+[.E$21]-[.M25]" office:value-type="float" office:value="-0.073591" calcext:value-type="float">
            <text:p>-0.073591</text:p>
          </table:table-cell>
          <table:table-cell table:style-name="ce88" table:formula="of:=+[.F$21]+[.O25]" office:value-type="float" office:value="1.761703" calcext:value-type="float">
            <text:p>1.761703</text:p>
          </table:table-cell>
          <table:table-cell table:style-name="ce96" table:formula="of:=+[.D25]+[.K25]" office:value-type="float" office:value="0.036" calcext:value-type="float">
            <text:p>0.036</text:p>
          </table:table-cell>
          <table:table-cell table:style-name="ce115" table:formula="of:=+[.E25]-[.J25]" office:value-type="float" office:value="-0.098591" calcext:value-type="float">
            <text:p>-0.099</text:p>
          </table:table-cell>
          <table:table-cell table:style-name="ce129" table:formula="of:=+[.F25]+[.L25]" office:value-type="float" office:value="1.76170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98466" calcext:value-type="float">
            <text:p>0.098466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79" calcext:value-type="float">
            <text:p>0.079000</text:p>
          </table:table-cell>
          <table:table-cell table:style-name="ce237" office:value-type="float" office:value="0.098" calcext:value-type="float">
            <text:p>0.098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79" calcext:value-type="float">
            <text:p>0.07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Root</text:p>
          </table:table-cell>
          <table:table-cell table:style-name="ce57" office:value-type="string" calcext:value-type="string">
            <text:p>mHead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21]+[.N26]" office:value-type="float" office:value="0" calcext:value-type="float">
            <text:p>0.000000</text:p>
          </table:table-cell>
          <table:table-cell table:style-name="ce80" table:formula="of:=+[.E$21]-[.M26]" office:value-type="float" office:value="-0.000125" calcext:value-type="float">
            <text:p>-0.000125</text:p>
          </table:table-cell>
          <table:table-cell table:style-name="ce88" table:formula="of:=+[.F$21]+[.O26]" office:value-type="float" office:value="1.727703" calcext:value-type="float">
            <text:p>1.727703</text:p>
          </table:table-cell>
          <table:table-cell table:style-name="ce96" table:formula="of:=+[.D26]+[.K26]" office:value-type="float" office:value="0" calcext:value-type="float">
            <text:p>0.000</text:p>
          </table:table-cell>
          <table:table-cell table:style-name="ce115" table:formula="of:=+[.E26]-[.J26]" office:value-type="float" office:value="-0.020125" calcext:value-type="float">
            <text:p>-0.020</text:p>
          </table:table-cell>
          <table:table-cell table:style-name="ce129" table:formula="of:=+[.F26]+[.L26]" office:value-type="float" office:value="1.727703" calcext:value-type="float">
            <text:p>1.728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5" calcext:value-type="float">
            <text:p>0.02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45" calcext:value-type="float">
            <text:p>0.045000</text:p>
          </table:table-cell>
          <table:table-cell table:style-name="ce211" office:value-type="float" office:value="0.025" calcext:value-type="float">
            <text:p>0.02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Alt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7]" office:value-type="float" office:value="-0.036" calcext:value-type="float">
            <text:p>-0.036000</text:p>
          </table:table-cell>
          <table:table-cell table:style-name="ce84" table:formula="of:=+[.E$26]-[.M27]" office:value-type="float" office:value="-0.073591" calcext:value-type="float">
            <text:p>-0.073591</text:p>
          </table:table-cell>
          <table:table-cell table:style-name="ce92" table:formula="of:=+[.F$26]+[.O27]" office:value-type="float" office:value="1.761633" calcext:value-type="float">
            <text:p>1.761633</text:p>
          </table:table-cell>
          <table:table-cell table:style-name="ce96" table:formula="of:=+[.D27]+[.K27]" office:value-type="float" office:value="-0.036" calcext:value-type="float">
            <text:p>-0.036</text:p>
          </table:table-cell>
          <table:table-cell table:style-name="ce115" table:formula="of:=+[.E27]-[.J27]" office:value-type="float" office:value="-0.098591" calcext:value-type="float">
            <text:p>-0.099</text:p>
          </table:table-cell>
          <table:table-cell table:style-name="ce129" table:formula="of:=+[.F27]+[.L27]" office:value-type="float" office:value="1.761633" calcext:value-type="float">
            <text:p>1.762</text:p>
          </table:table-cell>
          <table:table-cell table:style-name="ce146" office:value-type="float" office:value="0.025" calcext:value-type="float">
            <text:p>0.02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3466" calcext:value-type="float">
            <text:p>0.073466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393" calcext:value-type="float">
            <text:p>0.03393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Alt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28]" office:value-type="float" office:value="0.036" calcext:value-type="float">
            <text:p>0.036000</text:p>
          </table:table-cell>
          <table:table-cell table:style-name="ce84" table:formula="of:=+[.E$26]-[.M28]" office:value-type="float" office:value="-0.073586" calcext:value-type="float">
            <text:p>-0.073586</text:p>
          </table:table-cell>
          <table:table-cell table:style-name="ce92" table:formula="of:=+[.F$26]+[.O28]" office:value-type="float" office:value="1.761633" calcext:value-type="float">
            <text:p>1.761633</text:p>
          </table:table-cell>
          <table:table-cell table:style-name="ce96" table:formula="of:=+[.D28]+[.K28]" office:value-type="float" office:value="0.036" calcext:value-type="float">
            <text:p>0.036</text:p>
          </table:table-cell>
          <table:table-cell table:style-name="ce115" table:formula="of:=+[.E28]-[.J28]" office:value-type="float" office:value="-0.098586" calcext:value-type="float">
            <text:p>-0.099</text:p>
          </table:table-cell>
          <table:table-cell table:style-name="ce129" table:formula="of:=+[.F28]+[.L28]" office:value-type="float" office:value="1.761633" calcext:value-type="float">
            <text:p>1.762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3461" calcext:value-type="float">
            <text:p>0.073461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393" calcext:value-type="float">
            <text:p>0.03393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Left 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29]" office:value-type="float" office:value="0.035" calcext:value-type="float">
            <text:p>0.035000</text:p>
          </table:table-cell>
          <table:table-cell table:style-name="ce84" table:formula="of:=+[.E$26]-[.M29]" office:value-type="float" office:value="-0.061125" calcext:value-type="float">
            <text:p>-0.061125</text:p>
          </table:table-cell>
          <table:table-cell table:style-name="ce92" table:formula="of:=+[.F$26]+[.O29]" office:value-type="float" office:value="1.810703" calcext:value-type="float">
            <text:p>1.810703</text:p>
          </table:table-cell>
          <table:table-cell table:style-name="ce96" table:formula="of:=+[.D29]+[.K29]" office:value-type="float" office:value="0.039" calcext:value-type="float">
            <text:p>0.039</text:p>
          </table:table-cell>
          <table:table-cell table:style-name="ce115" table:formula="of:=+[.E29]-[.J29]" office:value-type="float" office:value="-0.085125" calcext:value-type="float">
            <text:p>-0.085</text:p>
          </table:table-cell>
          <table:table-cell table:style-name="ce129" table:formula="of:=+[.F29]+[.L29]" office:value-type="float" office:value="1.828703" calcext:value-type="float">
            <text:p>1.829</text:p>
          </table:table-cell>
          <table:table-cell table:style-name="ce146" office:value-type="float" office:value="0.024" calcext:value-type="float">
            <text:p>0.024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.018" calcext:value-type="float">
            <text:p>0.018</text:p>
          </table:table-cell>
          <table:table-cell table:style-name="ce177" office:value-type="float" office:value="0.061" calcext:value-type="float">
            <text:p>0.061000</text:p>
          </table:table-cell>
          <table:table-cell table:style-name="ce183" office:value-type="float" office:value="0.035" calcext:value-type="float">
            <text:p>0.035000</text:p>
          </table:table-cell>
          <table:table-cell table:style-name="ce193" office:value-type="float" office:value="0.083" calcext:value-type="float">
            <text:p>0.083000</text:p>
          </table:table-cell>
          <table:table-cell table:style-name="ce237" office:value-type="float" office:value="0.061" calcext:value-type="float">
            <text:p>0.061</text:p>
          </table:table-cell>
          <table:table-cell table:style-name="ce246" office:value-type="float" office:value="0.035" calcext:value-type="float">
            <text:p>0.035</text:p>
          </table:table-cell>
          <table:table-cell table:style-name="ce333" office:value-type="float" office:value="0.083" calcext:value-type="float">
            <text:p>0.08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Forehead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0]" office:value-type="float" office:value="-0.035" calcext:value-type="float">
            <text:p>-0.035000</text:p>
          </table:table-cell>
          <table:table-cell table:style-name="ce84" table:formula="of:=+[.E$26]-[.M30]" office:value-type="float" office:value="-0.061125" calcext:value-type="float">
            <text:p>-0.061125</text:p>
          </table:table-cell>
          <table:table-cell table:style-name="ce92" table:formula="of:=+[.F$26]+[.O30]" office:value-type="float" office:value="1.810703" calcext:value-type="float">
            <text:p>1.810703</text:p>
          </table:table-cell>
          <table:table-cell table:style-name="ce96" table:formula="of:=+[.D30]+[.K30]" office:value-type="float" office:value="-0.039" calcext:value-type="float">
            <text:p>-0.039</text:p>
          </table:table-cell>
          <table:table-cell table:style-name="ce115" table:formula="of:=+[.E30]-[.J30]" office:value-type="float" office:value="-0.085125" calcext:value-type="float">
            <text:p>-0.085</text:p>
          </table:table-cell>
          <table:table-cell table:style-name="ce129" table:formula="of:=+[.F30]+[.L30]" office:value-type="float" office:value="1.828703" calcext:value-type="float">
            <text:p>1.829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-0.004" calcext:value-type="float">
            <text:p>-0.004</text:p>
          </table:table-cell>
          <table:table-cell table:style-name="ce161" office:value-type="float" office:value="0.018" calcext:value-type="float">
            <text:p>0.018</text:p>
          </table:table-cell>
          <table:table-cell table:style-name="ce174" office:value-type="float" office:value="0.061" calcext:value-type="float">
            <text:p>0.061000</text:p>
          </table:table-cell>
          <table:table-cell table:style-name="ce180" office:value-type="float" office:value="-0.035" calcext:value-type="float">
            <text:p>-0.035000</text:p>
          </table:table-cell>
          <table:table-cell table:style-name="ce190" office:value-type="float" office:value="0.083" calcext:value-type="float">
            <text:p>0.083000</text:p>
          </table:table-cell>
          <table:table-cell table:style-name="ce211" office:value-type="float" office:value="0.061" calcext:value-type="float">
            <text:p>0.061</text:p>
          </table:table-cell>
          <table:table-cell table:style-name="ce241" office:value-type="float" office:value="-0.035" calcext:value-type="float">
            <text:p>-0.035</text:p>
          </table:table-cell>
          <table:table-cell table:style-name="ce307" office:value-type="float" office:value="0.083" calcext:value-type="float">
            <text:p>0.08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Out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1]" office:value-type="float" office:value="0.051" calcext:value-type="float">
            <text:p>0.051000</text:p>
          </table:table-cell>
          <table:table-cell table:style-name="ce84" table:formula="of:=+[.E$26]-[.M31]" office:value-type="float" office:value="-0.064125" calcext:value-type="float">
            <text:p>-0.064125</text:p>
          </table:table-cell>
          <table:table-cell table:style-name="ce92" table:formula="of:=+[.F$26]+[.O31]" office:value-type="float" office:value="1.775703" calcext:value-type="float">
            <text:p>1.775703</text:p>
          </table:table-cell>
          <table:table-cell table:style-name="ce96" table:formula="of:=+[.D31]+[.K31]" office:value-type="float" office:value="0.064" calcext:value-type="float">
            <text:p>0.064</text:p>
          </table:table-cell>
          <table:table-cell table:style-name="ce115" table:formula="of:=+[.E31]-[.J31]" office:value-type="float" office:value="-0.087125" calcext:value-type="float">
            <text:p>-0.087</text:p>
          </table:table-cell>
          <table:table-cell table:style-name="ce129" table:formula="of:=+[.F31]+[.L31]" office:value-type="float" office:value="1.775703" calcext:value-type="float">
            <text:p>1.776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13" calcext:value-type="float">
            <text:p>0.01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.051" calcext:value-type="float">
            <text:p>0.051000</text:p>
          </table:table-cell>
          <table:table-cell table:style-name="ce193" office:value-type="float" office:value="0.048" calcext:value-type="float">
            <text:p>0.048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.051" calcext:value-type="float">
            <text:p>0.051</text:p>
          </table:table-cell>
          <table:table-cell table:style-name="ce333" office:value-type="float" office:value="0.048" calcext:value-type="float">
            <text:p>0.04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Cent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2]" office:value-type="float" office:value="0.043" calcext:value-type="float">
            <text:p>0.043000</text:p>
          </table:table-cell>
          <table:table-cell table:style-name="ce84" table:formula="of:=+[.E$26]-[.M32]" office:value-type="float" office:value="-0.070125" calcext:value-type="float">
            <text:p>-0.070125</text:p>
          </table:table-cell>
          <table:table-cell table:style-name="ce92" table:formula="of:=+[.F$26]+[.O32]" office:value-type="float" office:value="1.783703" calcext:value-type="float">
            <text:p>1.783703</text:p>
          </table:table-cell>
          <table:table-cell table:style-name="ce96" table:formula="of:=+[.D32]+[.K32]" office:value-type="float" office:value="0.043" calcext:value-type="float">
            <text:p>0.043</text:p>
          </table:table-cell>
          <table:table-cell table:style-name="ce115" table:formula="of:=+[.E32]-[.J32]" office:value-type="float" office:value="-0.097125" calcext:value-type="float">
            <text:p>-0.097</text:p>
          </table:table-cell>
          <table:table-cell table:style-name="ce129" table:formula="of:=+[.F32]+[.L32]" office:value-type="float" office:value="1.783703" calcext:value-type="float">
            <text:p>1.784</text:p>
          </table:table-cell>
          <table:table-cell table:style-name="ce136" office:value-type="float" office:value="0.027" calcext:value-type="float">
            <text:p>0.02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" calcext:value-type="float">
            <text:p>0.070000</text:p>
          </table:table-cell>
          <table:table-cell table:style-name="ce180" office:value-type="float" office:value="0.043" calcext:value-type="float">
            <text:p>0.043000</text:p>
          </table:table-cell>
          <table:table-cell table:style-name="ce190" office:value-type="float" office:value="0.056" calcext:value-type="float">
            <text:p>0.056000</text:p>
          </table:table-cell>
          <table:table-cell table:style-name="ce211" office:value-type="float" office:value="0.07" calcext:value-type="float">
            <text:p>0.070</text:p>
          </table:table-cell>
          <table:table-cell table:style-name="ce241" office:value-type="float" office:value="0.043" calcext:value-type="float">
            <text:p>0.043</text:p>
          </table:table-cell>
          <table:table-cell table:style-name="ce307" office:value-type="float" office:value="0.056" calcext:value-type="float">
            <text:p>0.05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3]" office:value-type="float" office:value="0.022" calcext:value-type="float">
            <text:p>0.022000</text:p>
          </table:table-cell>
          <table:table-cell table:style-name="ce84" table:formula="of:=+[.E$26]-[.M33]" office:value-type="float" office:value="-0.075125" calcext:value-type="float">
            <text:p>-0.075125</text:p>
          </table:table-cell>
          <table:table-cell table:style-name="ce92" table:formula="of:=+[.F$26]+[.O33]" office:value-type="float" office:value="1.778703" calcext:value-type="float">
            <text:p>1.778703</text:p>
          </table:table-cell>
          <table:table-cell table:style-name="ce96" table:formula="of:=+[.D33]+[.K33]" office:value-type="float" office:value="0.022" calcext:value-type="float">
            <text:p>0.022</text:p>
          </table:table-cell>
          <table:table-cell table:style-name="ce115" table:formula="of:=+[.E33]-[.J33]" office:value-type="float" office:value="-0.101125" calcext:value-type="float">
            <text:p>-0.101</text:p>
          </table:table-cell>
          <table:table-cell table:style-name="ce129" table:formula="of:=+[.F33]+[.L33]" office:value-type="float" office:value="1.778703" calcext:value-type="float">
            <text:p>1.779</text:p>
          </table:table-cell>
          <table:table-cell table:style-name="ce146" office:value-type="float" office:value="0.026" calcext:value-type="float">
            <text:p>0.02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22" calcext:value-type="float">
            <text:p>0.022000</text:p>
          </table:table-cell>
          <table:table-cell table:style-name="ce193" office:value-type="float" office:value="0.051" calcext:value-type="float">
            <text:p>0.051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22" calcext:value-type="float">
            <text:p>0.022</text:p>
          </table:table-cell>
          <table:table-cell table:style-name="ce333" office:value-type="float" office:value="0.051" calcext:value-type="float">
            <text:p>0.05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Out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4]" office:value-type="float" office:value="-0.051" calcext:value-type="float">
            <text:p>-0.051000</text:p>
          </table:table-cell>
          <table:table-cell table:style-name="ce84" table:formula="of:=+[.E$26]-[.M34]" office:value-type="float" office:value="-0.064125" calcext:value-type="float">
            <text:p>-0.064125</text:p>
          </table:table-cell>
          <table:table-cell table:style-name="ce92" table:formula="of:=+[.F$26]+[.O34]" office:value-type="float" office:value="1.775703" calcext:value-type="float">
            <text:p>1.775703</text:p>
          </table:table-cell>
          <table:table-cell table:style-name="ce96" table:formula="of:=+[.D34]+[.K34]" office:value-type="float" office:value="-0.064" calcext:value-type="float">
            <text:p>-0.064</text:p>
          </table:table-cell>
          <table:table-cell table:style-name="ce115" table:formula="of:=+[.E34]-[.J34]" office:value-type="float" office:value="-0.087125" calcext:value-type="float">
            <text:p>-0.087</text:p>
          </table:table-cell>
          <table:table-cell table:style-name="ce129" table:formula="of:=+[.F34]+[.L34]" office:value-type="float" office:value="1.775703" calcext:value-type="float">
            <text:p>1.776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13" calcext:value-type="float">
            <text:p>-0.01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64" calcext:value-type="float">
            <text:p>0.064000</text:p>
          </table:table-cell>
          <table:table-cell table:style-name="ce180" office:value-type="float" office:value="-0.051" calcext:value-type="float">
            <text:p>-0.051000</text:p>
          </table:table-cell>
          <table:table-cell table:style-name="ce190" office:value-type="float" office:value="0.048" calcext:value-type="float">
            <text:p>0.048000</text:p>
          </table:table-cell>
          <table:table-cell table:style-name="ce211" office:value-type="float" office:value="0.064" calcext:value-type="float">
            <text:p>0.064</text:p>
          </table:table-cell>
          <table:table-cell table:style-name="ce241" office:value-type="float" office:value="-0.051" calcext:value-type="float">
            <text:p>-0.051</text:p>
          </table:table-cell>
          <table:table-cell table:style-name="ce307" office:value-type="float" office:value="0.048" calcext:value-type="float">
            <text:p>0.04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browCent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5]" office:value-type="float" office:value="-0.043" calcext:value-type="float">
            <text:p>-0.043000</text:p>
          </table:table-cell>
          <table:table-cell table:style-name="ce84" table:formula="of:=+[.E$26]-[.M35]" office:value-type="float" office:value="-0.070125" calcext:value-type="float">
            <text:p>-0.070125</text:p>
          </table:table-cell>
          <table:table-cell table:style-name="ce92" table:formula="of:=+[.F$26]+[.O35]" office:value-type="float" office:value="1.783703" calcext:value-type="float">
            <text:p>1.783703</text:p>
          </table:table-cell>
          <table:table-cell table:style-name="ce96" table:formula="of:=+[.D35]+[.K35]" office:value-type="float" office:value="-0.043" calcext:value-type="float">
            <text:p>-0.043</text:p>
          </table:table-cell>
          <table:table-cell table:style-name="ce115" table:formula="of:=+[.E35]-[.J35]" office:value-type="float" office:value="-0.097125" calcext:value-type="float">
            <text:p>-0.097</text:p>
          </table:table-cell>
          <table:table-cell table:style-name="ce129" table:formula="of:=+[.F35]+[.L35]" office:value-type="float" office:value="1.783703" calcext:value-type="float">
            <text:p>1.784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43" calcext:value-type="float">
            <text:p>-0.043000</text:p>
          </table:table-cell>
          <table:table-cell table:style-name="ce193" office:value-type="float" office:value="0.056" calcext:value-type="float">
            <text:p>0.056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43" calcext:value-type="float">
            <text:p>-0.043</text:p>
          </table:table-cell>
          <table:table-cell table:style-name="ce333" office:value-type="float" office:value="0.056" calcext:value-type="float">
            <text:p>0.05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brow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6]" office:value-type="float" office:value="-0.022" calcext:value-type="float">
            <text:p>-0.022000</text:p>
          </table:table-cell>
          <table:table-cell table:style-name="ce84" table:formula="of:=+[.E$26]-[.M36]" office:value-type="float" office:value="-0.075125" calcext:value-type="float">
            <text:p>-0.075125</text:p>
          </table:table-cell>
          <table:table-cell table:style-name="ce92" table:formula="of:=+[.F$26]+[.O36]" office:value-type="float" office:value="1.778703" calcext:value-type="float">
            <text:p>1.778703</text:p>
          </table:table-cell>
          <table:table-cell table:style-name="ce96" table:formula="of:=+[.D36]+[.K36]" office:value-type="float" office:value="-0.022" calcext:value-type="float">
            <text:p>-0.022</text:p>
          </table:table-cell>
          <table:table-cell table:style-name="ce115" table:formula="of:=+[.E36]-[.J36]" office:value-type="float" office:value="-0.101125" calcext:value-type="float">
            <text:p>-0.101</text:p>
          </table:table-cell>
          <table:table-cell table:style-name="ce129" table:formula="of:=+[.F36]+[.L36]" office:value-type="float" office:value="1.778703" calcext:value-type="float">
            <text:p>1.779</text:p>
          </table:table-cell>
          <table:table-cell table:style-name="ce136" office:value-type="float" office:value="0.026" calcext:value-type="float">
            <text:p>0.02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22" calcext:value-type="float">
            <text:p>-0.022000</text:p>
          </table:table-cell>
          <table:table-cell table:style-name="ce190" office:value-type="float" office:value="0.051" calcext:value-type="float">
            <text:p>0.051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22" calcext:value-type="float">
            <text:p>-0.022</text:p>
          </table:table-cell>
          <table:table-cell table:style-name="ce307" office:value-type="float" office:value="0.051" calcext:value-type="float">
            <text:p>0.05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7]" office:value-type="float" office:value="0.036" calcext:value-type="float">
            <text:p>0.036000</text:p>
          </table:table-cell>
          <table:table-cell table:style-name="ce84" table:formula="of:=+[.E$26]-[.M37]" office:value-type="float" office:value="-0.073125" calcext:value-type="float">
            <text:p>-0.073125</text:p>
          </table:table-cell>
          <table:table-cell table:style-name="ce92" table:formula="of:=+[.F$26]+[.O37]" office:value-type="float" office:value="1.761703" calcext:value-type="float">
            <text:p>1.761703</text:p>
          </table:table-cell>
          <table:table-cell table:style-name="ce96" table:formula="of:=+[.D37]+[.K37]" office:value-type="float" office:value="0.036" calcext:value-type="float">
            <text:p>0.036</text:p>
          </table:table-cell>
          <table:table-cell table:style-name="ce115" table:formula="of:=+[.E37]-[.J37]" office:value-type="float" office:value="-0.100125" calcext:value-type="float">
            <text:p>-0.100</text:p>
          </table:table-cell>
          <table:table-cell table:style-name="ce129" table:formula="of:=+[.F37]+[.L37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0.036" calcext:value-type="float">
            <text:p>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0.036" calcext:value-type="float">
            <text:p>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38]" office:value-type="float" office:value="0.036" calcext:value-type="float">
            <text:p>0.036000</text:p>
          </table:table-cell>
          <table:table-cell table:style-name="ce84" table:formula="of:=+[.E$26]-[.M38]" office:value-type="float" office:value="-0.073125" calcext:value-type="float">
            <text:p>-0.073125</text:p>
          </table:table-cell>
          <table:table-cell table:style-name="ce92" table:formula="of:=+[.F$26]+[.O38]" office:value-type="float" office:value="1.761703" calcext:value-type="float">
            <text:p>1.761703</text:p>
          </table:table-cell>
          <table:table-cell table:style-name="ce96" table:formula="of:=+[.D38]+[.K38]" office:value-type="float" office:value="0.036" calcext:value-type="float">
            <text:p>0.036</text:p>
          </table:table-cell>
          <table:table-cell table:style-name="ce115" table:formula="of:=+[.E38]-[.J38]" office:value-type="float" office:value="-0.097125" calcext:value-type="float">
            <text:p>-0.097</text:p>
          </table:table-cell>
          <table:table-cell table:style-name="ce129" table:formula="of:=+[.F38]+[.L38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Lid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39]" office:value-type="float" office:value="-0.036" calcext:value-type="float">
            <text:p>-0.036000</text:p>
          </table:table-cell>
          <table:table-cell table:style-name="ce84" table:formula="of:=+[.E$26]-[.M39]" office:value-type="float" office:value="-0.073125" calcext:value-type="float">
            <text:p>-0.073125</text:p>
          </table:table-cell>
          <table:table-cell table:style-name="ce92" table:formula="of:=+[.F$26]+[.O39]" office:value-type="float" office:value="1.761703" calcext:value-type="float">
            <text:p>1.761703</text:p>
          </table:table-cell>
          <table:table-cell table:style-name="ce96" table:formula="of:=+[.D39]+[.K39]" office:value-type="float" office:value="-0.036" calcext:value-type="float">
            <text:p>-0.036</text:p>
          </table:table-cell>
          <table:table-cell table:style-name="ce115" table:formula="of:=+[.E39]-[.J39]" office:value-type="float" office:value="-0.100125" calcext:value-type="float">
            <text:p>-0.100</text:p>
          </table:table-cell>
          <table:table-cell table:style-name="ce129" table:formula="of:=+[.F39]+[.L39]" office:value-type="float" office:value="1.766703" calcext:value-type="float">
            <text:p>1.767</text:p>
          </table:table-cell>
          <table:table-cell table:style-name="ce146" office:value-type="float" office:value="0.027" calcext:value-type="float">
            <text:p>0.02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73" calcext:value-type="float">
            <text:p>0.073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0.034" calcext:value-type="float">
            <text:p>0.034000</text:p>
          </table:table-cell>
          <table:table-cell table:style-name="ce237" office:value-type="float" office:value="0.073" calcext:value-type="float">
            <text:p>0.073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0.034" calcext:value-type="float">
            <text:p>0.03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Lid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0]" office:value-type="float" office:value="-0.036" calcext:value-type="float">
            <text:p>-0.036000</text:p>
          </table:table-cell>
          <table:table-cell table:style-name="ce84" table:formula="of:=+[.E$26]-[.M40]" office:value-type="float" office:value="-0.073125" calcext:value-type="float">
            <text:p>-0.073125</text:p>
          </table:table-cell>
          <table:table-cell table:style-name="ce92" table:formula="of:=+[.F$26]+[.O40]" office:value-type="float" office:value="1.761703" calcext:value-type="float">
            <text:p>1.761703</text:p>
          </table:table-cell>
          <table:table-cell table:style-name="ce96" table:formula="of:=+[.D40]+[.K40]" office:value-type="float" office:value="-0.036" calcext:value-type="float">
            <text:p>-0.036</text:p>
          </table:table-cell>
          <table:table-cell table:style-name="ce115" table:formula="of:=+[.E40]-[.J40]" office:value-type="float" office:value="-0.097125" calcext:value-type="float">
            <text:p>-0.097</text:p>
          </table:table-cell>
          <table:table-cell table:style-name="ce129" table:formula="of:=+[.F40]+[.L40]" office:value-type="float" office:value="1.754703" calcext:value-type="float">
            <text:p>1.755</text:p>
          </table:table-cell>
          <table:table-cell table:style-name="ce136" office:value-type="float" office:value="0.024" calcext:value-type="float">
            <text:p>0.02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07" calcext:value-type="float">
            <text:p>-0.007</text:p>
          </table:table-cell>
          <table:table-cell table:style-name="ce174" office:value-type="float" office:value="0.073" calcext:value-type="float">
            <text:p>0.073000</text:p>
          </table:table-cell>
          <table:table-cell table:style-name="ce180" office:value-type="float" office:value="-0.036" calcext:value-type="float">
            <text:p>-0.036000</text:p>
          </table:table-cell>
          <table:table-cell table:style-name="ce190" office:value-type="float" office:value="0.034" calcext:value-type="float">
            <text:p>0.034000</text:p>
          </table:table-cell>
          <table:table-cell table:style-name="ce211" office:value-type="float" office:value="0.073" calcext:value-type="float">
            <text:p>0.073</text:p>
          </table:table-cell>
          <table:table-cell table:style-name="ce241" office:value-type="float" office:value="-0.036" calcext:value-type="float">
            <text:p>-0.036</text:p>
          </table:table-cell>
          <table:table-cell table:style-name="ce307" office:value-type="float" office:value="0.034" calcext:value-type="float">
            <text:p>0.03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1]" office:value-type="float" office:value="0.08" calcext:value-type="float">
            <text:p>0.080000</text:p>
          </table:table-cell>
          <table:table-cell table:style-name="ce84" table:formula="of:=+[.E$26]-[.M41]" office:value-type="float" office:value="-0.000125" calcext:value-type="float">
            <text:p>-0.000125</text:p>
          </table:table-cell>
          <table:table-cell table:style-name="ce92" table:formula="of:=+[.F$26]+[.O41]" office:value-type="float" office:value="1.729703" calcext:value-type="float">
            <text:p>1.729703</text:p>
          </table:table-cell>
          <table:table-cell table:style-name="ce96" table:formula="of:=+[.D41]+[.K41]" office:value-type="float" office:value="0.098" calcext:value-type="float">
            <text:p>0.098</text:p>
          </table:table-cell>
          <table:table-cell table:style-name="ce115" table:formula="of:=+[.E41]-[.J41]" office:value-type="float" office:value="0.018875" calcext:value-type="float">
            <text:p>0.019</text:p>
          </table:table-cell>
          <table:table-cell table:style-name="ce129" table:formula="of:=+[.F41]+[.L41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0.018" calcext:value-type="float">
            <text:p>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0.08" calcext:value-type="float">
            <text:p>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.08" calcext:value-type="float">
            <text:p>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Left</text:p>
          </table:table-cell>
          <table:table-cell table:style-name="ce57" office:value-type="string" calcext:value-type="string">
            <text:p>mFaceEar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1]+[.N42]" office:value-type="float" office:value="0.098" calcext:value-type="float">
            <text:p>0.098000</text:p>
          </table:table-cell>
          <table:table-cell table:style-name="ce80" table:formula="of:=+[.E41]-[.M42]" office:value-type="float" office:value="0.018875" calcext:value-type="float">
            <text:p>0.018875</text:p>
          </table:table-cell>
          <table:table-cell table:style-name="ce88" table:formula="of:=+[.F41]+[.O42]" office:value-type="float" office:value="1.754703" calcext:value-type="float">
            <text:p>1.754703</text:p>
          </table:table-cell>
          <table:table-cell table:style-name="ce96" table:formula="of:=+[.D42]+[.K42]" office:value-type="float" office:value="0.098" calcext:value-type="float">
            <text:p>0.098</text:p>
          </table:table-cell>
          <table:table-cell table:style-name="ce115" table:formula="of:=+[.E42]-[.J42]" office:value-type="float" office:value="0.018875" calcext:value-type="float">
            <text:p>0.019</text:p>
          </table:table-cell>
          <table:table-cell table:style-name="ce129" table:formula="of:=+[.F42]+[.L42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0.018" calcext:value-type="float">
            <text:p>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0.018" calcext:value-type="float">
            <text:p>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ar1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3]" office:value-type="float" office:value="-0.08" calcext:value-type="float">
            <text:p>-0.080000</text:p>
          </table:table-cell>
          <table:table-cell table:style-name="ce84" table:formula="of:=+[.E$26]-[.M43]" office:value-type="float" office:value="-0.000125" calcext:value-type="float">
            <text:p>-0.000125</text:p>
          </table:table-cell>
          <table:table-cell table:style-name="ce92" table:formula="of:=+[.F$26]+[.O43]" office:value-type="float" office:value="1.729703" calcext:value-type="float">
            <text:p>1.729703</text:p>
          </table:table-cell>
          <table:table-cell table:style-name="ce96" table:formula="of:=+[.D43]+[.K43]" office:value-type="float" office:value="-0.098" calcext:value-type="float">
            <text:p>-0.098</text:p>
          </table:table-cell>
          <table:table-cell table:style-name="ce115" table:formula="of:=+[.E43]-[.J43]" office:value-type="float" office:value="0.018875" calcext:value-type="float">
            <text:p>0.019</text:p>
          </table:table-cell>
          <table:table-cell table:style-name="ce129" table:formula="of:=+[.F43]+[.L43]" office:value-type="float" office:value="1.754703" calcext:value-type="float">
            <text:p>1.755</text:p>
          </table:table-cell>
          <table:table-cell table:style-name="ce146" office:value-type="float" office:value="-0.019" calcext:value-type="float">
            <text:p>-0.019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0.025" calcext:value-type="float">
            <text:p>0.025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8" calcext:value-type="float">
            <text:p>-0.080000</text:p>
          </table:table-cell>
          <table:table-cell table:style-name="ce193" office:value-type="float" office:value="0.002" calcext:value-type="float">
            <text:p>0.002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8" calcext:value-type="float">
            <text:p>-0.080</text:p>
          </table:table-cell>
          <table:table-cell table:style-name="ce333" office:value-type="float" office:value="0.002" calcext:value-type="float">
            <text:p>0.00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ar2Right</text:p>
          </table:table-cell>
          <table:table-cell table:style-name="ce57" office:value-type="string" calcext:value-type="string">
            <text:p>mFaceEar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43]+[.N44]" office:value-type="float" office:value="-0.098" calcext:value-type="float">
            <text:p>-0.098000</text:p>
          </table:table-cell>
          <table:table-cell table:style-name="ce80" table:formula="of:=+[.E43]-[.M44]" office:value-type="float" office:value="0.018875" calcext:value-type="float">
            <text:p>0.018875</text:p>
          </table:table-cell>
          <table:table-cell table:style-name="ce88" table:formula="of:=+[.F43]+[.O44]" office:value-type="float" office:value="1.754703" calcext:value-type="float">
            <text:p>1.754703</text:p>
          </table:table-cell>
          <table:table-cell table:style-name="ce96" table:formula="of:=+[.D44]+[.K44]" office:value-type="float" office:value="-0.098" calcext:value-type="float">
            <text:p>-0.098</text:p>
          </table:table-cell>
          <table:table-cell table:style-name="ce115" table:formula="of:=+[.E44]-[.J44]" office:value-type="float" office:value="0.018875" calcext:value-type="float">
            <text:p>0.019</text:p>
          </table:table-cell>
          <table:table-cell table:style-name="ce129" table:formula="of:=+[.F44]+[.L44]" office:value-type="float" office:value="1.787703" calcext:value-type="float">
            <text:p>1.788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33" calcext:value-type="float">
            <text:p>0.033</text:p>
          </table:table-cell>
          <table:table-cell table:style-name="ce174" office:value-type="float" office:value="-0.019" calcext:value-type="float">
            <text:p>-0.019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0.025" calcext:value-type="float">
            <text:p>0.025000</text:p>
          </table:table-cell>
          <table:table-cell table:style-name="ce211" office:value-type="float" office:value="-0.019" calcext:value-type="float">
            <text:p>-0.019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0.025" calcext:value-type="float">
            <text:p>0.02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5]" office:value-type="float" office:value="0.015" calcext:value-type="float">
            <text:p>0.015000</text:p>
          </table:table-cell>
          <table:table-cell table:style-name="ce84" table:formula="of:=+[.E$26]-[.M45]" office:value-type="float" office:value="-0.086125" calcext:value-type="float">
            <text:p>-0.086125</text:p>
          </table:table-cell>
          <table:table-cell table:style-name="ce92" table:formula="of:=+[.F$26]+[.O45]" office:value-type="float" office:value="1.723703" calcext:value-type="float">
            <text:p>1.723703</text:p>
          </table:table-cell>
          <table:table-cell table:style-name="ce96" table:formula="of:=+[.D45]+[.K45]" office:value-type="float" office:value="0.019" calcext:value-type="float">
            <text:p>0.019</text:p>
          </table:table-cell>
          <table:table-cell table:style-name="ce115" table:formula="of:=+[.E45]-[.J45]" office:value-type="float" office:value="-0.101125" calcext:value-type="float">
            <text:p>-0.101</text:p>
          </table:table-cell>
          <table:table-cell table:style-name="ce129" table:formula="of:=+[.F45]+[.L45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.004" calcext:value-type="float">
            <text:p>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0.015" calcext:value-type="float">
            <text:p>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0.015" calcext:value-type="float">
            <text:p>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Cent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6]" office:value-type="float" office:value="0" calcext:value-type="float">
            <text:p>0.000000</text:p>
          </table:table-cell>
          <table:table-cell table:style-name="ce84" table:formula="of:=+[.E$26]-[.M46]" office:value-type="float" office:value="-0.102125" calcext:value-type="float">
            <text:p>-0.102125</text:p>
          </table:table-cell>
          <table:table-cell table:style-name="ce92" table:formula="of:=+[.F$26]+[.O46]" office:value-type="float" office:value="1.727703" calcext:value-type="float">
            <text:p>1.727703</text:p>
          </table:table-cell>
          <table:table-cell table:style-name="ce96" table:formula="of:=+[.D46]+[.K46]" office:value-type="float" office:value="0" calcext:value-type="float">
            <text:p>0.000</text:p>
          </table:table-cell>
          <table:table-cell table:style-name="ce115" table:formula="of:=+[.E46]-[.J46]" office:value-type="float" office:value="-0.127125" calcext:value-type="float">
            <text:p>-0.127</text:p>
          </table:table-cell>
          <table:table-cell table:style-name="ce129" table:formula="of:=+[.F46]+[.L46]" office:value-type="float" office:value="1.727703" calcext:value-type="float">
            <text:p>1.728</text:p>
          </table:table-cell>
          <table:table-cell table:style-name="ce136" office:value-type="float" office:value="0.025" calcext:value-type="float">
            <text:p>0.02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2" calcext:value-type="float">
            <text:p>0.10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102" calcext:value-type="float">
            <text:p>0.10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7]" office:value-type="float" office:value="-0.015" calcext:value-type="float">
            <text:p>-0.015000</text:p>
          </table:table-cell>
          <table:table-cell table:style-name="ce84" table:formula="of:=+[.E$26]-[.M47]" office:value-type="float" office:value="-0.086125" calcext:value-type="float">
            <text:p>-0.086125</text:p>
          </table:table-cell>
          <table:table-cell table:style-name="ce92" table:formula="of:=+[.F$26]+[.O47]" office:value-type="float" office:value="1.723703" calcext:value-type="float">
            <text:p>1.723703</text:p>
          </table:table-cell>
          <table:table-cell table:style-name="ce96" table:formula="of:=+[.D47]+[.K47]" office:value-type="float" office:value="-0.019" calcext:value-type="float">
            <text:p>-0.019</text:p>
          </table:table-cell>
          <table:table-cell table:style-name="ce115" table:formula="of:=+[.E47]-[.J47]" office:value-type="float" office:value="-0.101125" calcext:value-type="float">
            <text:p>-0.101</text:p>
          </table:table-cell>
          <table:table-cell table:style-name="ce129" table:formula="of:=+[.F47]+[.L47]" office:value-type="float" office:value="1.723703" calcext:value-type="float">
            <text:p>1.724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04" calcext:value-type="float">
            <text:p>-0.004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86" calcext:value-type="float">
            <text:p>0.086000</text:p>
          </table:table-cell>
          <table:table-cell table:style-name="ce183" office:value-type="float" office:value="-0.015" calcext:value-type="float">
            <text:p>-0.015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0.086" calcext:value-type="float">
            <text:p>0.086</text:p>
          </table:table-cell>
          <table:table-cell table:style-name="ce246" office:value-type="float" office:value="-0.015" calcext:value-type="float">
            <text:p>-0.015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Lef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48]" office:value-type="float" office:value="0.034" calcext:value-type="float">
            <text:p>0.034000</text:p>
          </table:table-cell>
          <table:table-cell table:style-name="ce84" table:formula="of:=+[.E$26]-[.M48]" office:value-type="float" office:value="-0.050125" calcext:value-type="float">
            <text:p>-0.050125</text:p>
          </table:table-cell>
          <table:table-cell table:style-name="ce92" table:formula="of:=+[.F$26]+[.O48]" office:value-type="float" office:value="1.696703" calcext:value-type="float">
            <text:p>1.696703</text:p>
          </table:table-cell>
          <table:table-cell table:style-name="ce96" table:formula="of:=+[.D48]+[.K48]" office:value-type="float" office:value="0.064" calcext:value-type="float">
            <text:p>0.064</text:p>
          </table:table-cell>
          <table:table-cell table:style-name="ce115" table:formula="of:=+[.E48]-[.J48]" office:value-type="float" office:value="-0.063125" calcext:value-type="float">
            <text:p>-0.063</text:p>
          </table:table-cell>
          <table:table-cell table:style-name="ce129" table:formula="of:=+[.F48]+[.L48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0.03" calcext:value-type="float">
            <text:p>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0.034" calcext:value-type="float">
            <text:p>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0.034" calcext:value-type="float">
            <text:p>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49]" office:value-type="float" office:value="0.034" calcext:value-type="float">
            <text:p>0.034000</text:p>
          </table:table-cell>
          <table:table-cell table:style-name="ce84" table:formula="of:=+[.E$26]-[.M49]" office:value-type="float" office:value="-0.070125" calcext:value-type="float">
            <text:p>-0.070125</text:p>
          </table:table-cell>
          <table:table-cell table:style-name="ce92" table:formula="of:=+[.F$26]+[.O49]" office:value-type="float" office:value="1.722703" calcext:value-type="float">
            <text:p>1.722703</text:p>
          </table:table-cell>
          <table:table-cell table:style-name="ce96" table:formula="of:=+[.D49]+[.K49]" office:value-type="float" office:value="0.049" calcext:value-type="float">
            <text:p>0.049</text:p>
          </table:table-cell>
          <table:table-cell table:style-name="ce115" table:formula="of:=+[.E49]-[.J49]" office:value-type="float" office:value="-0.092125" calcext:value-type="float">
            <text:p>-0.092</text:p>
          </table:table-cell>
          <table:table-cell table:style-name="ce129" table:formula="of:=+[.F49]+[.L49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0.015" calcext:value-type="float">
            <text:p>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0.034" calcext:value-type="float">
            <text:p>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0.034" calcext:value-type="float">
            <text:p>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CheekLow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0]" office:value-type="float" office:value="-0.034" calcext:value-type="float">
            <text:p>-0.034000</text:p>
          </table:table-cell>
          <table:table-cell table:style-name="ce84" table:formula="of:=+[.E$26]-[.M50]" office:value-type="float" office:value="-0.050125" calcext:value-type="float">
            <text:p>-0.050125</text:p>
          </table:table-cell>
          <table:table-cell table:style-name="ce92" table:formula="of:=+[.F$26]+[.O50]" office:value-type="float" office:value="1.696703" calcext:value-type="float">
            <text:p>1.696703</text:p>
          </table:table-cell>
          <table:table-cell table:style-name="ce96" table:formula="of:=+[.D50]+[.K50]" office:value-type="float" office:value="-0.064" calcext:value-type="float">
            <text:p>-0.064</text:p>
          </table:table-cell>
          <table:table-cell table:style-name="ce115" table:formula="of:=+[.E50]-[.J50]" office:value-type="float" office:value="-0.063125" calcext:value-type="float">
            <text:p>-0.063</text:p>
          </table:table-cell>
          <table:table-cell table:style-name="ce129" table:formula="of:=+[.F50]+[.L50]" office:value-type="float" office:value="1.696703" calcext:value-type="float">
            <text:p>1.697</text:p>
          </table:table-cell>
          <table:table-cell table:style-name="ce136" office:value-type="float" office:value="0.013" calcext:value-type="float">
            <text:p>0.013</text:p>
          </table:table-cell>
          <table:table-cell table:style-name="ce148" office:value-type="float" office:value="-0.03" calcext:value-type="float">
            <text:p>-0.03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5" calcext:value-type="float">
            <text:p>0.050000</text:p>
          </table:table-cell>
          <table:table-cell table:style-name="ce180" office:value-type="float" office:value="-0.034" calcext:value-type="float">
            <text:p>-0.034000</text:p>
          </table:table-cell>
          <table:table-cell table:style-name="ce190" office:value-type="float" office:value="-0.031" calcext:value-type="float">
            <text:p>-0.031000</text:p>
          </table:table-cell>
          <table:table-cell table:style-name="ce211" office:value-type="float" office:value="0.05" calcext:value-type="float">
            <text:p>0.050</text:p>
          </table:table-cell>
          <table:table-cell table:style-name="ce241" office:value-type="float" office:value="-0.034" calcext:value-type="float">
            <text:p>-0.034</text:p>
          </table:table-cell>
          <table:table-cell table:style-name="ce307" office:value-type="float" office:value="-0.031" calcext:value-type="float">
            <text:p>-0.03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eekUpperRigh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51]" office:value-type="float" office:value="-0.034" calcext:value-type="float">
            <text:p>-0.034000</text:p>
          </table:table-cell>
          <table:table-cell table:style-name="ce84" table:formula="of:=+[.E$26]-[.M51]" office:value-type="float" office:value="-0.070125" calcext:value-type="float">
            <text:p>-0.070125</text:p>
          </table:table-cell>
          <table:table-cell table:style-name="ce92" table:formula="of:=+[.F$26]+[.O51]" office:value-type="float" office:value="1.722703" calcext:value-type="float">
            <text:p>1.722703</text:p>
          </table:table-cell>
          <table:table-cell table:style-name="ce96" table:formula="of:=+[.D51]+[.K51]" office:value-type="float" office:value="-0.049" calcext:value-type="float">
            <text:p>-0.049</text:p>
          </table:table-cell>
          <table:table-cell table:style-name="ce115" table:formula="of:=+[.E51]-[.J51]" office:value-type="float" office:value="-0.092125" calcext:value-type="float">
            <text:p>-0.092</text:p>
          </table:table-cell>
          <table:table-cell table:style-name="ce129" table:formula="of:=+[.F51]+[.L51]" office:value-type="float" office:value="1.722703" calcext:value-type="float">
            <text:p>1.723</text:p>
          </table:table-cell>
          <table:table-cell table:style-name="ce146" office:value-type="float" office:value="0.022" calcext:value-type="float">
            <text:p>0.022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" calcext:value-type="float">
            <text:p>0.070000</text:p>
          </table:table-cell>
          <table:table-cell table:style-name="ce183" office:value-type="float" office:value="-0.034" calcext:value-type="float">
            <text:p>-0.034000</text:p>
          </table:table-cell>
          <table:table-cell table:style-name="ce193" office:value-type="float" office:value="-0.005" calcext:value-type="float">
            <text:p>-0.005000</text:p>
          </table:table-cell>
          <table:table-cell table:style-name="ce237" office:value-type="float" office:value="0.07" calcext:value-type="float">
            <text:p>0.070</text:p>
          </table:table-cell>
          <table:table-cell table:style-name="ce246" office:value-type="float" office:value="-0.034" calcext:value-type="float">
            <text:p>-0.034</text:p>
          </table:table-cell>
          <table:table-cell table:style-name="ce333" office:value-type="float" office:value="-0.005" calcext:value-type="float">
            <text:p>-0.00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52]" office:value-type="float" office:value="0" calcext:value-type="float">
            <text:p>0.000000</text:p>
          </table:table-cell>
          <table:table-cell table:style-name="ce84" table:formula="of:=+[.E$26]-[.M52]" office:value-type="float" office:value="0.000875" calcext:value-type="float">
            <text:p>0.000875</text:p>
          </table:table-cell>
          <table:table-cell table:style-name="ce92" table:formula="of:=+[.F$26]+[.O52]" office:value-type="float" office:value="1.712703" calcext:value-type="float">
            <text:p>1.712703</text:p>
          </table:table-cell>
          <table:table-cell table:style-name="ce96" table:formula="of:=+[.D52]+[.K52]" office:value-type="float" office:value="0" calcext:value-type="float">
            <text:p>0.000</text:p>
          </table:table-cell>
          <table:table-cell table:style-name="ce115" table:formula="of:=+[.E52]-[.J52]" office:value-type="float" office:value="-0.058125" calcext:value-type="float">
            <text:p>-0.058</text:p>
          </table:table-cell>
          <table:table-cell table:style-name="ce129" table:formula="of:=+[.F52]+[.L52]" office:value-type="float" office:value="1.673703" calcext:value-type="float">
            <text:p>1.674</text:p>
          </table:table-cell>
          <table:table-cell table:style-name="ce136" office:value-type="float" office:value="0.059" calcext:value-type="float">
            <text:p>0.05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-0.039" calcext:value-type="float">
            <text:p>-0.039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5" calcext:value-type="float">
            <text:p>-0.015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5" calcext:value-type="float">
            <text:p>-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Chin</text:p>
          </table:table-cell>
          <table:table-cell table:style-name="ce60" office:value-type="string" calcext:value-type="string">
            <text:p>mFaceJaw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2]+[.N53]" office:value-type="float" office:value="0" calcext:value-type="float">
            <text:p>0.000000</text:p>
          </table:table-cell>
          <table:table-cell table:style-name="ce80" table:formula="of:=+[.E$52]-[.M53]" office:value-type="float" office:value="-0.073125" calcext:value-type="float">
            <text:p>-0.073125</text:p>
          </table:table-cell>
          <table:table-cell table:style-name="ce88" table:formula="of:=+[.F$52]+[.O53]" office:value-type="float" office:value="1.658703" calcext:value-type="float">
            <text:p>1.658703</text:p>
          </table:table-cell>
          <table:table-cell table:style-name="ce96" table:formula="of:=+[.D53]+[.K53]" office:value-type="float" office:value="0" calcext:value-type="float">
            <text:p>0.000</text:p>
          </table:table-cell>
          <table:table-cell table:style-name="ce115" table:formula="of:=+[.E53]-[.J53]" office:value-type="float" office:value="-0.094125" calcext:value-type="float">
            <text:p>-0.094</text:p>
          </table:table-cell>
          <table:table-cell table:style-name="ce129" table:formula="of:=+[.F53]+[.L53]" office:value-type="float" office:value="1.640703" calcext:value-type="float">
            <text:p>1.641</text:p>
          </table:table-cell>
          <table:table-cell table:style-name="ce146" office:value-type="float" office:value="0.021" calcext:value-type="float">
            <text:p>0.021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18" calcext:value-type="float">
            <text:p>-0.018</text:p>
          </table:table-cell>
          <table:table-cell table:style-name="ce177" office:value-type="float" office:value="0.074" calcext:value-type="float">
            <text:p>0.07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54" calcext:value-type="float">
            <text:p>-0.054000</text:p>
          </table:table-cell>
          <table:table-cell table:style-name="ce237" office:value-type="float" office:value="0.074" calcext:value-type="float">
            <text:p>0.07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54" calcext:value-type="float">
            <text:p>-0.05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TeethLower</text:p>
          </table:table-cell>
          <table:table-cell table:style-name="ce57" office:value-type="string" calcext:value-type="string">
            <text:p>mFaceJaw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2]+[.N54]" office:value-type="float" office:value="0" calcext:value-type="float">
            <text:p>0.000000</text:p>
          </table:table-cell>
          <table:table-cell table:style-name="ce80" table:formula="of:=+[.E$52]-[.M54]" office:value-type="float" office:value="-0.020125" calcext:value-type="float">
            <text:p>-0.020125</text:p>
          </table:table-cell>
          <table:table-cell table:style-name="ce88" table:formula="of:=+[.F$52]+[.O54]" office:value-type="float" office:value="1.673703" calcext:value-type="float">
            <text:p>1.673703</text:p>
          </table:table-cell>
          <table:table-cell table:style-name="ce96" table:formula="of:=+[.D54]+[.K54]" office:value-type="float" office:value="0" calcext:value-type="float">
            <text:p>0.000</text:p>
          </table:table-cell>
          <table:table-cell table:style-name="ce115" table:formula="of:=+[.E54]-[.J54]" office:value-type="float" office:value="-0.055125" calcext:value-type="float">
            <text:p>-0.055</text:p>
          </table:table-cell>
          <table:table-cell table:style-name="ce129" table:formula="of:=+[.F54]+[.L54]" office:value-type="float" office:value="1.673703" calcext:value-type="float">
            <text:p>1.674</text:p>
          </table:table-cell>
          <table:table-cell table:style-name="ce136" office:value-type="float" office:value="0.035" calcext:value-type="float">
            <text:p>0.035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1" calcext:value-type="float">
            <text:p>0.021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39" calcext:value-type="float">
            <text:p>-0.039000</text:p>
          </table:table-cell>
          <table:table-cell table:style-name="ce211" office:value-type="float" office:value="0.021" calcext:value-type="float">
            <text:p>0.021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39" calcext:value-type="float">
            <text:p>-0.03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Left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5]" office:value-type="float" office:value="0" calcext:value-type="float">
            <text:p>0.000000</text:p>
          </table:table-cell>
          <table:table-cell table:style-name="ce80" table:formula="of:=+[.E$54]-[.M55]" office:value-type="float" office:value="-0.065125" calcext:value-type="float">
            <text:p>-0.065125</text:p>
          </table:table-cell>
          <table:table-cell table:style-name="ce88" table:formula="of:=+[.F$54]+[.O55]" office:value-type="float" office:value="1.673703" calcext:value-type="float">
            <text:p>1.673703</text:p>
          </table:table-cell>
          <table:table-cell table:style-name="ce96" table:formula="of:=+[.D55]+[.K55]" office:value-type="float" office:value="0.017" calcext:value-type="float">
            <text:p>0.017</text:p>
          </table:table-cell>
          <table:table-cell table:style-name="ce115" table:formula="of:=+[.E55]-[.J55]" office:value-type="float" office:value="-0.099125" calcext:value-type="float">
            <text:p>-0.099</text:p>
          </table:table-cell>
          <table:table-cell table:style-name="ce129" table:formula="of:=+[.F55]+[.L55]" office:value-type="float" office:value="1.678703" calcext:value-type="float">
            <text:p>1.679</text:p>
          </table:table-cell>
          <table:table-cell table:style-name="ce146" office:value-type="float" office:value="0.034" calcext:value-type="float">
            <text:p>0.034</text:p>
          </table:table-cell>
          <table:table-cell table:style-name="ce157" office:value-type="float" office:value="0.017" calcext:value-type="float">
            <text:p>0.017</text:p>
          </table:table-cell>
          <table:table-cell table:style-name="ce170" office:value-type="float" office:value="0.005" calcext:value-type="float">
            <text:p>0.005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LowerRight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6]" office:value-type="float" office:value="0" calcext:value-type="float">
            <text:p>0.000000</text:p>
          </table:table-cell>
          <table:table-cell table:style-name="ce80" table:formula="of:=+[.E$54]-[.M56]" office:value-type="float" office:value="-0.065125" calcext:value-type="float">
            <text:p>-0.065125</text:p>
          </table:table-cell>
          <table:table-cell table:style-name="ce88" table:formula="of:=+[.F$54]+[.O56]" office:value-type="float" office:value="1.673703" calcext:value-type="float">
            <text:p>1.673703</text:p>
          </table:table-cell>
          <table:table-cell table:style-name="ce96" table:formula="of:=+[.D56]+[.K56]" office:value-type="float" office:value="-0.017" calcext:value-type="float">
            <text:p>-0.017</text:p>
          </table:table-cell>
          <table:table-cell table:style-name="ce115" table:formula="of:=+[.E56]-[.J56]" office:value-type="float" office:value="-0.099125" calcext:value-type="float">
            <text:p>-0.099</text:p>
          </table:table-cell>
          <table:table-cell table:style-name="ce129" table:formula="of:=+[.F56]+[.L56]" office:value-type="float" office:value="1.678703" calcext:value-type="float">
            <text:p>1.679</text:p>
          </table:table-cell>
          <table:table-cell table:style-name="ce136" office:value-type="float" office:value="0.034" calcext:value-type="float">
            <text:p>0.034</text:p>
          </table:table-cell>
          <table:table-cell table:style-name="ce148" office:value-type="float" office:value="-0.017" calcext:value-type="float">
            <text:p>-0.017</text:p>
          </table:table-cell>
          <table:table-cell table:style-name="ce161" office:value-type="float" office:value="0.005" calcext:value-type="float">
            <text:p>0.005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LowerCenter</text:p>
          </table:table-cell>
          <table:table-cell table:style-name="ce60" office:value-type="string" calcext:value-type="string">
            <text:p>mFaceTeethLow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54]+[.N57]" office:value-type="float" office:value="0" calcext:value-type="float">
            <text:p>0.000000</text:p>
          </table:table-cell>
          <table:table-cell table:style-name="ce80" table:formula="of:=+[.E$54]-[.M57]" office:value-type="float" office:value="-0.065125" calcext:value-type="float">
            <text:p>-0.065125</text:p>
          </table:table-cell>
          <table:table-cell table:style-name="ce88" table:formula="of:=+[.F$54]+[.O57]" office:value-type="float" office:value="1.673703" calcext:value-type="float">
            <text:p>1.673703</text:p>
          </table:table-cell>
          <table:table-cell table:style-name="ce96" table:formula="of:=+[.D57]+[.K57]" office:value-type="float" office:value="0" calcext:value-type="float">
            <text:p>0.000</text:p>
          </table:table-cell>
          <table:table-cell table:style-name="ce115" table:formula="of:=+[.E57]-[.J57]" office:value-type="float" office:value="-0.105125" calcext:value-type="float">
            <text:p>-0.105</text:p>
          </table:table-cell>
          <table:table-cell table:style-name="ce129" table:formula="of:=+[.F57]+[.L57]" office:value-type="float" office:value="1.675703" calcext:value-type="float">
            <text:p>1.676</text:p>
          </table:table-cell>
          <table:table-cell table:style-name="ce146" office:value-type="float" office:value="0.04" calcext:value-type="float">
            <text:p>0.04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2" calcext:value-type="float">
            <text:p>0.002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TongueBase</text:p>
          </table:table-cell>
          <table:table-cell table:style-name="ce57" office:value-type="string" calcext:value-type="string">
            <text:p>mFaceTeethLow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54]+[.N58]" office:value-type="float" office:value="0" calcext:value-type="float">
            <text:p>0.000000</text:p>
          </table:table-cell>
          <table:table-cell table:style-name="ce80" table:formula="of:=+[.E$54]-[.M58]" office:value-type="float" office:value="-0.059125" calcext:value-type="float">
            <text:p>-0.059125</text:p>
          </table:table-cell>
          <table:table-cell table:style-name="ce88" table:formula="of:=+[.F$54]+[.O58]" office:value-type="float" office:value="1.678703" calcext:value-type="float">
            <text:p>1.678703</text:p>
          </table:table-cell>
          <table:table-cell table:style-name="ce96" table:formula="of:=+[.D58]+[.K58]" office:value-type="float" office:value="0" calcext:value-type="float">
            <text:p>0.000</text:p>
          </table:table-cell>
          <table:table-cell table:style-name="ce115" table:formula="of:=+[.E58]-[.J58]" office:value-type="float" office:value="-0.081125" calcext:value-type="float">
            <text:p>-0.081</text:p>
          </table:table-cell>
          <table:table-cell table:style-name="ce129" table:formula="of:=+[.F58]+[.L58]" office:value-type="float" office:value="1.685703" calcext:value-type="float">
            <text:p>1.686</text:p>
          </table:table-cell>
          <table:table-cell table:style-name="ce136" office:value-type="float" office:value="0.022" calcext:value-type="float">
            <text:p>0.02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7" calcext:value-type="float">
            <text:p>0.007</text:p>
          </table:table-cell>
          <table:table-cell table:style-name="ce174" office:value-type="float" office:value="0.039" calcext:value-type="float">
            <text:p>0.039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05" calcext:value-type="float">
            <text:p>0.005000</text:p>
          </table:table-cell>
          <table:table-cell table:style-name="ce211" office:value-type="float" office:value="0.039" calcext:value-type="float">
            <text:p>0.03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05" calcext:value-type="float">
            <text:p>0.00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TongueTip</text:p>
          </table:table-cell>
          <table:table-cell table:style-name="ce60" office:value-type="string" calcext:value-type="string">
            <text:p>mFaceTongueBase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58]+[.N59]" office:value-type="float" office:value="0" calcext:value-type="float">
            <text:p>0.000000</text:p>
          </table:table-cell>
          <table:table-cell table:style-name="ce80" table:formula="of:=+[.E58]-[.M59]" office:value-type="float" office:value="-0.081125" calcext:value-type="float">
            <text:p>-0.081125</text:p>
          </table:table-cell>
          <table:table-cell table:style-name="ce88" table:formula="of:=+[.F58]+[.O59]" office:value-type="float" office:value="1.685703" calcext:value-type="float">
            <text:p>1.685703</text:p>
          </table:table-cell>
          <table:table-cell table:style-name="ce96" table:formula="of:=+[.D59]+[.K59]" office:value-type="float" office:value="0" calcext:value-type="float">
            <text:p>0.000</text:p>
          </table:table-cell>
          <table:table-cell table:style-name="ce115" table:formula="of:=+[.E59]-[.J59]" office:value-type="float" office:value="-0.091125" calcext:value-type="float">
            <text:p>-0.091</text:p>
          </table:table-cell>
          <table:table-cell table:style-name="ce129" table:formula="of:=+[.F59]+[.L59]" office:value-type="float" office:value="1.685703" calcext:value-type="float">
            <text:p>1.686</text:p>
          </table:table-cell>
          <table:table-cell table:style-name="ce146" office:value-type="float" office:value="0.01" calcext:value-type="float">
            <text:p>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2" calcext:value-type="float">
            <text:p>0.02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07" calcext:value-type="float">
            <text:p>0.007000</text:p>
          </table:table-cell>
          <table:table-cell table:style-name="ce237" office:value-type="float" office:value="0.022" calcext:value-type="float">
            <text:p>0.02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07" calcext:value-type="float">
            <text:p>0.00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JawShaper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0]" office:value-type="float" office:value="0" calcext:value-type="float">
            <text:p>0.000000</text:p>
          </table:table-cell>
          <table:table-cell table:style-name="ce84" table:formula="of:=+[.E$26]-[.M60]" office:value-type="float" office:value="-0.000125" calcext:value-type="float">
            <text:p>-0.000125</text:p>
          </table:table-cell>
          <table:table-cell table:style-name="ce92" table:formula="of:=+[.F$26]+[.O60]" office:value-type="float" office:value="1.727703" calcext:value-type="float">
            <text:p>1.727703</text:p>
          </table:table-cell>
          <table:table-cell table:style-name="ce96" table:formula="of:=+[.D60]+[.K60]" office:value-type="float" office:value="0" calcext:value-type="float">
            <text:p>0.000</text:p>
          </table:table-cell>
          <table:table-cell table:style-name="ce115" table:formula="of:=+[.E60]-[.J60]" office:value-type="float" office:value="0.016875" calcext:value-type="float">
            <text:p>0.017</text:p>
          </table:table-cell>
          <table:table-cell table:style-name="ce129" table:formula="of:=+[.F60]+[.L60]" office:value-type="float" office:value="1.727703" calcext:value-type="float">
            <text:p>1.728</text:p>
          </table:table-cell>
          <table:table-cell table:style-name="ce136" office:value-type="float" office:value="-0.017" calcext:value-type="float">
            <text:p>-0.017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ForeheadCent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1]" office:value-type="float" office:value="0" calcext:value-type="float">
            <text:p>0.000000</text:p>
          </table:table-cell>
          <table:table-cell table:style-name="ce84" table:formula="of:=+[.E$26]-[.M61]" office:value-type="float" office:value="-0.069125" calcext:value-type="float">
            <text:p>-0.069125</text:p>
          </table:table-cell>
          <table:table-cell table:style-name="ce92" table:formula="of:=+[.F$26]+[.O61]" office:value-type="float" office:value="1.792703" calcext:value-type="float">
            <text:p>1.792703</text:p>
          </table:table-cell>
          <table:table-cell table:style-name="ce96" table:formula="of:=+[.D61]+[.K61]" office:value-type="float" office:value="0" calcext:value-type="float">
            <text:p>0.000</text:p>
          </table:table-cell>
          <table:table-cell table:style-name="ce115" table:formula="of:=+[.E61]-[.J61]" office:value-type="float" office:value="-0.105125" calcext:value-type="float">
            <text:p>-0.105</text:p>
          </table:table-cell>
          <table:table-cell table:style-name="ce129" table:formula="of:=+[.F61]+[.L61]" office:value-type="float" office:value="1.792703" calcext:value-type="float">
            <text:p>1.793</text:p>
          </table:table-cell>
          <table:table-cell table:style-name="ce146" office:value-type="float" office:value="0.036" calcext:value-type="float">
            <text:p>0.03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69" calcext:value-type="float">
            <text:p>0.069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65" calcext:value-type="float">
            <text:p>0.065000</text:p>
          </table:table-cell>
          <table:table-cell table:style-name="ce237" office:value-type="float" office:value="0.069" calcext:value-type="float">
            <text:p>0.06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65" calcext:value-type="float">
            <text:p>0.0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NoseBase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62]" office:value-type="float" office:value="0" calcext:value-type="float">
            <text:p>0.000000</text:p>
          </table:table-cell>
          <table:table-cell table:style-name="ce84" table:formula="of:=+[.E$26]-[.M62]" office:value-type="float" office:value="-0.094125" calcext:value-type="float">
            <text:p>-0.094125</text:p>
          </table:table-cell>
          <table:table-cell table:style-name="ce92" table:formula="of:=+[.F$26]+[.O62]" office:value-type="float" office:value="1.711703" calcext:value-type="float">
            <text:p>1.711703</text:p>
          </table:table-cell>
          <table:table-cell table:style-name="ce96" table:formula="of:=+[.D62]+[.K62]" office:value-type="float" office:value="0" calcext:value-type="float">
            <text:p>0.000</text:p>
          </table:table-cell>
          <table:table-cell table:style-name="ce115" table:formula="of:=+[.E62]-[.J62]" office:value-type="float" office:value="-0.108125" calcext:value-type="float">
            <text:p>-0.108</text:p>
          </table:table-cell>
          <table:table-cell table:style-name="ce129" table:formula="of:=+[.F62]+[.L62]" office:value-type="float" office:value="1.711703" calcext:value-type="float">
            <text:p>1.712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94" calcext:value-type="float">
            <text:p>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16" calcext:value-type="float">
            <text:p>-0.016000</text:p>
          </table:table-cell>
          <table:table-cell table:style-name="ce211" office:value-type="float" office:value="0.094" calcext:value-type="float">
            <text:p>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16" calcext:value-type="float">
            <text:p>-0.01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TeethUpper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63]" office:value-type="float" office:value="0" calcext:value-type="float">
            <text:p>0.000000</text:p>
          </table:table-cell>
          <table:table-cell table:style-name="ce84" table:formula="of:=+[.E$26]-[.M63]" office:value-type="float" office:value="-0.020125" calcext:value-type="float">
            <text:p>-0.020125</text:p>
          </table:table-cell>
          <table:table-cell table:style-name="ce92" table:formula="of:=+[.F$26]+[.O63]" office:value-type="float" office:value="1.697703" calcext:value-type="float">
            <text:p>1.697703</text:p>
          </table:table-cell>
          <table:table-cell table:style-name="ce96" table:formula="of:=+[.D63]+[.K63]" office:value-type="float" office:value="0" calcext:value-type="float">
            <text:p>0.000</text:p>
          </table:table-cell>
          <table:table-cell table:style-name="ce115" table:formula="of:=+[.E63]-[.J63]" office:value-type="float" office:value="-0.055125" calcext:value-type="float">
            <text:p>-0.055</text:p>
          </table:table-cell>
          <table:table-cell table:style-name="ce129" table:formula="of:=+[.F63]+[.L63]" office:value-type="float" office:value="1.697703" calcext:value-type="float">
            <text:p>1.698</text:p>
          </table:table-cell>
          <table:table-cell table:style-name="ce146" office:value-type="float" office:value="0.035" calcext:value-type="float">
            <text:p>0.03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" calcext:value-type="float">
            <text:p>0.020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3" calcext:value-type="float">
            <text:p>-0.030000</text:p>
          </table:table-cell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3" calcext:value-type="float">
            <text:p>-0.03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4]" office:value-type="float" office:value="0" calcext:value-type="float">
            <text:p>0.000000</text:p>
          </table:table-cell>
          <table:table-cell table:style-name="ce80" table:formula="of:=+[.E$63]-[.M64]" office:value-type="float" office:value="-0.065125" calcext:value-type="float">
            <text:p>-0.065125</text:p>
          </table:table-cell>
          <table:table-cell table:style-name="ce88" table:formula="of:=+[.F$63]+[.O64]" office:value-type="float" office:value="1.694703" calcext:value-type="float">
            <text:p>1.694703</text:p>
          </table:table-cell>
          <table:table-cell table:style-name="ce96" table:formula="of:=+[.D64]+[.K64]" office:value-type="float" office:value="0.015" calcext:value-type="float">
            <text:p>0.015</text:p>
          </table:table-cell>
          <table:table-cell table:style-name="ce115" table:formula="of:=+[.E64]-[.J64]" office:value-type="float" office:value="-0.106125" calcext:value-type="float">
            <text:p>-0.106</text:p>
          </table:table-cell>
          <table:table-cell table:style-name="ce129" table:formula="of:=+[.F64]+[.L64]" office:value-type="float" office:value="1.694703" calcext:value-type="float">
            <text:p>1.695</text:p>
          </table:table-cell>
          <table:table-cell table:style-name="ce136" office:value-type="float" office:value="0.041" calcext:value-type="float">
            <text:p>0.041</text:p>
          </table:table-cell>
          <table:table-cell table:style-name="ce148" office:value-type="float" office:value="0.015" calcext:value-type="float">
            <text:p>0.01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Upp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5]" office:value-type="float" office:value="0" calcext:value-type="float">
            <text:p>0.000000</text:p>
          </table:table-cell>
          <table:table-cell table:style-name="ce80" table:formula="of:=+[.E$63]-[.M65]" office:value-type="float" office:value="-0.065125" calcext:value-type="float">
            <text:p>-0.065125</text:p>
          </table:table-cell>
          <table:table-cell table:style-name="ce88" table:formula="of:=+[.F$63]+[.O65]" office:value-type="float" office:value="1.694703" calcext:value-type="float">
            <text:p>1.694703</text:p>
          </table:table-cell>
          <table:table-cell table:style-name="ce96" table:formula="of:=+[.D65]+[.K65]" office:value-type="float" office:value="-0.015" calcext:value-type="float">
            <text:p>-0.015</text:p>
          </table:table-cell>
          <table:table-cell table:style-name="ce115" table:formula="of:=+[.E65]-[.J65]" office:value-type="float" office:value="-0.106125" calcext:value-type="float">
            <text:p>-0.106</text:p>
          </table:table-cell>
          <table:table-cell table:style-name="ce129" table:formula="of:=+[.F65]+[.L65]" office:value-type="float" office:value="1.694703" calcext:value-type="float">
            <text:p>1.695</text:p>
          </table:table-cell>
          <table:table-cell table:style-name="ce146" office:value-type="float" office:value="0.041" calcext:value-type="float">
            <text:p>0.041</text:p>
          </table:table-cell>
          <table:table-cell table:style-name="ce157" office:value-type="float" office:value="-0.015" calcext:value-type="float">
            <text:p>-0.01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45" calcext:value-type="float">
            <text:p>0.045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03" calcext:value-type="float">
            <text:p>-0.003000</text:p>
          </table:table-cell>
          <table:table-cell table:style-name="ce237" office:value-type="float" office:value="0.045" calcext:value-type="float">
            <text:p>0.045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03" calcext:value-type="float">
            <text:p>-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CornerLeft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6]" office:value-type="float" office:value="-0.019" calcext:value-type="float">
            <text:p>-0.019000</text:p>
          </table:table-cell>
          <table:table-cell table:style-name="ce80" table:formula="of:=+[.E$63]-[.M66]" office:value-type="float" office:value="-0.048125" calcext:value-type="float">
            <text:p>-0.048125</text:p>
          </table:table-cell>
          <table:table-cell table:style-name="ce88" table:formula="of:=+[.F$63]+[.O66]" office:value-type="float" office:value="1.687703" calcext:value-type="float">
            <text:p>1.687703</text:p>
          </table:table-cell>
          <table:table-cell table:style-name="ce96" table:formula="of:=+[.D66]+[.K66]" office:value-type="float" office:value="0.032" calcext:value-type="float">
            <text:p>0.032</text:p>
          </table:table-cell>
          <table:table-cell table:style-name="ce115" table:formula="of:=+[.E66]-[.J66]" office:value-type="float" office:value="-0.093125" calcext:value-type="float">
            <text:p>-0.093</text:p>
          </table:table-cell>
          <table:table-cell table:style-name="ce129" table:formula="of:=+[.F66]+[.L66]" office:value-type="float" office:value="1.687703" calcext:value-type="float">
            <text:p>1.688</text:p>
          </table:table-cell>
          <table:table-cell table:style-name="ce136" office:value-type="float" office:value="0.045" calcext:value-type="float">
            <text:p>0.045</text:p>
          </table:table-cell>
          <table:table-cell table:style-name="ce148" office:value-type="float" office:value="0.051" calcext:value-type="float">
            <text:p>0.05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19" calcext:value-type="float">
            <text:p>-0.019000</text:p>
          </table:table-cell>
          <table:table-cell table:style-name="ce190" office:value-type="float" office:value="-0.01" calcext:value-type="float">
            <text:p>-0.010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19" calcext:value-type="float">
            <text:p>-0.019</text:p>
          </table:table-cell>
          <table:table-cell table:style-name="ce307" office:value-type="float" office:value="-0.01" calcext:value-type="float">
            <text:p>-0.01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LipCornerRight</text:p>
          </table:table-cell>
          <table:table-cell table:style-name="ce60" office:value-type="string" calcext:value-type="string">
            <text:p>mFaceTeethUpper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63]+[.N67]" office:value-type="float" office:value="0.019" calcext:value-type="float">
            <text:p>0.019000</text:p>
          </table:table-cell>
          <table:table-cell table:style-name="ce80" table:formula="of:=+[.E$63]-[.M67]" office:value-type="float" office:value="-0.048125" calcext:value-type="float">
            <text:p>-0.048125</text:p>
          </table:table-cell>
          <table:table-cell table:style-name="ce88" table:formula="of:=+[.F$63]+[.O67]" office:value-type="float" office:value="1.687703" calcext:value-type="float">
            <text:p>1.687703</text:p>
          </table:table-cell>
          <table:table-cell table:style-name="ce96" table:formula="of:=+[.D67]+[.K67]" office:value-type="float" office:value="-0.032" calcext:value-type="float">
            <text:p>-0.032</text:p>
          </table:table-cell>
          <table:table-cell table:style-name="ce115" table:formula="of:=+[.E67]-[.J67]" office:value-type="float" office:value="-0.093125" calcext:value-type="float">
            <text:p>-0.093</text:p>
          </table:table-cell>
          <table:table-cell table:style-name="ce129" table:formula="of:=+[.F67]+[.L67]" office:value-type="float" office:value="1.687703" calcext:value-type="float">
            <text:p>1.688</text:p>
          </table:table-cell>
          <table:table-cell table:style-name="ce146" office:value-type="float" office:value="0.045" calcext:value-type="float">
            <text:p>0.045</text:p>
          </table:table-cell>
          <table:table-cell table:style-name="ce157" office:value-type="float" office:value="-0.051" calcext:value-type="float">
            <text:p>-0.05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19" calcext:value-type="float">
            <text:p>0.019000</text:p>
          </table:table-cell>
          <table:table-cell table:style-name="ce193" office:value-type="float" office:value="-0.01" calcext:value-type="float">
            <text:p>-0.010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19" calcext:value-type="float">
            <text:p>0.019</text:p>
          </table:table-cell>
          <table:table-cell table:style-name="ce333" office:value-type="float" office:value="-0.01" calcext:value-type="float">
            <text:p>-0.01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LipUpperCenter</text:p>
          </table:table-cell>
          <table:table-cell table:style-name="ce57" office:value-type="string" calcext:value-type="string">
            <text:p>mFaceTeethUpper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63]+[.N68]" office:value-type="float" office:value="0" calcext:value-type="float">
            <text:p>0.000000</text:p>
          </table:table-cell>
          <table:table-cell table:style-name="ce80" table:formula="of:=+[.E$63]-[.M68]" office:value-type="float" office:value="-0.065125" calcext:value-type="float">
            <text:p>-0.065125</text:p>
          </table:table-cell>
          <table:table-cell table:style-name="ce88" table:formula="of:=+[.F$63]+[.O68]" office:value-type="float" office:value="1.694703" calcext:value-type="float">
            <text:p>1.694703</text:p>
          </table:table-cell>
          <table:table-cell table:style-name="ce96" table:formula="of:=+[.D68]+[.K68]" office:value-type="float" office:value="0" calcext:value-type="float">
            <text:p>0.000</text:p>
          </table:table-cell>
          <table:table-cell table:style-name="ce115" table:formula="of:=+[.E68]-[.J68]" office:value-type="float" office:value="-0.108125" calcext:value-type="float">
            <text:p>-0.108</text:p>
          </table:table-cell>
          <table:table-cell table:style-name="ce129" table:formula="of:=+[.F68]+[.L68]" office:value-type="float" office:value="1.696703" calcext:value-type="float">
            <text:p>1.697</text:p>
          </table:table-cell>
          <table:table-cell table:style-name="ce136" office:value-type="float" office:value="0.043" calcext:value-type="float">
            <text:p>0.043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.002" calcext:value-type="float">
            <text:p>0.002</text:p>
          </table:table-cell>
          <table:table-cell table:style-name="ce174" office:value-type="float" office:value="0.045" calcext:value-type="float">
            <text:p>0.045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03" calcext:value-type="float">
            <text:p>-0.003000</text:p>
          </table:table-cell>
          <table:table-cell table:style-name="ce211" office:value-type="float" office:value="0.045" calcext:value-type="float">
            <text:p>0.045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03" calcext:value-type="float">
            <text:p>-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EyecornerInnerLeft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26]+[.N69]" office:value-type="float" office:value="0.017" calcext:value-type="float">
            <text:p>0.017000</text:p>
          </table:table-cell>
          <table:table-cell table:style-name="ce80" table:formula="of:=+[.E$26]-[.M69]" office:value-type="float" office:value="-0.075125" calcext:value-type="float">
            <text:p>-0.075125</text:p>
          </table:table-cell>
          <table:table-cell table:style-name="ce88" table:formula="of:=+[.F$26]+[.O69]" office:value-type="float" office:value="1.759703" calcext:value-type="float">
            <text:p>1.759703</text:p>
          </table:table-cell>
          <table:table-cell table:style-name="ce96" table:formula="of:=+[.D69]+[.K69]" office:value-type="float" office:value="0.017" calcext:value-type="float">
            <text:p>0.017</text:p>
          </table:table-cell>
          <table:table-cell table:style-name="ce115" table:formula="of:=+[.E69]-[.J69]" office:value-type="float" office:value="-0.091125" calcext:value-type="float">
            <text:p>-0.091</text:p>
          </table:table-cell>
          <table:table-cell table:style-name="ce129" table:formula="of:=+[.F69]+[.L69]" office:value-type="float" office:value="1.759703" calcext:value-type="float">
            <text:p>1.760</text:p>
          </table:table-cell>
          <table:table-cell table:style-name="ce146" office:value-type="float" office:value="0.016" calcext:value-type="float">
            <text:p>0.016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75" calcext:value-type="float">
            <text:p>0.075000</text:p>
          </table:table-cell>
          <table:table-cell table:style-name="ce183" office:value-type="float" office:value="0.017" calcext:value-type="float">
            <text:p>0.017000</text:p>
          </table:table-cell>
          <table:table-cell table:style-name="ce193" office:value-type="float" office:value="0.032" calcext:value-type="float">
            <text:p>0.032000</text:p>
          </table:table-cell>
          <table:table-cell table:style-name="ce237" office:value-type="float" office:value="0.075" calcext:value-type="float">
            <text:p>0.075</text:p>
          </table:table-cell>
          <table:table-cell table:style-name="ce246" office:value-type="float" office:value="0.017" calcext:value-type="float">
            <text:p>0.017</text:p>
          </table:table-cell>
          <table:table-cell table:style-name="ce333" office:value-type="float" office:value="0.032" calcext:value-type="float">
            <text:p>0.03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FaceEyecornerInnerRight</text:p>
          </table:table-cell>
          <table:table-cell table:style-name="ce57" office:value-type="string" calcext:value-type="string">
            <text:p>mFaceRoot</text:p>
          </table:table-cell>
          <table:table-cell table:style-name="ce65" office:value-type="string" calcext:value-type="string">
            <text:p>"false"</text:p>
          </table:table-cell>
          <table:table-cell table:style-name="ce76" table:formula="of:=+[.D$26]+[.N70]" office:value-type="float" office:value="-0.017" calcext:value-type="float">
            <text:p>-0.017000</text:p>
          </table:table-cell>
          <table:table-cell table:style-name="ce84" table:formula="of:=+[.E$26]-[.M70]" office:value-type="float" office:value="-0.075125" calcext:value-type="float">
            <text:p>-0.075125</text:p>
          </table:table-cell>
          <table:table-cell table:style-name="ce92" table:formula="of:=+[.F$26]+[.O70]" office:value-type="float" office:value="1.759703" calcext:value-type="float">
            <text:p>1.759703</text:p>
          </table:table-cell>
          <table:table-cell table:style-name="ce96" table:formula="of:=+[.D70]+[.K70]" office:value-type="float" office:value="-0.017" calcext:value-type="float">
            <text:p>-0.017</text:p>
          </table:table-cell>
          <table:table-cell table:style-name="ce115" table:formula="of:=+[.E70]-[.J70]" office:value-type="float" office:value="-0.091125" calcext:value-type="float">
            <text:p>-0.091</text:p>
          </table:table-cell>
          <table:table-cell table:style-name="ce129" table:formula="of:=+[.F70]+[.L70]" office:value-type="float" office:value="1.759703" calcext:value-type="float">
            <text:p>1.760</text:p>
          </table:table-cell>
          <table:table-cell table:style-name="ce136" office:value-type="float" office:value="0.016" calcext:value-type="float">
            <text:p>0.016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75" calcext:value-type="float">
            <text:p>0.075000</text:p>
          </table:table-cell>
          <table:table-cell table:style-name="ce180" office:value-type="float" office:value="-0.017" calcext:value-type="float">
            <text:p>-0.017000</text:p>
          </table:table-cell>
          <table:table-cell table:style-name="ce190" office:value-type="float" office:value="0.032" calcext:value-type="float">
            <text:p>0.032000</text:p>
          </table:table-cell>
          <table:table-cell table:style-name="ce211" office:value-type="float" office:value="0.075" calcext:value-type="float">
            <text:p>0.075</text:p>
          </table:table-cell>
          <table:table-cell table:style-name="ce241" office:value-type="float" office:value="-0.017" calcext:value-type="float">
            <text:p>-0.017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FaceNoseBridge</text:p>
          </table:table-cell>
          <table:table-cell table:style-name="ce60" office:value-type="string" calcext:value-type="string">
            <text:p>mFaceRoot</text:p>
          </table:table-cell>
          <table:table-cell table:style-name="ce68" office:value-type="string" calcext:value-type="string">
            <text:p>"false"</text:p>
          </table:table-cell>
          <table:table-cell table:style-name="ce76" table:formula="of:=+[.D$26]+[.N71]" office:value-type="float" office:value="0" calcext:value-type="float">
            <text:p>0.000000</text:p>
          </table:table-cell>
          <table:table-cell table:style-name="ce84" table:formula="of:=+[.E$26]-[.M71]" office:value-type="float" office:value="-0.091125" calcext:value-type="float">
            <text:p>-0.091125</text:p>
          </table:table-cell>
          <table:table-cell table:style-name="ce92" table:formula="of:=+[.F$26]+[.O71]" office:value-type="float" office:value="1.747703" calcext:value-type="float">
            <text:p>1.747703</text:p>
          </table:table-cell>
          <table:table-cell table:style-name="ce96" table:formula="of:=+[.D71]+[.K71]" office:value-type="float" office:value="0" calcext:value-type="float">
            <text:p>0.000</text:p>
          </table:table-cell>
          <table:table-cell table:style-name="ce115" table:formula="of:=+[.E71]-[.J71]" office:value-type="float" office:value="-0.106125" calcext:value-type="float">
            <text:p>-0.106</text:p>
          </table:table-cell>
          <table:table-cell table:style-name="ce129" table:formula="of:=+[.F71]+[.L71]" office:value-type="float" office:value="1.755703" calcext:value-type="float">
            <text:p>1.756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08" calcext:value-type="float">
            <text:p>0.008</text:p>
          </table:table-cell>
          <table:table-cell table:style-name="ce177" office:value-type="float" office:value="0.091" calcext:value-type="float">
            <text:p>0.091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2" calcext:value-type="float">
            <text:p>0.020000</text:p>
          </table:table-cell>
          <table:table-cell table:style-name="ce237" office:value-type="float" office:value="0.091" calcext:value-type="float">
            <text:p>0.091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CollarLef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72]" office:value-type="float" office:value="0.084665" calcext:value-type="float">
            <text:p>0.084665</text:p>
          </table:table-cell>
          <table:table-cell table:style-name="ce83" table:formula="of:=+[.E$14]-[.M72]" office:value-type="float" office:value="0.036295" calcext:value-type="float">
            <text:p>0.036295</text:p>
          </table:table-cell>
          <table:table-cell table:style-name="ce91" table:formula="of:=+[.F$14]+[.O72]" office:value-type="float" office:value="1.521361" calcext:value-type="float">
            <text:p>1.521361</text:p>
          </table:table-cell>
          <table:table-cell table:style-name="ce96" table:formula="of:=+[.D72]+[.K72]" office:value-type="float" office:value="0.163665" calcext:value-type="float">
            <text:p>0.164</text:p>
          </table:table-cell>
          <table:table-cell table:style-name="ce115" table:formula="of:=+[.E72]-[.J72]" office:value-type="float" office:value="0.036295" calcext:value-type="float">
            <text:p>0.036</text:p>
          </table:table-cell>
          <table:table-cell table:style-name="ce129" table:formula="of:=+[.F72]+[.L72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79" calcext:value-type="float">
            <text:p>0.079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20927" calcext:value-type="float">
            <text:p>-0.020927</text:p>
          </table:table-cell>
          <table:table-cell table:style-name="ce180" office:value-type="float" office:value="0.084665" calcext:value-type="float">
            <text:p>0.084665</text:p>
          </table:table-cell>
          <table:table-cell table:style-name="ce190" office:value-type="float" office:value="0.165396" calcext:value-type="float">
            <text:p>0.165396</text:p>
          </table:table-cell>
          <table:table-cell table:style-name="ce211" office:value-type="float" office:value="-0.021" calcext:value-type="float">
            <text:p>-0.021</text:p>
          </table:table-cell>
          <table:table-cell table:style-name="ce241" office:value-type="float" office:value="0.085" calcext:value-type="float">
            <text:p>0.085</text:p>
          </table:table-cell>
          <table:table-cell table:style-name="ce307" office:value-type="float" office:value="0.165" calcext:value-type="float">
            <text:p>0.16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CLAVICLE</text:p>
          </table:table-cell>
          <table:table-cell table:style-name="ce58" office:value-type="string" calcext:value-type="string">
            <text:p>mCollarLeft</text:p>
          </table:table-cell>
          <table:table-cell table:style-name="ce66"/>
          <table:table-cell table:style-name="ce73" table:formula="of:=+[.D72]+[.Q73]" office:value-type="float" office:value="0.084665" calcext:value-type="float">
            <text:p>0.084665</text:p>
          </table:table-cell>
          <table:table-cell table:style-name="ce81" table:formula="of:=+[.E72]-[.P73]" office:value-type="float" office:value="0.016295" calcext:value-type="float">
            <text:p>0.016295</text:p>
          </table:table-cell>
          <table:table-cell table:style-name="ce89" table:formula="of:=+[.F72]+[.R73]" office:value-type="float" office:value="1.541361" calcext:value-type="float">
            <text:p>1.541361</text:p>
          </table:table-cell>
          <table:table-cell table:style-name="ce97" table:formula="of:=+[.D73]+[.K73]" office:value-type="float" office:value="0.184665" calcext:value-type="float">
            <text:p>0.185</text:p>
          </table:table-cell>
          <table:table-cell table:style-name="ce119" table:formula="of:=+[.E73]-[.J73]" office:value-type="float" office:value="0.016295" calcext:value-type="float">
            <text:p>0.016</text:p>
          </table:table-cell>
          <table:table-cell table:style-name="ce130" table:formula="of:=+[.F73]+[.L73]" office:value-type="float" office:value="1.541361" calcext:value-type="float">
            <text:p>1.54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2" calcext:value-type="float">
            <text:p>0.02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2" calcext:value-type="float">
            <text:p>0.02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7" calcext:value-type="float">
            <text:p>0.07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ShoulderLeft</text:p>
          </table:table-cell>
          <table:table-cell table:style-name="ce57" office:value-type="string" calcext:value-type="string">
            <text:p>mColla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2]+[.N74]" office:value-type="float" office:value="0.163665" calcext:value-type="float">
            <text:p>0.163665</text:p>
          </table:table-cell>
          <table:table-cell table:style-name="ce80" table:formula="of:=+[.E72]-[.M74]" office:value-type="float" office:value="0.036295" calcext:value-type="float">
            <text:p>0.036295</text:p>
          </table:table-cell>
          <table:table-cell table:style-name="ce88" table:formula="of:=+[.F72]+[.O74]" office:value-type="float" office:value="1.521361" calcext:value-type="float">
            <text:p>1.521361</text:p>
          </table:table-cell>
          <table:table-cell table:style-name="ce96" table:formula="of:=+[.D74]+[.K74]" office:value-type="float" office:value="0.410665" calcext:value-type="float">
            <text:p>0.411</text:p>
          </table:table-cell>
          <table:table-cell table:style-name="ce115" table:formula="of:=+[.E74]-[.J74]" office:value-type="float" office:value="0.036295" calcext:value-type="float">
            <text:p>0.036</text:p>
          </table:table-cell>
          <table:table-cell table:style-name="ce129" table:formula="of:=+[.F74]+[.L74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47" calcext:value-type="float">
            <text:p>0.247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079" calcext:value-type="float">
            <text:p>0.079000</text:p>
          </table:table-cell>
          <table:table-cell table:style-name="ce190" office:value-type="float" office:value="-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079" calcext:value-type="float">
            <text:p>0.079</text:p>
          </table:table-cell>
          <table:table-cell table:style-name="ce307" office:value-type="float" office:value="-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UPPER_ARM</text:p>
          </table:table-cell>
          <table:table-cell table:style-name="ce58" office:value-type="string" calcext:value-type="string">
            <text:p>mShoulderLeft</text:p>
          </table:table-cell>
          <table:table-cell table:style-name="ce66"/>
          <table:table-cell table:style-name="ce73" table:formula="of:=+[.D74]+[.Q75]" office:value-type="float" office:value="0.283665" calcext:value-type="float">
            <text:p>0.283665</text:p>
          </table:table-cell>
          <table:table-cell table:style-name="ce81" table:formula="of:=+[.E74]-[.P75]" office:value-type="float" office:value="0.036295" calcext:value-type="float">
            <text:p>0.036295</text:p>
          </table:table-cell>
          <table:table-cell table:style-name="ce89" table:formula="of:=+[.F74]+[.R75]" office:value-type="float" office:value="1.531361" calcext:value-type="float">
            <text:p>1.531361</text:p>
          </table:table-cell>
          <table:table-cell table:style-name="ce97" table:formula="of:=+[.D75]+[.K75]" office:value-type="float" office:value="0.413665" calcext:value-type="float">
            <text:p>0.414</text:p>
          </table:table-cell>
          <table:table-cell table:style-name="ce119" table:formula="of:=+[.E75]-[.J75]" office:value-type="float" office:value="0.036295" calcext:value-type="float">
            <text:p>0.036</text:p>
          </table:table-cell>
          <table:table-cell table:style-name="ce130" table:formula="of:=+[.F75]+[.L75]" office:value-type="float" office:value="1.528361" calcext:value-type="float">
            <text:p>1.52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3" calcext:value-type="float">
            <text:p>0.130</text:p>
          </table:table-cell>
          <table:table-cell table:style-name="ce163" office:value-type="float" office:value="-0.003" calcext:value-type="float">
            <text:p>-0.003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2" calcext:value-type="float">
            <text:p>0.120</text:p>
          </table:table-cell>
          <table:table-cell table:style-name="ce308" office:value-type="float" office:value="0.01" calcext:value-type="float">
            <text:p>0.010</text:p>
          </table:table-cell>
          <table:table-cell table:style-name="ce350" office:value-type="float" office:value="-5" calcext:value-type="float">
            <text:p>-5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17" calcext:value-type="float">
            <text:p>0.17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ElbowLeft</text:p>
          </table:table-cell>
          <table:table-cell table:style-name="ce57" office:value-type="string" calcext:value-type="string">
            <text:p>mShoulder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4]+[.N76]" office:value-type="float" office:value="0.411665" calcext:value-type="float">
            <text:p>0.411665</text:p>
          </table:table-cell>
          <table:table-cell table:style-name="ce80" table:formula="of:=+[.E74]-[.M76]" office:value-type="float" office:value="0.036295" calcext:value-type="float">
            <text:p>0.036295</text:p>
          </table:table-cell>
          <table:table-cell table:style-name="ce88" table:formula="of:=+[.F74]+[.O76]" office:value-type="float" office:value="1.521361" calcext:value-type="float">
            <text:p>1.521361</text:p>
          </table:table-cell>
          <table:table-cell table:style-name="ce96" table:formula="of:=+[.D76]+[.K76]" office:value-type="float" office:value="0.616665" calcext:value-type="float">
            <text:p>0.617</text:p>
          </table:table-cell>
          <table:table-cell table:style-name="ce115" table:formula="of:=+[.E76]-[.J76]" office:value-type="float" office:value="0.036295" calcext:value-type="float">
            <text:p>0.036</text:p>
          </table:table-cell>
          <table:table-cell table:style-name="ce129" table:formula="of:=+[.F76]+[.L76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205" calcext:value-type="float">
            <text:p>0.20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000</text:p>
          </table:table-cell>
          <table:table-cell table:style-name="ce180" office:value-type="float" office:value="0.248" calcext:value-type="float">
            <text:p>0.248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0" calcext:value-type="float">
            <text:p>0.000</text:p>
          </table:table-cell>
          <table:table-cell table:style-name="ce241" office:value-type="float" office:value="0.248" calcext:value-type="float">
            <text:p>0.248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LOWER_ARM</text:p>
          </table:table-cell>
          <table:table-cell table:style-name="ce58" office:value-type="string" calcext:value-type="string">
            <text:p>mElbowLeft</text:p>
          </table:table-cell>
          <table:table-cell table:style-name="ce66"/>
          <table:table-cell table:style-name="ce73" table:formula="of:=+[.D76]+[.Q77]" office:value-type="float" office:value="0.511665" calcext:value-type="float">
            <text:p>0.511665</text:p>
          </table:table-cell>
          <table:table-cell table:style-name="ce81" table:formula="of:=+[.E76]-[.P77]" office:value-type="float" office:value="0.036295" calcext:value-type="float">
            <text:p>0.036295</text:p>
          </table:table-cell>
          <table:table-cell table:style-name="ce89" table:formula="of:=+[.F76]+[.R77]" office:value-type="float" office:value="1.521361" calcext:value-type="float">
            <text:p>1.521361</text:p>
          </table:table-cell>
          <table:table-cell table:style-name="ce97" table:formula="of:=+[.D77]+[.K77]" office:value-type="float" office:value="0.611665" calcext:value-type="float">
            <text:p>0.612</text:p>
          </table:table-cell>
          <table:table-cell table:style-name="ce119" table:formula="of:=+[.E77]-[.J77]" office:value-type="float" office:value="0.036295" calcext:value-type="float">
            <text:p>0.036</text:p>
          </table:table-cell>
          <table:table-cell table:style-name="ce130" table:formula="of:=+[.F77]+[.L77]" office:value-type="float" office:value="1.520361" calcext:value-type="float">
            <text:p>1.520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1" calcext:value-type="float">
            <text:p>0.100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1" calcext:value-type="float">
            <text:p>0.1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56" office:value-type="float" office:value="0.14" calcext:value-type="float">
            <text:p>0.14</text:p>
          </table:table-cell>
          <table:table-cell table:style-name="ce356" office:value-type="float" office:value="0.04" calcext:value-type="float">
            <text:p>0.04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WristLeft</text:p>
          </table:table-cell>
          <table:table-cell table:style-name="ce57" office:value-type="string" calcext:value-type="string">
            <text:p>mElbow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76]+[.N78]" office:value-type="float" office:value="0.616511" calcext:value-type="float">
            <text:p>0.616511</text:p>
          </table:table-cell>
          <table:table-cell table:style-name="ce80" table:formula="of:=+[.E76]-[.M78]" office:value-type="float" office:value="0.036295" calcext:value-type="float">
            <text:p>0.036295</text:p>
          </table:table-cell>
          <table:table-cell table:style-name="ce88" table:formula="of:=+[.F76]+[.O78]" office:value-type="float" office:value="1.521361" calcext:value-type="float">
            <text:p>1.521361</text:p>
          </table:table-cell>
          <table:table-cell table:style-name="ce96" table:formula="of:=+[.D78]+[.K78]" office:value-type="float" office:value="0.676511" calcext:value-type="float">
            <text:p>0.677</text:p>
          </table:table-cell>
          <table:table-cell table:style-name="ce115" table:formula="of:=+[.E78]-[.J78]" office:value-type="float" office:value="0.036295" calcext:value-type="float">
            <text:p>0.036</text:p>
          </table:table-cell>
          <table:table-cell table:style-name="ce129" table:formula="of:=+[.F78]+[.L78]" office:value-type="float" office:value="1.521361" calcext:value-type="float">
            <text:p>1.521</text:p>
          </table:table-cell>
          <table:table-cell table:style-name="ce136" office:value-type="float" office:value="0" calcext:value-type="float">
            <text:p>0.000</text:p>
          </table:table-cell>
          <table:table-cell table:style-name="ce148" office:value-type="float" office:value="0.06" calcext:value-type="float">
            <text:p>0.06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" calcext:value-type="float">
            <text:p>0.000000</text:p>
          </table:table-cell>
          <table:table-cell table:style-name="ce180" office:value-type="float" office:value="0.204846" calcext:value-type="float">
            <text:p>0.204846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" calcext:value-type="float">
            <text:p>0.000</text:p>
          </table:table-cell>
          <table:table-cell table:style-name="ce241" office:value-type="float" office:value="0.205" calcext:value-type="float">
            <text:p>0.205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9" office:value-type="string" calcext:value-type="string">
            <text:p>L_HAND</text:p>
          </table:table-cell>
          <table:table-cell table:style-name="ce58" office:value-type="string" calcext:value-type="string">
            <text:p>mWristLeft</text:p>
          </table:table-cell>
          <table:table-cell table:style-name="ce66"/>
          <table:table-cell table:style-name="ce73" table:formula="of:=+[.D78]+[.Q79]" office:value-type="float" office:value="0.666511" calcext:value-type="float">
            <text:p>0.666511</text:p>
          </table:table-cell>
          <table:table-cell table:style-name="ce81" table:formula="of:=+[.E78]-[.P79]" office:value-type="float" office:value="0.026295" calcext:value-type="float">
            <text:p>0.026295</text:p>
          </table:table-cell>
          <table:table-cell table:style-name="ce89" table:formula="of:=+[.F78]+[.R79]" office:value-type="float" office:value="1.521361" calcext:value-type="float">
            <text:p>1.521361</text:p>
          </table:table-cell>
          <table:table-cell table:style-name="ce97" table:formula="of:=+[.D79]+[.K79]" office:value-type="float" office:value="0.715511" calcext:value-type="float">
            <text:p>0.716</text:p>
          </table:table-cell>
          <table:table-cell table:style-name="ce119" table:formula="of:=+[.E79]-[.J79]" office:value-type="float" office:value="0.021295" calcext:value-type="float">
            <text:p>0.021</text:p>
          </table:table-cell>
          <table:table-cell table:style-name="ce130" table:formula="of:=+[.F79]+[.L79]" office:value-type="float" office:value="1.520361" calcext:value-type="float">
            <text:p>1.520</text:p>
          </table:table-cell>
          <table:table-cell table:style-name="ce138" office:value-type="float" office:value="0.005" calcext:value-type="float">
            <text:p>0.005</text:p>
          </table:table-cell>
          <table:table-cell table:style-name="ce149" office:value-type="float" office:value="0.049" calcext:value-type="float">
            <text:p>0.049</text:p>
          </table:table-cell>
          <table:table-cell table:style-name="ce163" office:value-type="float" office:value="-0.001" calcext:value-type="float">
            <text:p>-0.001</text:p>
          </table:table-cell>
          <table:table-cell table:style-name="ce175"/>
          <table:table-cell table:style-name="ce181"/>
          <table:table-cell table:style-name="ce191"/>
          <table:table-cell table:style-name="ce222" office:value-type="float" office:value="0.01" calcext:value-type="float">
            <text:p>0.010</text:p>
          </table:table-cell>
          <table:table-cell table:style-name="ce242" office:value-type="float" office:value="0.05" calcext:value-type="float">
            <text:p>0.05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-3" calcext:value-type="float">
            <text:p>-3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-10" calcext:value-type="float">
            <text:p>-10.00</text:p>
          </table:table-cell>
          <table:table-cell table:style-name="ce356" office:value-type="float" office:value="0.05" calcext:value-type="float">
            <text:p>0.05</text:p>
          </table:table-cell>
          <table:table-cell table:style-name="ce356" office:value-type="float" office:value="0.08" calcext:value-type="float">
            <text:p>0.08</text:p>
          </table:table-cell>
          <table:table-cell table:style-name="ce356" office:value-type="float" office:value="0.03" calcext:value-type="float">
            <text:p>0.03</text:p>
          </table:table-cell>
          <table:table-cell table:style-name="ce371"/>
          <table:table-cell table:style-name="ce378" table:number-columns-repeated="990"/>
          <table:table-cell table:style-name="ce14" table:number-columns-repeated="9"/>
        </table:table-row>
        <table:table-row table:style-name="ro13">
          <table:table-cell table:style-name="ce52" office:value-type="string" calcext:value-type="string">
            <text:p>mHandMiddle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0]" office:value-type="float" office:value="0.717511" calcext:value-type="float">
            <text:p>0.717511</text:p>
          </table:table-cell>
          <table:table-cell table:style-name="ce80" table:formula="of:=+[.E$78]-[.M80]" office:value-type="float" office:value="0.023295" calcext:value-type="float">
            <text:p>0.023295</text:p>
          </table:table-cell>
          <table:table-cell table:style-name="ce88" table:formula="of:=+[.F$78]+[.O80]" office:value-type="float" office:value="1.536361" calcext:value-type="float">
            <text:p>1.536361</text:p>
          </table:table-cell>
          <table:table-cell table:style-name="ce96" table:formula="of:=+[.D80]+[.K80]" office:value-type="float" office:value="0.757511" calcext:value-type="float">
            <text:p>0.758</text:p>
          </table:table-cell>
          <table:table-cell table:style-name="ce115" table:formula="of:=+[.E80]-[.J80]" office:value-type="float" office:value="0.024295" calcext:value-type="float">
            <text:p>0.024</text:p>
          </table:table-cell>
          <table:table-cell table:style-name="ce129" table:formula="of:=+[.F80]+[.L80]" office:value-type="float" office:value="1.530361" calcext:value-type="float">
            <text:p>1.530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0.04" calcext:value-type="float">
            <text:p>0.040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3" calcext:value-type="float">
            <text:p>0.013000</text:p>
          </table:table-cell>
          <table:table-cell table:style-name="ce180" office:value-type="float" office:value="0.101" calcext:value-type="float">
            <text:p>0.101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13" calcext:value-type="float">
            <text:p>0.013</text:p>
          </table:table-cell>
          <table:table-cell table:style-name="ce241" office:value-type="float" office:value="0.101" calcext:value-type="float">
            <text:p>0.101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2Left</text:p>
          </table:table-cell>
          <table:table-cell table:style-name="ce60" office:value-type="string" calcext:value-type="string">
            <text:p>mHandMiddle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0]+[.N81]" office:value-type="float" office:value="0.757511" calcext:value-type="float">
            <text:p>0.757511</text:p>
          </table:table-cell>
          <table:table-cell table:style-name="ce80" table:formula="of:=+[.E80]-[.M81]" office:value-type="float" office:value="0.024295" calcext:value-type="float">
            <text:p>0.024295</text:p>
          </table:table-cell>
          <table:table-cell table:style-name="ce88" table:formula="of:=+[.F80]+[.O81]" office:value-type="float" office:value="1.530361" calcext:value-type="float">
            <text:p>1.530361</text:p>
          </table:table-cell>
          <table:table-cell table:style-name="ce96" table:formula="of:=+[.D81]+[.K81]" office:value-type="float" office:value="0.806511" calcext:value-type="float">
            <text:p>0.807</text:p>
          </table:table-cell>
          <table:table-cell table:style-name="ce115" table:formula="of:=+[.E81]-[.J81]" office:value-type="float" office:value="0.025295" calcext:value-type="float">
            <text:p>0.025</text:p>
          </table:table-cell>
          <table:table-cell table:style-name="ce129" table:formula="of:=+[.F81]+[.L81]" office:value-type="float" office:value="1.522361" calcext:value-type="float">
            <text:p>1.522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0.049" calcext:value-type="float">
            <text:p>0.049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0.04" calcext:value-type="float">
            <text:p>0.040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" calcext:value-type="float">
            <text:p>0.040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3Left</text:p>
          </table:table-cell>
          <table:table-cell table:style-name="ce57" office:value-type="string" calcext:value-type="string">
            <text:p>mHandMiddle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1]+[.N82]" office:value-type="float" office:value="0.806511" calcext:value-type="float">
            <text:p>0.806511</text:p>
          </table:table-cell>
          <table:table-cell table:style-name="ce80" table:formula="of:=+[.E81]-[.M82]" office:value-type="float" office:value="0.025295" calcext:value-type="float">
            <text:p>0.025295</text:p>
          </table:table-cell>
          <table:table-cell table:style-name="ce88" table:formula="of:=+[.F81]+[.O82]" office:value-type="float" office:value="1.522361" calcext:value-type="float">
            <text:p>1.522361</text:p>
          </table:table-cell>
          <table:table-cell table:style-name="ce96" table:formula="of:=+[.D82]+[.K82]" office:value-type="float" office:value="0.839511" calcext:value-type="float">
            <text:p>0.840</text:p>
          </table:table-cell>
          <table:table-cell table:style-name="ce115" table:formula="of:=+[.E82]-[.J82]" office:value-type="float" office:value="0.027295" calcext:value-type="float">
            <text:p>0.027</text:p>
          </table:table-cell>
          <table:table-cell table:style-name="ce129" table:formula="of:=+[.F82]+[.L82]" office:value-type="float" office:value="1.516361" calcext:value-type="float">
            <text:p>1.516</text:p>
          </table:table-cell>
          <table:table-cell table:style-name="ce136" office:value-type="float" office:value="-0.002" calcext:value-type="float">
            <text:p>-0.002</text:p>
          </table:table-cell>
          <table:table-cell table:style-name="ce148" office:value-type="float" office:value="0.033" calcext:value-type="float">
            <text:p>0.033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0.049" calcext:value-type="float">
            <text:p>0.049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0.049" calcext:value-type="float">
            <text:p>0.049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3]" office:value-type="float" office:value="0.713511" calcext:value-type="float">
            <text:p>0.713511</text:p>
          </table:table-cell>
          <table:table-cell table:style-name="ce80" table:formula="of:=+[.E$78]-[.M83]" office:value-type="float" office:value="-0.00170500000000001" calcext:value-type="float">
            <text:p>-0.001705</text:p>
          </table:table-cell>
          <table:table-cell table:style-name="ce88" table:formula="of:=+[.F$78]+[.O83]" office:value-type="float" office:value="1.536361" calcext:value-type="float">
            <text:p>1.536361</text:p>
          </table:table-cell>
          <table:table-cell table:style-name="ce96" table:formula="of:=+[.D83]+[.K83]" office:value-type="float" office:value="0.749511" calcext:value-type="float">
            <text:p>0.750</text:p>
          </table:table-cell>
          <table:table-cell table:style-name="ce115" table:formula="of:=+[.E83]-[.J83]" office:value-type="float" office:value="-0.018705" calcext:value-type="float">
            <text:p>-0.019</text:p>
          </table:table-cell>
          <table:table-cell table:style-name="ce129" table:formula="of:=+[.F83]+[.L83]" office:value-type="float" office:value="1.530361" calcext:value-type="float">
            <text:p>1.530</text:p>
          </table:table-cell>
          <table:table-cell table:style-name="ce146" office:value-type="float" office:value="0.017" calcext:value-type="float">
            <text:p>0.017</text:p>
          </table:table-cell>
          <table:table-cell table:style-name="ce157" office:value-type="float" office:value="0.036" calcext:value-type="float">
            <text:p>0.036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38" calcext:value-type="float">
            <text:p>0.038000</text:p>
          </table:table-cell>
          <table:table-cell table:style-name="ce183" office:value-type="float" office:value="0.097" calcext:value-type="float">
            <text:p>0.097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38" calcext:value-type="float">
            <text:p>0.038</text:p>
          </table:table-cell>
          <table:table-cell table:style-name="ce246" office:value-type="float" office:value="0.097" calcext:value-type="float">
            <text:p>0.097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2Left</text:p>
          </table:table-cell>
          <table:table-cell table:style-name="ce57" office:value-type="string" calcext:value-type="string">
            <text:p>mHandIndex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3]+[.N84]" office:value-type="float" office:value="0.749511" calcext:value-type="float">
            <text:p>0.749511</text:p>
          </table:table-cell>
          <table:table-cell table:style-name="ce80" table:formula="of:=+[.E83]-[.M84]" office:value-type="float" office:value="-0.018705" calcext:value-type="float">
            <text:p>-0.018705</text:p>
          </table:table-cell>
          <table:table-cell table:style-name="ce88" table:formula="of:=+[.F83]+[.O84]" office:value-type="float" office:value="1.530361" calcext:value-type="float">
            <text:p>1.530361</text:p>
          </table:table-cell>
          <table:table-cell table:style-name="ce96" table:formula="of:=+[.D84]+[.K84]" office:value-type="float" office:value="0.781511" calcext:value-type="float">
            <text:p>0.782</text:p>
          </table:table-cell>
          <table:table-cell table:style-name="ce115" table:formula="of:=+[.E84]-[.J84]" office:value-type="float" office:value="-0.032705" calcext:value-type="float">
            <text:p>-0.033</text:p>
          </table:table-cell>
          <table:table-cell table:style-name="ce129" table:formula="of:=+[.F84]+[.L84]" office:value-type="float" office:value="1.524361" calcext:value-type="float">
            <text:p>1.524</text:p>
          </table:table-cell>
          <table:table-cell table:style-name="ce136" office:value-type="float" office:value="0.014" calcext:value-type="float">
            <text:p>0.014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17" calcext:value-type="float">
            <text:p>0.017000</text:p>
          </table:table-cell>
          <table:table-cell table:style-name="ce180" office:value-type="float" office:value="0.036" calcext:value-type="float">
            <text:p>0.036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7" calcext:value-type="float">
            <text:p>0.017</text:p>
          </table:table-cell>
          <table:table-cell table:style-name="ce241" office:value-type="float" office:value="0.036" calcext:value-type="float">
            <text:p>0.036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3Left</text:p>
          </table:table-cell>
          <table:table-cell table:style-name="ce60" office:value-type="string" calcext:value-type="string">
            <text:p>mHandIndex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4]+[.N85]" office:value-type="float" office:value="0.781511" calcext:value-type="float">
            <text:p>0.781511</text:p>
          </table:table-cell>
          <table:table-cell table:style-name="ce80" table:formula="of:=+[.E84]-[.M85]" office:value-type="float" office:value="-0.032705" calcext:value-type="float">
            <text:p>-0.032705</text:p>
          </table:table-cell>
          <table:table-cell table:style-name="ce88" table:formula="of:=+[.F84]+[.O85]" office:value-type="float" office:value="1.524361" calcext:value-type="float">
            <text:p>1.524361</text:p>
          </table:table-cell>
          <table:table-cell table:style-name="ce96" table:formula="of:=+[.D85]+[.K85]" office:value-type="float" office:value="0.806511" calcext:value-type="float">
            <text:p>0.807</text:p>
          </table:table-cell>
          <table:table-cell table:style-name="ce115" table:formula="of:=+[.E85]-[.J85]" office:value-type="float" office:value="-0.043705" calcext:value-type="float">
            <text:p>-0.044</text:p>
          </table:table-cell>
          <table:table-cell table:style-name="ce129" table:formula="of:=+[.F85]+[.L85]" office:value-type="float" office:value="1.520361" calcext:value-type="float">
            <text:p>1.520</text:p>
          </table:table-cell>
          <table:table-cell table:style-name="ce146" office:value-type="float" office:value="0.011" calcext:value-type="float">
            <text:p>0.011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0.014" calcext:value-type="float">
            <text:p>0.014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4" calcext:value-type="float">
            <text:p>0.014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86]" office:value-type="float" office:value="0.715511" calcext:value-type="float">
            <text:p>0.715511</text:p>
          </table:table-cell>
          <table:table-cell table:style-name="ce80" table:formula="of:=+[.E$78]-[.M86]" office:value-type="float" office:value="0.046295" calcext:value-type="float">
            <text:p>0.046295</text:p>
          </table:table-cell>
          <table:table-cell table:style-name="ce88" table:formula="of:=+[.F$78]+[.O86]" office:value-type="float" office:value="1.530361" calcext:value-type="float">
            <text:p>1.530361</text:p>
          </table:table-cell>
          <table:table-cell table:style-name="ce96" table:formula="of:=+[.D86]+[.K86]" office:value-type="float" office:value="0.753511" calcext:value-type="float">
            <text:p>0.754</text:p>
          </table:table-cell>
          <table:table-cell table:style-name="ce115" table:formula="of:=+[.E86]-[.J86]" office:value-type="float" office:value="0.059295" calcext:value-type="float">
            <text:p>0.059</text:p>
          </table:table-cell>
          <table:table-cell table:style-name="ce129" table:formula="of:=+[.F86]+[.L86]" office:value-type="float" office:value="1.522361" calcext:value-type="float">
            <text:p>1.522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0.038" calcext:value-type="float">
            <text:p>0.038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1" calcext:value-type="float">
            <text:p>-0.010000</text:p>
          </table:table-cell>
          <table:table-cell table:style-name="ce180" office:value-type="float" office:value="0.099" calcext:value-type="float">
            <text:p>0.099000</text:p>
          </table:table-cell>
          <table:table-cell table:style-name="ce190" office:value-type="float" office:value="0.009" calcext:value-type="float">
            <text:p>0.009000</text:p>
          </table:table-cell>
          <table:table-cell table:style-name="ce211" office:value-type="float" office:value="-0.01" calcext:value-type="float">
            <text:p>-0.010</text:p>
          </table:table-cell>
          <table:table-cell table:style-name="ce241" office:value-type="float" office:value="0.099" calcext:value-type="float">
            <text:p>0.099</text:p>
          </table:table-cell>
          <table:table-cell table:style-name="ce307" office:value-type="float" office:value="0.009" calcext:value-type="float">
            <text:p>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2Left</text:p>
          </table:table-cell>
          <table:table-cell table:style-name="ce60" office:value-type="string" calcext:value-type="string">
            <text:p>mHandRing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86]+[.N87]" office:value-type="float" office:value="0.753511" calcext:value-type="float">
            <text:p>0.753511</text:p>
          </table:table-cell>
          <table:table-cell table:style-name="ce80" table:formula="of:=+[.E86]-[.M87]" office:value-type="float" office:value="0.059295" calcext:value-type="float">
            <text:p>0.059295</text:p>
          </table:table-cell>
          <table:table-cell table:style-name="ce88" table:formula="of:=+[.F86]+[.O87]" office:value-type="float" office:value="1.522361" calcext:value-type="float">
            <text:p>1.522361</text:p>
          </table:table-cell>
          <table:table-cell table:style-name="ce96" table:formula="of:=+[.D87]+[.K87]" office:value-type="float" office:value="0.793511" calcext:value-type="float">
            <text:p>0.794</text:p>
          </table:table-cell>
          <table:table-cell table:style-name="ce115" table:formula="of:=+[.E87]-[.J87]" office:value-type="float" office:value="0.072295" calcext:value-type="float">
            <text:p>0.072</text:p>
          </table:table-cell>
          <table:table-cell table:style-name="ce129" table:formula="of:=+[.F87]+[.L87]" office:value-type="float" office:value="1.513361" calcext:value-type="float">
            <text:p>1.513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4" calcext:value-type="float">
            <text:p>0.040</text:p>
          </table:table-cell>
          <table:table-cell table:style-name="ce170" office:value-type="float" office:value="-0.009" calcext:value-type="float">
            <text:p>-0.009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0.038" calcext:value-type="float">
            <text:p>0.038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0.038" calcext:value-type="float">
            <text:p>0.038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3Left</text:p>
          </table:table-cell>
          <table:table-cell table:style-name="ce57" office:value-type="string" calcext:value-type="string">
            <text:p>mHandRing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7]+[.N88]" office:value-type="float" office:value="0.793511" calcext:value-type="float">
            <text:p>0.793511</text:p>
          </table:table-cell>
          <table:table-cell table:style-name="ce80" table:formula="of:=+[.E87]-[.M88]" office:value-type="float" office:value="0.072295" calcext:value-type="float">
            <text:p>0.072295</text:p>
          </table:table-cell>
          <table:table-cell table:style-name="ce88" table:formula="of:=+[.F87]+[.O88]" office:value-type="float" office:value="1.513361" calcext:value-type="float">
            <text:p>1.513361</text:p>
          </table:table-cell>
          <table:table-cell table:style-name="ce96" table:formula="of:=+[.D88]+[.K88]" office:value-type="float" office:value="0.821511" calcext:value-type="float">
            <text:p>0.822</text:p>
          </table:table-cell>
          <table:table-cell table:style-name="ce115" table:formula="of:=+[.E88]-[.J88]" office:value-type="float" office:value="0.082295" calcext:value-type="float">
            <text:p>0.082</text:p>
          </table:table-cell>
          <table:table-cell table:style-name="ce129" table:formula="of:=+[.F88]+[.L88]" office:value-type="float" office:value="1.507361" calcext:value-type="float">
            <text:p>1.507</text:p>
          </table:table-cell>
          <table:table-cell table:style-name="ce136" office:value-type="float" office:value="-0.01" calcext:value-type="float">
            <text:p>-0.010</text:p>
          </table:table-cell>
          <table:table-cell table:style-name="ce148" office:value-type="float" office:value="0.028" calcext:value-type="float">
            <text:p>0.028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0.04" calcext:value-type="float">
            <text:p>0.040000</text:p>
          </table:table-cell>
          <table:table-cell table:style-name="ce190" office:value-type="float" office:value="-0.009" calcext:value-type="float">
            <text:p>-0.009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0.04" calcext:value-type="float">
            <text:p>0.040</text:p>
          </table:table-cell>
          <table:table-cell table:style-name="ce307" office:value-type="float" office:value="-0.009" calcext:value-type="float">
            <text:p>-0.009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1Left</text:p>
          </table:table-cell>
          <table:table-cell table:style-name="ce60" office:value-type="string" calcext:value-type="string">
            <text:p>mWristLef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78]+[.N89]" office:value-type="float" office:value="0.711511" calcext:value-type="float">
            <text:p>0.711511</text:p>
          </table:table-cell>
          <table:table-cell table:style-name="ce80" table:formula="of:=+[.E$78]-[.M89]" office:value-type="float" office:value="0.067295" calcext:value-type="float">
            <text:p>0.067295</text:p>
          </table:table-cell>
          <table:table-cell table:style-name="ce88" table:formula="of:=+[.F$78]+[.O89]" office:value-type="float" office:value="1.524361" calcext:value-type="float">
            <text:p>1.524361</text:p>
          </table:table-cell>
          <table:table-cell table:style-name="ce96" table:formula="of:=+[.D89]+[.K89]" office:value-type="float" office:value="0.736511" calcext:value-type="float">
            <text:p>0.737</text:p>
          </table:table-cell>
          <table:table-cell table:style-name="ce115" table:formula="of:=+[.E89]-[.J89]" office:value-type="float" office:value="0.091295" calcext:value-type="float">
            <text:p>0.091</text:p>
          </table:table-cell>
          <table:table-cell table:style-name="ce129" table:formula="of:=+[.F89]+[.L89]" office:value-type="float" office:value="1.518361" calcext:value-type="float">
            <text:p>1.518</text:p>
          </table:table-cell>
          <table:table-cell table:style-name="ce146" office:value-type="float" office:value="-0.024" calcext:value-type="float">
            <text:p>-0.024</text:p>
          </table:table-cell>
          <table:table-cell table:style-name="ce157" office:value-type="float" office:value="0.025" calcext:value-type="float">
            <text:p>0.025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31" calcext:value-type="float">
            <text:p>-0.031000</text:p>
          </table:table-cell>
          <table:table-cell table:style-name="ce183" office:value-type="float" office:value="0.095" calcext:value-type="float">
            <text:p>0.095000</text:p>
          </table:table-cell>
          <table:table-cell table:style-name="ce193" office:value-type="float" office:value="0.003" calcext:value-type="float">
            <text:p>0.003000</text:p>
          </table:table-cell>
          <table:table-cell table:style-name="ce237" office:value-type="float" office:value="-0.031" calcext:value-type="float">
            <text:p>-0.031</text:p>
          </table:table-cell>
          <table:table-cell table:style-name="ce246" office:value-type="float" office:value="0.095" calcext:value-type="float">
            <text:p>0.095</text:p>
          </table:table-cell>
          <table:table-cell table:style-name="ce333" office:value-type="float" office:value="0.003" calcext:value-type="float">
            <text:p>0.003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2Left</text:p>
          </table:table-cell>
          <table:table-cell table:style-name="ce57" office:value-type="string" calcext:value-type="string">
            <text:p>mHandPinky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89]+[.N90]" office:value-type="float" office:value="0.736511" calcext:value-type="float">
            <text:p>0.736511</text:p>
          </table:table-cell>
          <table:table-cell table:style-name="ce80" table:formula="of:=+[.E89]-[.M90]" office:value-type="float" office:value="0.091295" calcext:value-type="float">
            <text:p>0.091295</text:p>
          </table:table-cell>
          <table:table-cell table:style-name="ce88" table:formula="of:=+[.F89]+[.O90]" office:value-type="float" office:value="1.518361" calcext:value-type="float">
            <text:p>1.518361</text:p>
          </table:table-cell>
          <table:table-cell table:style-name="ce96" table:formula="of:=+[.D90]+[.K90]" office:value-type="float" office:value="0.754511" calcext:value-type="float">
            <text:p>0.755</text:p>
          </table:table-cell>
          <table:table-cell table:style-name="ce115" table:formula="of:=+[.E90]-[.J90]" office:value-type="float" office:value="0.106295" calcext:value-type="float">
            <text:p>0.106</text:p>
          </table:table-cell>
          <table:table-cell table:style-name="ce129" table:formula="of:=+[.F90]+[.L90]" office:value-type="float" office:value="1.514361" calcext:value-type="float">
            <text:p>1.514</text:p>
          </table:table-cell>
          <table:table-cell table:style-name="ce136" office:value-type="float" office:value="-0.015" calcext:value-type="float">
            <text:p>-0.015</text:p>
          </table:table-cell>
          <table:table-cell table:style-name="ce148" office:value-type="float" office:value="0.018" calcext:value-type="float">
            <text:p>0.018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24" calcext:value-type="float">
            <text:p>-0.024000</text:p>
          </table:table-cell>
          <table:table-cell table:style-name="ce180" office:value-type="float" office:value="0.025" calcext:value-type="float">
            <text:p>0.025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24" calcext:value-type="float">
            <text:p>-0.024</text:p>
          </table:table-cell>
          <table:table-cell table:style-name="ce241" office:value-type="float" office:value="0.025" calcext:value-type="float">
            <text:p>0.025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3Left</text:p>
          </table:table-cell>
          <table:table-cell table:style-name="ce60" office:value-type="string" calcext:value-type="string">
            <text:p>mHandPinky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0]+[.N91]" office:value-type="float" office:value="0.754511" calcext:value-type="float">
            <text:p>0.754511</text:p>
          </table:table-cell>
          <table:table-cell table:style-name="ce80" table:formula="of:=+[.E90]-[.M91]" office:value-type="float" office:value="0.106295" calcext:value-type="float">
            <text:p>0.106295</text:p>
          </table:table-cell>
          <table:table-cell table:style-name="ce88" table:formula="of:=+[.F90]+[.O91]" office:value-type="float" office:value="1.514361" calcext:value-type="float">
            <text:p>1.514361</text:p>
          </table:table-cell>
          <table:table-cell table:style-name="ce96" table:formula="of:=+[.D91]+[.K91]" office:value-type="float" office:value="0.770511" calcext:value-type="float">
            <text:p>0.771</text:p>
          </table:table-cell>
          <table:table-cell table:style-name="ce115" table:formula="of:=+[.E91]-[.J91]" office:value-type="float" office:value="0.119295" calcext:value-type="float">
            <text:p>0.119</text:p>
          </table:table-cell>
          <table:table-cell table:style-name="ce129" table:formula="of:=+[.F91]+[.L91]" office:value-type="float" office:value="1.510361" calcext:value-type="float">
            <text:p>1.510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0.016" calcext:value-type="float">
            <text:p>0.016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15" calcext:value-type="float">
            <text:p>-0.015000</text:p>
          </table:table-cell>
          <table:table-cell table:style-name="ce183" office:value-type="float" office:value="0.018" calcext:value-type="float">
            <text:p>0.018000</text:p>
          </table:table-cell>
          <table:table-cell table:style-name="ce193" office:value-type="float" office:value="-0.004" calcext:value-type="float">
            <text:p>-0.004000</text:p>
          </table:table-cell>
          <table:table-cell table:style-name="ce237" office:value-type="float" office:value="-0.015" calcext:value-type="float">
            <text:p>-0.015</text:p>
          </table:table-cell>
          <table:table-cell table:style-name="ce246" office:value-type="float" office:value="0.018" calcext:value-type="float">
            <text:p>0.018</text:p>
          </table:table-cell>
          <table:table-cell table:style-name="ce333" office:value-type="float" office:value="-0.004" calcext:value-type="float">
            <text:p>-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1Left</text:p>
          </table:table-cell>
          <table:table-cell table:style-name="ce57" office:value-type="string" calcext:value-type="string">
            <text:p>mWris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78]+[.N92]" office:value-type="float" office:value="0.642511" calcext:value-type="float">
            <text:p>0.642511</text:p>
          </table:table-cell>
          <table:table-cell table:style-name="ce80" table:formula="of:=+[.E$78]-[.M92]" office:value-type="float" office:value="0.00529499999999999" calcext:value-type="float">
            <text:p>0.005295</text:p>
          </table:table-cell>
          <table:table-cell table:style-name="ce88" table:formula="of:=+[.F$78]+[.O92]" office:value-type="float" office:value="1.525361" calcext:value-type="float">
            <text:p>1.525361</text:p>
          </table:table-cell>
          <table:table-cell table:style-name="ce96" table:formula="of:=+[.D92]+[.K92]" office:value-type="float" office:value="0.674511" calcext:value-type="float">
            <text:p>0.675</text:p>
          </table:table-cell>
          <table:table-cell table:style-name="ce115" table:formula="of:=+[.E92]-[.J92]" office:value-type="float" office:value="-0.022705" calcext:value-type="float">
            <text:p>-0.023</text:p>
          </table:table-cell>
          <table:table-cell table:style-name="ce129" table:formula="of:=+[.F92]+[.L92]" office:value-type="float" office:value="1.525361" calcext:value-type="float">
            <text:p>1.525</text:p>
          </table:table-cell>
          <table:table-cell table:style-name="ce136" office:value-type="float" office:value="0.028" calcext:value-type="float">
            <text:p>0.028</text:p>
          </table:table-cell>
          <table:table-cell table:style-name="ce148" office:value-type="float" office:value="0.032" calcext:value-type="float">
            <text:p>0.0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31" calcext:value-type="float">
            <text:p>0.031000</text:p>
          </table:table-cell>
          <table:table-cell table:style-name="ce180" office:value-type="float" office:value="0.026" calcext:value-type="float">
            <text:p>0.026000</text:p>
          </table:table-cell>
          <table:table-cell table:style-name="ce190" office:value-type="float" office:value="0.004" calcext:value-type="float">
            <text:p>0.004000</text:p>
          </table:table-cell>
          <table:table-cell table:style-name="ce211" office:value-type="float" office:value="0.031" calcext:value-type="float">
            <text:p>0.031</text:p>
          </table:table-cell>
          <table:table-cell table:style-name="ce241" office:value-type="float" office:value="0.026" calcext:value-type="float">
            <text:p>0.026</text:p>
          </table:table-cell>
          <table:table-cell table:style-name="ce307" office:value-type="float" office:value="0.004" calcext:value-type="float">
            <text:p>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2Left</text:p>
          </table:table-cell>
          <table:table-cell table:style-name="ce60" office:value-type="string" calcext:value-type="string">
            <text:p>mHandThumb1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2]+[.N93]" office:value-type="float" office:value="0.674511" calcext:value-type="float">
            <text:p>0.674511</text:p>
          </table:table-cell>
          <table:table-cell table:style-name="ce80" table:formula="of:=+[.E92]-[.M93]" office:value-type="float" office:value="-0.022705" calcext:value-type="float">
            <text:p>-0.022705</text:p>
          </table:table-cell>
          <table:table-cell table:style-name="ce88" table:formula="of:=+[.F92]+[.O93]" office:value-type="float" office:value="1.524361" calcext:value-type="float">
            <text:p>1.524361</text:p>
          </table:table-cell>
          <table:table-cell table:style-name="ce96" table:formula="of:=+[.D93]+[.K93]" office:value-type="float" office:value="0.705511" calcext:value-type="float">
            <text:p>0.706</text:p>
          </table:table-cell>
          <table:table-cell table:style-name="ce115" table:formula="of:=+[.E93]-[.J93]" office:value-type="float" office:value="-0.045705" calcext:value-type="float">
            <text:p>-0.046</text:p>
          </table:table-cell>
          <table:table-cell table:style-name="ce129" table:formula="of:=+[.F93]+[.L93]" office:value-type="float" office:value="1.524361" calcext:value-type="float">
            <text:p>1.524</text:p>
          </table:table-cell>
          <table:table-cell table:style-name="ce146" office:value-type="float" office:value="0.023" calcext:value-type="float">
            <text:p>0.023</text:p>
          </table:table-cell>
          <table:table-cell table:style-name="ce157" office:value-type="float" office:value="0.031" calcext:value-type="float">
            <text:p>0.031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8" calcext:value-type="float">
            <text:p>0.028000</text:p>
          </table:table-cell>
          <table:table-cell table:style-name="ce183" office:value-type="float" office:value="0.032" calcext:value-type="float">
            <text:p>0.032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.032" calcext:value-type="float">
            <text:p>0.032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3Left</text:p>
          </table:table-cell>
          <table:table-cell table:style-name="ce57" office:value-type="string" calcext:value-type="string">
            <text:p>mHandThumb2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93]+[.N94]" office:value-type="float" office:value="0.705511" calcext:value-type="float">
            <text:p>0.705511</text:p>
          </table:table-cell>
          <table:table-cell table:style-name="ce80" table:formula="of:=+[.E93]-[.M94]" office:value-type="float" office:value="-0.045705" calcext:value-type="float">
            <text:p>-0.045705</text:p>
          </table:table-cell>
          <table:table-cell table:style-name="ce88" table:formula="of:=+[.F93]+[.O94]" office:value-type="float" office:value="1.523361" calcext:value-type="float">
            <text:p>1.523361</text:p>
          </table:table-cell>
          <table:table-cell table:style-name="ce96" table:formula="of:=+[.D94]+[.K94]" office:value-type="float" office:value="0.730511" calcext:value-type="float">
            <text:p>0.731</text:p>
          </table:table-cell>
          <table:table-cell table:style-name="ce115" table:formula="of:=+[.E94]-[.J94]" office:value-type="float" office:value="-0.060705" calcext:value-type="float">
            <text:p>-0.061</text:p>
          </table:table-cell>
          <table:table-cell table:style-name="ce129" table:formula="of:=+[.F94]+[.L94]" office:value-type="float" office:value="1.523361" calcext:value-type="float">
            <text:p>1.523</text:p>
          </table:table-cell>
          <table:table-cell table:style-name="ce136" office:value-type="float" office:value="0.015" calcext:value-type="float">
            <text:p>0.015</text:p>
          </table:table-cell>
          <table:table-cell table:style-name="ce148" office:value-type="float" office:value="0.025" calcext:value-type="float">
            <text:p>0.025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3" calcext:value-type="float">
            <text:p>0.023000</text:p>
          </table:table-cell>
          <table:table-cell table:style-name="ce180" office:value-type="float" office:value="0.031" calcext:value-type="float">
            <text:p>0.031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3" calcext:value-type="float">
            <text:p>0.023</text:p>
          </table:table-cell>
          <table:table-cell table:style-name="ce241" office:value-type="float" office:value="0.031" calcext:value-type="float">
            <text:p>0.031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CollarRight</text:p>
          </table:table-cell>
          <table:table-cell table:style-name="ce60" office:value-type="string" calcext:value-type="string">
            <text:p>mChest</text:p>
          </table:table-cell>
          <table:table-cell table:style-name="ce68" office:value-type="string" calcext:value-type="string">
            <text:p>"false"</text:p>
          </table:table-cell>
          <table:table-cell table:style-name="ce75" table:formula="of:=+[.D$14]+[.N95]" office:value-type="float" office:value="-0.085" calcext:value-type="float">
            <text:p>-0.085000</text:p>
          </table:table-cell>
          <table:table-cell table:style-name="ce83" table:formula="of:=+[.E$14]-[.M95]" office:value-type="float" office:value="0.036295" calcext:value-type="float">
            <text:p>0.036295</text:p>
          </table:table-cell>
          <table:table-cell table:style-name="ce91" table:formula="of:=+[.F$14]+[.O95]" office:value-type="float" office:value="1.521361" calcext:value-type="float">
            <text:p>1.521361</text:p>
          </table:table-cell>
          <table:table-cell table:style-name="ce96" table:formula="of:=+[.D95]+[.K95]" office:value-type="float" office:value="-0.164" calcext:value-type="float">
            <text:p>-0.164</text:p>
          </table:table-cell>
          <table:table-cell table:style-name="ce115" table:formula="of:=+[.E95]-[.J95]" office:value-type="float" office:value="0.036295" calcext:value-type="float">
            <text:p>0.036</text:p>
          </table:table-cell>
          <table:table-cell table:style-name="ce129" table:formula="of:=+[.F95]+[.L95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79" calcext:value-type="float">
            <text:p>-0.079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020927" calcext:value-type="float">
            <text:p>-0.020927</text:p>
          </table:table-cell>
          <table:table-cell table:style-name="ce183" office:value-type="float" office:value="-0.085" calcext:value-type="float">
            <text:p>-0.085000</text:p>
          </table:table-cell>
          <table:table-cell table:style-name="ce193" office:value-type="float" office:value="0.165396" calcext:value-type="float">
            <text:p>0.165396</text:p>
          </table:table-cell>
          <table:table-cell table:style-name="ce237" office:value-type="float" office:value="-0.021" calcext:value-type="float">
            <text:p>-0.021</text:p>
          </table:table-cell>
          <table:table-cell table:style-name="ce246" office:value-type="float" office:value="-0.085" calcext:value-type="float">
            <text:p>-0.085</text:p>
          </table:table-cell>
          <table:table-cell table:style-name="ce333" office:value-type="float" office:value="0.165" calcext:value-type="float">
            <text:p>0.16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CLAVICLE</text:p>
          </table:table-cell>
          <table:table-cell table:style-name="ce59" office:value-type="string" calcext:value-type="string">
            <text:p>mCollarRight</text:p>
          </table:table-cell>
          <table:table-cell table:style-name="ce67"/>
          <table:table-cell table:style-name="ce73" table:formula="of:=+[.D95]+[.Q96]" office:value-type="float" office:value="-0.085" calcext:value-type="float">
            <text:p>-0.085000</text:p>
          </table:table-cell>
          <table:table-cell table:style-name="ce81" table:formula="of:=+[.E95]-[.P96]" office:value-type="float" office:value="0.016295" calcext:value-type="float">
            <text:p>0.016295</text:p>
          </table:table-cell>
          <table:table-cell table:style-name="ce89" table:formula="of:=+[.F95]+[.R96]" office:value-type="float" office:value="1.541361" calcext:value-type="float">
            <text:p>1.541361</text:p>
          </table:table-cell>
          <table:table-cell table:style-name="ce97" table:formula="of:=+[.D96]+[.K96]" office:value-type="float" office:value="-0.185" calcext:value-type="float">
            <text:p>-0.185</text:p>
          </table:table-cell>
          <table:table-cell table:style-name="ce119" table:formula="of:=+[.E96]-[.J96]" office:value-type="float" office:value="0.016295" calcext:value-type="float">
            <text:p>0.016</text:p>
          </table:table-cell>
          <table:table-cell table:style-name="ce130" table:formula="of:=+[.F96]+[.L96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7" calcext:value-type="float">
            <text:p>0.07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ShoulderRight</text:p>
          </table:table-cell>
          <table:table-cell table:style-name="ce60" office:value-type="string" calcext:value-type="string">
            <text:p>mColla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5]+[.N97]" office:value-type="float" office:value="-0.164418" calcext:value-type="float">
            <text:p>-0.164418</text:p>
          </table:table-cell>
          <table:table-cell table:style-name="ce80" table:formula="of:=+[.E95]-[.M97]" office:value-type="float" office:value="0.036295" calcext:value-type="float">
            <text:p>0.036295</text:p>
          </table:table-cell>
          <table:table-cell table:style-name="ce88" table:formula="of:=+[.F95]+[.O97]" office:value-type="float" office:value="1.521361" calcext:value-type="float">
            <text:p>1.521361</text:p>
          </table:table-cell>
          <table:table-cell table:style-name="ce96" table:formula="of:=+[.D97]+[.K97]" office:value-type="float" office:value="-0.411418" calcext:value-type="float">
            <text:p>-0.411</text:p>
          </table:table-cell>
          <table:table-cell table:style-name="ce115" table:formula="of:=+[.E97]-[.J97]" office:value-type="float" office:value="0.036295" calcext:value-type="float">
            <text:p>0.036</text:p>
          </table:table-cell>
          <table:table-cell table:style-name="ce129" table:formula="of:=+[.F97]+[.L97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47" calcext:value-type="float">
            <text:p>-0.247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079418" calcext:value-type="float">
            <text:p>-0.079418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079" calcext:value-type="float">
            <text:p>-0.079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ARM</text:p>
          </table:table-cell>
          <table:table-cell table:style-name="ce59" office:value-type="string" calcext:value-type="string">
            <text:p>mShoulderRight</text:p>
          </table:table-cell>
          <table:table-cell table:style-name="ce67"/>
          <table:table-cell table:style-name="ce73" table:formula="of:=+[.D97]+[.Q98]" office:value-type="float" office:value="-0.284418" calcext:value-type="float">
            <text:p>-0.284418</text:p>
          </table:table-cell>
          <table:table-cell table:style-name="ce81" table:formula="of:=+[.E97]-[.P98]" office:value-type="float" office:value="0.036295" calcext:value-type="float">
            <text:p>0.036295</text:p>
          </table:table-cell>
          <table:table-cell table:style-name="ce89" table:formula="of:=+[.F97]+[.R98]" office:value-type="float" office:value="1.531361" calcext:value-type="float">
            <text:p>1.531361</text:p>
          </table:table-cell>
          <table:table-cell table:style-name="ce97" table:formula="of:=+[.D98]+[.K98]" office:value-type="float" office:value="-0.414418" calcext:value-type="float">
            <text:p>-0.414</text:p>
          </table:table-cell>
          <table:table-cell table:style-name="ce119" table:formula="of:=+[.E98]-[.J98]" office:value-type="float" office:value="0.036295" calcext:value-type="float">
            <text:p>0.036</text:p>
          </table:table-cell>
          <table:table-cell table:style-name="ce130" table:formula="of:=+[.F98]+[.L98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3" calcext:value-type="float">
            <text:p>-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2" calcext:value-type="float">
            <text:p>-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5" calcext:value-type="float">
            <text:p>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17" calcext:value-type="float">
            <text:p>0.17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ElbowRight</text:p>
          </table:table-cell>
          <table:table-cell table:style-name="ce60" office:value-type="string" calcext:value-type="string">
            <text:p>mShoulder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7]+[.N99]" office:value-type="float" office:value="-0.412418" calcext:value-type="float">
            <text:p>-0.412418</text:p>
          </table:table-cell>
          <table:table-cell table:style-name="ce80" table:formula="of:=+[.E97]-[.M99]" office:value-type="float" office:value="0.036295" calcext:value-type="float">
            <text:p>0.036295</text:p>
          </table:table-cell>
          <table:table-cell table:style-name="ce88" table:formula="of:=+[.F97]+[.O99]" office:value-type="float" office:value="1.521361" calcext:value-type="float">
            <text:p>1.521361</text:p>
          </table:table-cell>
          <table:table-cell table:style-name="ce96" table:formula="of:=+[.D99]+[.K99]" office:value-type="float" office:value="-0.617418" calcext:value-type="float">
            <text:p>-0.617</text:p>
          </table:table-cell>
          <table:table-cell table:style-name="ce115" table:formula="of:=+[.E99]-[.J99]" office:value-type="float" office:value="0.036295" calcext:value-type="float">
            <text:p>0.036</text:p>
          </table:table-cell>
          <table:table-cell table:style-name="ce129" table:formula="of:=+[.F99]+[.L99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205" calcext:value-type="float">
            <text:p>-0.20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000</text:p>
          </table:table-cell>
          <table:table-cell table:style-name="ce183" office:value-type="float" office:value="-0.248" calcext:value-type="float">
            <text:p>-0.248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48" calcext:value-type="float">
            <text:p>-0.248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ARM</text:p>
          </table:table-cell>
          <table:table-cell table:style-name="ce59" office:value-type="string" calcext:value-type="string">
            <text:p>mElbowRight</text:p>
          </table:table-cell>
          <table:table-cell table:style-name="ce67"/>
          <table:table-cell table:style-name="ce73" table:formula="of:=+[.D99]+[.Q100]" office:value-type="float" office:value="-0.512418" calcext:value-type="float">
            <text:p>-0.512418</text:p>
          </table:table-cell>
          <table:table-cell table:style-name="ce81" table:formula="of:=+[.E99]-[.P100]" office:value-type="float" office:value="0.036295" calcext:value-type="float">
            <text:p>0.036295</text:p>
          </table:table-cell>
          <table:table-cell table:style-name="ce89" table:formula="of:=+[.F99]+[.R100]" office:value-type="float" office:value="1.521361" calcext:value-type="float">
            <text:p>1.521361</text:p>
          </table:table-cell>
          <table:table-cell table:style-name="ce97" table:formula="of:=+[.D100]+[.K100]" office:value-type="float" office:value="-0.612418" calcext:value-type="float">
            <text:p>-0.612</text:p>
          </table:table-cell>
          <table:table-cell table:style-name="ce119" table:formula="of:=+[.E100]-[.J100]" office:value-type="float" office:value="0.036295" calcext:value-type="float">
            <text:p>0.036</text:p>
          </table:table-cell>
          <table:table-cell table:style-name="ce130" table:formula="of:=+[.F100]+[.L100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-0.1" calcext:value-type="float">
            <text:p>-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-0.1" calcext:value-type="float">
            <text:p>-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WristRight</text:p>
          </table:table-cell>
          <table:table-cell table:style-name="ce60" office:value-type="string" calcext:value-type="string">
            <text:p>mElbow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99]+[.N101]" office:value-type="float" office:value="-0.617418" calcext:value-type="float">
            <text:p>-0.617418</text:p>
          </table:table-cell>
          <table:table-cell table:style-name="ce80" table:formula="of:=+[.E99]-[.M101]" office:value-type="float" office:value="0.036295" calcext:value-type="float">
            <text:p>0.036295</text:p>
          </table:table-cell>
          <table:table-cell table:style-name="ce88" table:formula="of:=+[.F99]+[.O101]" office:value-type="float" office:value="1.521361" calcext:value-type="float">
            <text:p>1.521361</text:p>
          </table:table-cell>
          <table:table-cell table:style-name="ce96" table:formula="of:=+[.D101]+[.K101]" office:value-type="float" office:value="-0.677418" calcext:value-type="float">
            <text:p>-0.677</text:p>
          </table:table-cell>
          <table:table-cell table:style-name="ce115" table:formula="of:=+[.E101]-[.J101]" office:value-type="float" office:value="0.036295" calcext:value-type="float">
            <text:p>0.036</text:p>
          </table:table-cell>
          <table:table-cell table:style-name="ce129" table:formula="of:=+[.F101]+[.L101]" office:value-type="float" office:value="1.521361" calcext:value-type="float">
            <text:p>1.52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06" calcext:value-type="float">
            <text:p>-0.06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" calcext:value-type="float">
            <text:p>0.000000</text:p>
          </table:table-cell>
          <table:table-cell table:style-name="ce183" office:value-type="float" office:value="-0.205" calcext:value-type="float">
            <text:p>-0.205000</text:p>
          </table:table-cell>
          <table:table-cell table:style-name="ce193" office:value-type="float" office:value="-0" calcext:value-type="float">
            <text:p>0.000000</text:p>
          </table:table-cell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205" calcext:value-type="float">
            <text:p>-0.205</text:p>
          </table:table-cell>
          <table:table-cell table:style-name="ce333" office:value-type="float" office:value="-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HAND</text:p>
          </table:table-cell>
          <table:table-cell table:style-name="ce59" office:value-type="string" calcext:value-type="string">
            <text:p>mWristRight</text:p>
          </table:table-cell>
          <table:table-cell table:style-name="ce67"/>
          <table:table-cell table:style-name="ce73" table:formula="of:=+[.D101]+[.Q102]" office:value-type="float" office:value="-0.667418" calcext:value-type="float">
            <text:p>-0.667418</text:p>
          </table:table-cell>
          <table:table-cell table:style-name="ce81" table:formula="of:=+[.E101]-[.P102]" office:value-type="float" office:value="0.026295" calcext:value-type="float">
            <text:p>0.026295</text:p>
          </table:table-cell>
          <table:table-cell table:style-name="ce89" table:formula="of:=+[.F101]+[.R102]" office:value-type="float" office:value="1.521361" calcext:value-type="float">
            <text:p>1.521361</text:p>
          </table:table-cell>
          <table:table-cell table:style-name="ce97" table:formula="of:=+[.D102]+[.K102]" office:value-type="float" office:value="-0.716418" calcext:value-type="float">
            <text:p>-0.716</text:p>
          </table:table-cell>
          <table:table-cell table:style-name="ce119" table:formula="of:=+[.E102]-[.J102]" office:value-type="float" office:value="0.021295" calcext:value-type="float">
            <text:p>0.021</text:p>
          </table:table-cell>
          <table:table-cell table:style-name="ce130" table:formula="of:=+[.F102]+[.L102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-0.049" calcext:value-type="float">
            <text:p>-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3" calcext:value-type="float">
            <text:p>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10" calcext:value-type="float">
            <text:p>1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57" office:value-type="float" office:value="0.03" calcext:value-type="float">
            <text:p>0.03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HandMiddle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3]" office:value-type="float" office:value="-0.718418" calcext:value-type="float">
            <text:p>-0.718418</text:p>
          </table:table-cell>
          <table:table-cell table:style-name="ce80" table:formula="of:=+[.E$101]-[.M103]" office:value-type="float" office:value="0.023295" calcext:value-type="float">
            <text:p>0.023295</text:p>
          </table:table-cell>
          <table:table-cell table:style-name="ce88" table:formula="of:=+[.F$101]+[.O103]" office:value-type="float" office:value="1.536361" calcext:value-type="float">
            <text:p>1.536361</text:p>
          </table:table-cell>
          <table:table-cell table:style-name="ce96" table:formula="of:=+[.D103]+[.K103]" office:value-type="float" office:value="-0.758418" calcext:value-type="float">
            <text:p>-0.758</text:p>
          </table:table-cell>
          <table:table-cell table:style-name="ce115" table:formula="of:=+[.E103]-[.J103]" office:value-type="float" office:value="0.024295" calcext:value-type="float">
            <text:p>0.024</text:p>
          </table:table-cell>
          <table:table-cell table:style-name="ce129" table:formula="of:=+[.F103]+[.L103]" office:value-type="float" office:value="1.530361" calcext:value-type="float">
            <text:p>1.530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157" office:value-type="float" office:value="-0.04" calcext:value-type="float">
            <text:p>-0.04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3" calcext:value-type="float">
            <text:p>0.013000</text:p>
          </table:table-cell>
          <table:table-cell table:style-name="ce183" office:value-type="float" office:value="-0.101" calcext:value-type="float">
            <text:p>-0.101000</text:p>
          </table:table-cell>
          <table:table-cell table:style-name="ce193" office:value-type="float" office:value="0.015" calcext:value-type="float">
            <text:p>0.015000</text:p>
          </table:table-cell>
          <table:table-cell table:style-name="ce237" office:value-type="float" office:value="0.013" calcext:value-type="float">
            <text:p>0.013</text:p>
          </table:table-cell>
          <table:table-cell table:style-name="ce246" office:value-type="float" office:value="-0.101" calcext:value-type="float">
            <text:p>-0.101</text:p>
          </table:table-cell>
          <table:table-cell table:style-name="ce333" office:value-type="float" office:value="0.015" calcext:value-type="float">
            <text:p>0.01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Middle2Right</text:p>
          </table:table-cell>
          <table:table-cell table:style-name="ce57" office:value-type="string" calcext:value-type="string">
            <text:p>mHandMiddle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3]+[.N104]" office:value-type="float" office:value="-0.758418" calcext:value-type="float">
            <text:p>-0.758418</text:p>
          </table:table-cell>
          <table:table-cell table:style-name="ce80" table:formula="of:=+[.E103]-[.M104]" office:value-type="float" office:value="0.024295" calcext:value-type="float">
            <text:p>0.024295</text:p>
          </table:table-cell>
          <table:table-cell table:style-name="ce88" table:formula="of:=+[.F103]+[.O104]" office:value-type="float" office:value="1.530361" calcext:value-type="float">
            <text:p>1.530361</text:p>
          </table:table-cell>
          <table:table-cell table:style-name="ce96" table:formula="of:=+[.D104]+[.K104]" office:value-type="float" office:value="-0.807418" calcext:value-type="float">
            <text:p>-0.807</text:p>
          </table:table-cell>
          <table:table-cell table:style-name="ce115" table:formula="of:=+[.E104]-[.J104]" office:value-type="float" office:value="0.025295" calcext:value-type="float">
            <text:p>0.025</text:p>
          </table:table-cell>
          <table:table-cell table:style-name="ce129" table:formula="of:=+[.F104]+[.L104]" office:value-type="float" office:value="1.522361" calcext:value-type="float">
            <text:p>1.522</text:p>
          </table:table-cell>
          <table:table-cell table:style-name="ce136" office:value-type="float" office:value="-0.001" calcext:value-type="float">
            <text:p>-0.001</text:p>
          </table:table-cell>
          <table:table-cell table:style-name="ce148" office:value-type="float" office:value="-0.049" calcext:value-type="float">
            <text:p>-0.049</text:p>
          </table:table-cell>
          <table:table-cell table:style-name="ce161" office:value-type="float" office:value="-0.008" calcext:value-type="float">
            <text:p>-0.008</text:p>
          </table:table-cell>
          <table:table-cell table:style-name="ce174" office:value-type="float" office:value="-0.001" calcext:value-type="float">
            <text:p>-0.001000</text:p>
          </table:table-cell>
          <table:table-cell table:style-name="ce180" office:value-type="float" office:value="-0.04" calcext:value-type="float">
            <text:p>-0.040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-0.001" calcext:value-type="float">
            <text:p>-0.001</text:p>
          </table:table-cell>
          <table:table-cell table:style-name="ce241" office:value-type="float" office:value="-0.04" calcext:value-type="float">
            <text:p>-0.040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Middle3Right</text:p>
          </table:table-cell>
          <table:table-cell table:style-name="ce60" office:value-type="string" calcext:value-type="string">
            <text:p>mHandMiddle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4]+[.N105]" office:value-type="float" office:value="-0.807418" calcext:value-type="float">
            <text:p>-0.807418</text:p>
          </table:table-cell>
          <table:table-cell table:style-name="ce80" table:formula="of:=+[.E104]-[.M105]" office:value-type="float" office:value="0.025295" calcext:value-type="float">
            <text:p>0.025295</text:p>
          </table:table-cell>
          <table:table-cell table:style-name="ce88" table:formula="of:=+[.F104]+[.O105]" office:value-type="float" office:value="1.522361" calcext:value-type="float">
            <text:p>1.522361</text:p>
          </table:table-cell>
          <table:table-cell table:style-name="ce96" table:formula="of:=+[.D105]+[.K105]" office:value-type="float" office:value="-0.840418" calcext:value-type="float">
            <text:p>-0.840</text:p>
          </table:table-cell>
          <table:table-cell table:style-name="ce115" table:formula="of:=+[.E105]-[.J105]" office:value-type="float" office:value="0.027295" calcext:value-type="float">
            <text:p>0.027</text:p>
          </table:table-cell>
          <table:table-cell table:style-name="ce129" table:formula="of:=+[.F105]+[.L105]" office:value-type="float" office:value="1.516361" calcext:value-type="float">
            <text:p>1.516</text:p>
          </table:table-cell>
          <table:table-cell table:style-name="ce146" office:value-type="float" office:value="-0.002" calcext:value-type="float">
            <text:p>-0.002</text:p>
          </table:table-cell>
          <table:table-cell table:style-name="ce157" office:value-type="float" office:value="-0.033" calcext:value-type="float">
            <text:p>-0.033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01" calcext:value-type="float">
            <text:p>-0.001000</text:p>
          </table:table-cell>
          <table:table-cell table:style-name="ce183" office:value-type="float" office:value="-0.049" calcext:value-type="float">
            <text:p>-0.049000</text:p>
          </table:table-cell>
          <table:table-cell table:style-name="ce193" office:value-type="float" office:value="-0.008" calcext:value-type="float">
            <text:p>-0.008000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9" calcext:value-type="float">
            <text:p>-0.049</text:p>
          </table:table-cell>
          <table:table-cell table:style-name="ce333" office:value-type="float" office:value="-0.008" calcext:value-type="float">
            <text:p>-0.00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06]" office:value-type="float" office:value="-0.714418" calcext:value-type="float">
            <text:p>-0.714418</text:p>
          </table:table-cell>
          <table:table-cell table:style-name="ce80" table:formula="of:=+[.E$101]-[.M106]" office:value-type="float" office:value="-0.00170500000000001" calcext:value-type="float">
            <text:p>-0.001705</text:p>
          </table:table-cell>
          <table:table-cell table:style-name="ce88" table:formula="of:=+[.F$101]+[.O106]" office:value-type="float" office:value="1.536361" calcext:value-type="float">
            <text:p>1.536361</text:p>
          </table:table-cell>
          <table:table-cell table:style-name="ce96" table:formula="of:=+[.D106]+[.K106]" office:value-type="float" office:value="-0.750418" calcext:value-type="float">
            <text:p>-0.750</text:p>
          </table:table-cell>
          <table:table-cell table:style-name="ce115" table:formula="of:=+[.E106]-[.J106]" office:value-type="float" office:value="-0.018705" calcext:value-type="float">
            <text:p>-0.019</text:p>
          </table:table-cell>
          <table:table-cell table:style-name="ce129" table:formula="of:=+[.F106]+[.L106]" office:value-type="float" office:value="1.530361" calcext:value-type="float">
            <text:p>1.530</text:p>
          </table:table-cell>
          <table:table-cell table:style-name="ce136" office:value-type="float" office:value="0.017" calcext:value-type="float">
            <text:p>0.017</text:p>
          </table:table-cell>
          <table:table-cell table:style-name="ce148" office:value-type="float" office:value="-0.036" calcext:value-type="float">
            <text:p>-0.036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0.038" calcext:value-type="float">
            <text:p>0.038000</text:p>
          </table:table-cell>
          <table:table-cell table:style-name="ce180" office:value-type="float" office:value="-0.097" calcext:value-type="float">
            <text:p>-0.097000</text:p>
          </table:table-cell>
          <table:table-cell table:style-name="ce190" office:value-type="float" office:value="0.015" calcext:value-type="float">
            <text:p>0.015000</text:p>
          </table:table-cell>
          <table:table-cell table:style-name="ce211" office:value-type="float" office:value="0.038" calcext:value-type="float">
            <text:p>0.038</text:p>
          </table:table-cell>
          <table:table-cell table:style-name="ce241" office:value-type="float" office:value="-0.097" calcext:value-type="float">
            <text:p>-0.097</text:p>
          </table:table-cell>
          <table:table-cell table:style-name="ce307" office:value-type="float" office:value="0.015" calcext:value-type="float">
            <text:p>0.015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Index2Right</text:p>
          </table:table-cell>
          <table:table-cell table:style-name="ce60" office:value-type="string" calcext:value-type="string">
            <text:p>mHandIndex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06]+[.N107]" office:value-type="float" office:value="-0.750418" calcext:value-type="float">
            <text:p>-0.750418</text:p>
          </table:table-cell>
          <table:table-cell table:style-name="ce80" table:formula="of:=+[.E106]-[.M107]" office:value-type="float" office:value="-0.018705" calcext:value-type="float">
            <text:p>-0.018705</text:p>
          </table:table-cell>
          <table:table-cell table:style-name="ce88" table:formula="of:=+[.F106]+[.O107]" office:value-type="float" office:value="1.530361" calcext:value-type="float">
            <text:p>1.530361</text:p>
          </table:table-cell>
          <table:table-cell table:style-name="ce96" table:formula="of:=+[.D107]+[.K107]" office:value-type="float" office:value="-0.782418" calcext:value-type="float">
            <text:p>-0.782</text:p>
          </table:table-cell>
          <table:table-cell table:style-name="ce115" table:formula="of:=+[.E107]-[.J107]" office:value-type="float" office:value="-0.032705" calcext:value-type="float">
            <text:p>-0.033</text:p>
          </table:table-cell>
          <table:table-cell table:style-name="ce129" table:formula="of:=+[.F107]+[.L107]" office:value-type="float" office:value="1.524361" calcext:value-type="float">
            <text:p>1.524</text:p>
          </table:table-cell>
          <table:table-cell table:style-name="ce146" office:value-type="float" office:value="0.014" calcext:value-type="float">
            <text:p>0.014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0.017" calcext:value-type="float">
            <text:p>0.017000</text:p>
          </table:table-cell>
          <table:table-cell table:style-name="ce183" office:value-type="float" office:value="-0.036" calcext:value-type="float">
            <text:p>-0.036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0.017" calcext:value-type="float">
            <text:p>0.017</text:p>
          </table:table-cell>
          <table:table-cell table:style-name="ce246" office:value-type="float" office:value="-0.036" calcext:value-type="float">
            <text:p>-0.036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Index3Right</text:p>
          </table:table-cell>
          <table:table-cell table:style-name="ce57" office:value-type="string" calcext:value-type="string">
            <text:p>mHandIndex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7]+[.N108]" office:value-type="float" office:value="-0.782418" calcext:value-type="float">
            <text:p>-0.782418</text:p>
          </table:table-cell>
          <table:table-cell table:style-name="ce80" table:formula="of:=+[.E107]-[.M108]" office:value-type="float" office:value="-0.032705" calcext:value-type="float">
            <text:p>-0.032705</text:p>
          </table:table-cell>
          <table:table-cell table:style-name="ce88" table:formula="of:=+[.F107]+[.O108]" office:value-type="float" office:value="1.524361" calcext:value-type="float">
            <text:p>1.524361</text:p>
          </table:table-cell>
          <table:table-cell table:style-name="ce96" table:formula="of:=+[.D108]+[.K108]" office:value-type="float" office:value="-0.807418" calcext:value-type="float">
            <text:p>-0.807</text:p>
          </table:table-cell>
          <table:table-cell table:style-name="ce115" table:formula="of:=+[.E108]-[.J108]" office:value-type="float" office:value="-0.043705" calcext:value-type="float">
            <text:p>-0.044</text:p>
          </table:table-cell>
          <table:table-cell table:style-name="ce129" table:formula="of:=+[.F108]+[.L108]" office:value-type="float" office:value="1.520361" calcext:value-type="float">
            <text:p>1.520</text:p>
          </table:table-cell>
          <table:table-cell table:style-name="ce136" office:value-type="float" office:value="0.011" calcext:value-type="float">
            <text:p>0.011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0.014" calcext:value-type="float">
            <text:p>0.014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6" calcext:value-type="float">
            <text:p>-0.006000</text:p>
          </table:table-cell>
          <table:table-cell table:style-name="ce211" office:value-type="float" office:value="0.014" calcext:value-type="float">
            <text:p>0.014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6" calcext:value-type="float">
            <text:p>-0.006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09]" office:value-type="float" office:value="-0.716418" calcext:value-type="float">
            <text:p>-0.716418</text:p>
          </table:table-cell>
          <table:table-cell table:style-name="ce80" table:formula="of:=+[.E$101]-[.M109]" office:value-type="float" office:value="0.046295" calcext:value-type="float">
            <text:p>0.046295</text:p>
          </table:table-cell>
          <table:table-cell table:style-name="ce88" table:formula="of:=+[.F$101]+[.O109]" office:value-type="float" office:value="1.530361" calcext:value-type="float">
            <text:p>1.530361</text:p>
          </table:table-cell>
          <table:table-cell table:style-name="ce96" table:formula="of:=+[.D109]+[.K109]" office:value-type="float" office:value="-0.754418" calcext:value-type="float">
            <text:p>-0.754</text:p>
          </table:table-cell>
          <table:table-cell table:style-name="ce115" table:formula="of:=+[.E109]-[.J109]" office:value-type="float" office:value="0.059295" calcext:value-type="float">
            <text:p>0.059</text:p>
          </table:table-cell>
          <table:table-cell table:style-name="ce129" table:formula="of:=+[.F109]+[.L109]" office:value-type="float" office:value="1.522361" calcext:value-type="float">
            <text:p>1.522</text:p>
          </table:table-cell>
          <table:table-cell table:style-name="ce146" office:value-type="float" office:value="-0.013" calcext:value-type="float">
            <text:p>-0.013</text:p>
          </table:table-cell>
          <table:table-cell table:style-name="ce157" office:value-type="float" office:value="-0.038" calcext:value-type="float">
            <text:p>-0.038</text:p>
          </table:table-cell>
          <table:table-cell table:style-name="ce170" office:value-type="float" office:value="-0.008" calcext:value-type="float">
            <text:p>-0.008</text:p>
          </table:table-cell>
          <table:table-cell table:style-name="ce177" office:value-type="float" office:value="-0.01" calcext:value-type="float">
            <text:p>-0.010000</text:p>
          </table:table-cell>
          <table:table-cell table:style-name="ce183" office:value-type="float" office:value="-0.099" calcext:value-type="float">
            <text:p>-0.099000</text:p>
          </table:table-cell>
          <table:table-cell table:style-name="ce193" office:value-type="float" office:value="0.009" calcext:value-type="float">
            <text:p>0.009000</text:p>
          </table:table-cell>
          <table:table-cell table:style-name="ce237" office:value-type="float" office:value="-0.01" calcext:value-type="float">
            <text:p>-0.010</text:p>
          </table:table-cell>
          <table:table-cell table:style-name="ce246" office:value-type="float" office:value="-0.099" calcext:value-type="float">
            <text:p>-0.099</text:p>
          </table:table-cell>
          <table:table-cell table:style-name="ce333" office:value-type="float" office:value="0.009" calcext:value-type="float">
            <text:p>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Ring2Right</text:p>
          </table:table-cell>
          <table:table-cell table:style-name="ce57" office:value-type="string" calcext:value-type="string">
            <text:p>mHandRing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09]+[.N110]" office:value-type="float" office:value="-0.754418" calcext:value-type="float">
            <text:p>-0.754418</text:p>
          </table:table-cell>
          <table:table-cell table:style-name="ce80" table:formula="of:=+[.E109]-[.M110]" office:value-type="float" office:value="0.059295" calcext:value-type="float">
            <text:p>0.059295</text:p>
          </table:table-cell>
          <table:table-cell table:style-name="ce88" table:formula="of:=+[.F109]+[.O110]" office:value-type="float" office:value="1.522361" calcext:value-type="float">
            <text:p>1.522361</text:p>
          </table:table-cell>
          <table:table-cell table:style-name="ce96" table:formula="of:=+[.D110]+[.K110]" office:value-type="float" office:value="-0.794418" calcext:value-type="float">
            <text:p>-0.794</text:p>
          </table:table-cell>
          <table:table-cell table:style-name="ce115" table:formula="of:=+[.E110]-[.J110]" office:value-type="float" office:value="0.072295" calcext:value-type="float">
            <text:p>0.072</text:p>
          </table:table-cell>
          <table:table-cell table:style-name="ce129" table:formula="of:=+[.F110]+[.L110]" office:value-type="float" office:value="1.513361" calcext:value-type="float">
            <text:p>1.513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4" calcext:value-type="float">
            <text:p>-0.040</text:p>
          </table:table-cell>
          <table:table-cell table:style-name="ce161" office:value-type="float" office:value="-0.009" calcext:value-type="float">
            <text:p>-0.009</text:p>
          </table:table-cell>
          <table:table-cell table:style-name="ce174" office:value-type="float" office:value="-0.013" calcext:value-type="float">
            <text:p>-0.013000</text:p>
          </table:table-cell>
          <table:table-cell table:style-name="ce180" office:value-type="float" office:value="-0.038" calcext:value-type="float">
            <text:p>-0.038000</text:p>
          </table:table-cell>
          <table:table-cell table:style-name="ce190" office:value-type="float" office:value="-0.008" calcext:value-type="float">
            <text:p>-0.008000</text:p>
          </table:table-cell>
          <table:table-cell table:style-name="ce211" office:value-type="float" office:value="-0.013" calcext:value-type="float">
            <text:p>-0.013</text:p>
          </table:table-cell>
          <table:table-cell table:style-name="ce241" office:value-type="float" office:value="-0.038" calcext:value-type="float">
            <text:p>-0.038</text:p>
          </table:table-cell>
          <table:table-cell table:style-name="ce307" office:value-type="float" office:value="-0.008" calcext:value-type="float">
            <text:p>-0.008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Ring3Right</text:p>
          </table:table-cell>
          <table:table-cell table:style-name="ce60" office:value-type="string" calcext:value-type="string">
            <text:p>mHandRing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0]+[.N111]" office:value-type="float" office:value="-0.794418" calcext:value-type="float">
            <text:p>-0.794418</text:p>
          </table:table-cell>
          <table:table-cell table:style-name="ce80" table:formula="of:=+[.E110]-[.M111]" office:value-type="float" office:value="0.072295" calcext:value-type="float">
            <text:p>0.072295</text:p>
          </table:table-cell>
          <table:table-cell table:style-name="ce88" table:formula="of:=+[.F110]+[.O111]" office:value-type="float" office:value="1.513361" calcext:value-type="float">
            <text:p>1.513361</text:p>
          </table:table-cell>
          <table:table-cell table:style-name="ce96" table:formula="of:=+[.D111]+[.K111]" office:value-type="float" office:value="-0.822418" calcext:value-type="float">
            <text:p>-0.822</text:p>
          </table:table-cell>
          <table:table-cell table:style-name="ce115" table:formula="of:=+[.E111]-[.J111]" office:value-type="float" office:value="0.082295" calcext:value-type="float">
            <text:p>0.082</text:p>
          </table:table-cell>
          <table:table-cell table:style-name="ce129" table:formula="of:=+[.F111]+[.L111]" office:value-type="float" office:value="1.507361" calcext:value-type="float">
            <text:p>1.507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-0.028" calcext:value-type="float">
            <text:p>-0.028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 office:value-type="float" office:value="-0.013" calcext:value-type="float">
            <text:p>-0.013000</text:p>
          </table:table-cell>
          <table:table-cell table:style-name="ce183" office:value-type="float" office:value="-0.04" calcext:value-type="float">
            <text:p>-0.040000</text:p>
          </table:table-cell>
          <table:table-cell table:style-name="ce193" office:value-type="float" office:value="-0.009" calcext:value-type="float">
            <text:p>-0.009000</text:p>
          </table:table-cell>
          <table:table-cell table:style-name="ce237" office:value-type="float" office:value="-0.013" calcext:value-type="float">
            <text:p>-0.013</text:p>
          </table:table-cell>
          <table:table-cell table:style-name="ce246" office:value-type="float" office:value="-0.04" calcext:value-type="float">
            <text:p>-0.040</text:p>
          </table:table-cell>
          <table:table-cell table:style-name="ce333" office:value-type="float" office:value="-0.009" calcext:value-type="float">
            <text:p>-0.009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1Right</text:p>
          </table:table-cell>
          <table:table-cell table:style-name="ce57" office:value-type="string" calcext:value-type="string">
            <text:p>mWris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01]+[.N112]" office:value-type="float" office:value="-0.712418" calcext:value-type="float">
            <text:p>-0.712418</text:p>
          </table:table-cell>
          <table:table-cell table:style-name="ce80" table:formula="of:=+[.E$101]-[.M112]" office:value-type="float" office:value="0.067295" calcext:value-type="float">
            <text:p>0.067295</text:p>
          </table:table-cell>
          <table:table-cell table:style-name="ce88" table:formula="of:=+[.F$101]+[.O112]" office:value-type="float" office:value="1.524361" calcext:value-type="float">
            <text:p>1.524361</text:p>
          </table:table-cell>
          <table:table-cell table:style-name="ce96" table:formula="of:=+[.D112]+[.K112]" office:value-type="float" office:value="-0.737418" calcext:value-type="float">
            <text:p>-0.737</text:p>
          </table:table-cell>
          <table:table-cell table:style-name="ce115" table:formula="of:=+[.E112]-[.J112]" office:value-type="float" office:value="0.091295" calcext:value-type="float">
            <text:p>0.091</text:p>
          </table:table-cell>
          <table:table-cell table:style-name="ce129" table:formula="of:=+[.F112]+[.L112]" office:value-type="float" office:value="1.518361" calcext:value-type="float">
            <text:p>1.518</text:p>
          </table:table-cell>
          <table:table-cell table:style-name="ce136" office:value-type="float" office:value="-0.024" calcext:value-type="float">
            <text:p>-0.024</text:p>
          </table:table-cell>
          <table:table-cell table:style-name="ce148" office:value-type="float" office:value="-0.025" calcext:value-type="float">
            <text:p>-0.025</text:p>
          </table:table-cell>
          <table:table-cell table:style-name="ce161" office:value-type="float" office:value="-0.006" calcext:value-type="float">
            <text:p>-0.006</text:p>
          </table:table-cell>
          <table:table-cell table:style-name="ce174" office:value-type="float" office:value="-0.031" calcext:value-type="float">
            <text:p>-0.031000</text:p>
          </table:table-cell>
          <table:table-cell table:style-name="ce180" office:value-type="float" office:value="-0.095" calcext:value-type="float">
            <text:p>-0.095000</text:p>
          </table:table-cell>
          <table:table-cell table:style-name="ce190" office:value-type="float" office:value="0.003" calcext:value-type="float">
            <text:p>0.003000</text:p>
          </table:table-cell>
          <table:table-cell table:style-name="ce211" office:value-type="float" office:value="-0.031" calcext:value-type="float">
            <text:p>-0.031</text:p>
          </table:table-cell>
          <table:table-cell table:style-name="ce241" office:value-type="float" office:value="-0.095" calcext:value-type="float">
            <text:p>-0.095</text:p>
          </table:table-cell>
          <table:table-cell table:style-name="ce307" office:value-type="float" office:value="0.003" calcext:value-type="float">
            <text:p>0.003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Pinky2Right</text:p>
          </table:table-cell>
          <table:table-cell table:style-name="ce60" office:value-type="string" calcext:value-type="string">
            <text:p>mHandPinky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2]+[.N113]" office:value-type="float" office:value="-0.737418" calcext:value-type="float">
            <text:p>-0.737418</text:p>
          </table:table-cell>
          <table:table-cell table:style-name="ce80" table:formula="of:=+[.E112]-[.M113]" office:value-type="float" office:value="0.091295" calcext:value-type="float">
            <text:p>0.091295</text:p>
          </table:table-cell>
          <table:table-cell table:style-name="ce88" table:formula="of:=+[.F112]+[.O113]" office:value-type="float" office:value="1.518361" calcext:value-type="float">
            <text:p>1.518361</text:p>
          </table:table-cell>
          <table:table-cell table:style-name="ce96" table:formula="of:=+[.D113]+[.K113]" office:value-type="float" office:value="-0.755418" calcext:value-type="float">
            <text:p>-0.755</text:p>
          </table:table-cell>
          <table:table-cell table:style-name="ce115" table:formula="of:=+[.E113]-[.J113]" office:value-type="float" office:value="0.106295" calcext:value-type="float">
            <text:p>0.106</text:p>
          </table:table-cell>
          <table:table-cell table:style-name="ce129" table:formula="of:=+[.F113]+[.L113]" office:value-type="float" office:value="1.514361" calcext:value-type="float">
            <text:p>1.514</text:p>
          </table:table-cell>
          <table:table-cell table:style-name="ce146" office:value-type="float" office:value="-0.015" calcext:value-type="float">
            <text:p>-0.015</text:p>
          </table:table-cell>
          <table:table-cell table:style-name="ce157" office:value-type="float" office:value="-0.018" calcext:value-type="float">
            <text:p>-0.018</text:p>
          </table:table-cell>
          <table:table-cell table:style-name="ce170" office:value-type="float" office:value="-0.004" calcext:value-type="float">
            <text:p>-0.004</text:p>
          </table:table-cell>
          <table:table-cell table:style-name="ce177" office:value-type="float" office:value="-0.024" calcext:value-type="float">
            <text:p>-0.024000</text:p>
          </table:table-cell>
          <table:table-cell table:style-name="ce183" office:value-type="float" office:value="-0.025" calcext:value-type="float">
            <text:p>-0.025000</text:p>
          </table:table-cell>
          <table:table-cell table:style-name="ce193" office:value-type="float" office:value="-0.006" calcext:value-type="float">
            <text:p>-0.006000</text:p>
          </table:table-cell>
          <table:table-cell table:style-name="ce237" office:value-type="float" office:value="-0.024" calcext:value-type="float">
            <text:p>-0.024</text:p>
          </table:table-cell>
          <table:table-cell table:style-name="ce246" office:value-type="float" office:value="-0.025" calcext:value-type="float">
            <text:p>-0.025</text:p>
          </table:table-cell>
          <table:table-cell table:style-name="ce333" office:value-type="float" office:value="-0.006" calcext:value-type="float">
            <text:p>-0.006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Pinky3Right</text:p>
          </table:table-cell>
          <table:table-cell table:style-name="ce57" office:value-type="string" calcext:value-type="string">
            <text:p>mHandPinky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3]+[.N114]" office:value-type="float" office:value="-0.755418" calcext:value-type="float">
            <text:p>-0.755418</text:p>
          </table:table-cell>
          <table:table-cell table:style-name="ce80" table:formula="of:=+[.E113]-[.M114]" office:value-type="float" office:value="0.106295" calcext:value-type="float">
            <text:p>0.106295</text:p>
          </table:table-cell>
          <table:table-cell table:style-name="ce88" table:formula="of:=+[.F113]+[.O114]" office:value-type="float" office:value="1.514361" calcext:value-type="float">
            <text:p>1.514361</text:p>
          </table:table-cell>
          <table:table-cell table:style-name="ce96" table:formula="of:=+[.D114]+[.K114]" office:value-type="float" office:value="-0.771418" calcext:value-type="float">
            <text:p>-0.771</text:p>
          </table:table-cell>
          <table:table-cell table:style-name="ce115" table:formula="of:=+[.E114]-[.J114]" office:value-type="float" office:value="0.119295" calcext:value-type="float">
            <text:p>0.119</text:p>
          </table:table-cell>
          <table:table-cell table:style-name="ce129" table:formula="of:=+[.F114]+[.L114]" office:value-type="float" office:value="1.510361" calcext:value-type="float">
            <text:p>1.510</text:p>
          </table:table-cell>
          <table:table-cell table:style-name="ce136" office:value-type="float" office:value="-0.013" calcext:value-type="float">
            <text:p>-0.013</text:p>
          </table:table-cell>
          <table:table-cell table:style-name="ce148" office:value-type="float" office:value="-0.016" calcext:value-type="float">
            <text:p>-0.016</text:p>
          </table:table-cell>
          <table:table-cell table:style-name="ce161" office:value-type="float" office:value="-0.004" calcext:value-type="float">
            <text:p>-0.004</text:p>
          </table:table-cell>
          <table:table-cell table:style-name="ce174" office:value-type="float" office:value="-0.015" calcext:value-type="float">
            <text:p>-0.015000</text:p>
          </table:table-cell>
          <table:table-cell table:style-name="ce180" office:value-type="float" office:value="-0.018" calcext:value-type="float">
            <text:p>-0.018000</text:p>
          </table:table-cell>
          <table:table-cell table:style-name="ce190" office:value-type="float" office:value="-0.004" calcext:value-type="float">
            <text:p>-0.004000</text:p>
          </table:table-cell>
          <table:table-cell table:style-name="ce211" office:value-type="float" office:value="-0.015" calcext:value-type="float">
            <text:p>-0.015</text:p>
          </table:table-cell>
          <table:table-cell table:style-name="ce241" office:value-type="float" office:value="-0.018" calcext:value-type="float">
            <text:p>-0.018</text:p>
          </table:table-cell>
          <table:table-cell table:style-name="ce307" office:value-type="float" office:value="-0.004" calcext:value-type="float">
            <text:p>-0.00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1Right</text:p>
          </table:table-cell>
          <table:table-cell table:style-name="ce60" office:value-type="string" calcext:value-type="string">
            <text:p>mWristRigh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01]+[.N115]" office:value-type="float" office:value="-0.643418" calcext:value-type="float">
            <text:p>-0.643418</text:p>
          </table:table-cell>
          <table:table-cell table:style-name="ce80" table:formula="of:=+[.E$101]-[.M115]" office:value-type="float" office:value="0.00529499999999999" calcext:value-type="float">
            <text:p>0.005295</text:p>
          </table:table-cell>
          <table:table-cell table:style-name="ce88" table:formula="of:=+[.F$101]+[.O115]" office:value-type="float" office:value="1.525361" calcext:value-type="float">
            <text:p>1.525361</text:p>
          </table:table-cell>
          <table:table-cell table:style-name="ce96" table:formula="of:=+[.D115]+[.K115]" office:value-type="float" office:value="-0.675418" calcext:value-type="float">
            <text:p>-0.675</text:p>
          </table:table-cell>
          <table:table-cell table:style-name="ce115" table:formula="of:=+[.E115]-[.J115]" office:value-type="float" office:value="-0.022705" calcext:value-type="float">
            <text:p>-0.023</text:p>
          </table:table-cell>
          <table:table-cell table:style-name="ce129" table:formula="of:=+[.F115]+[.L115]" office:value-type="float" office:value="1.525361" calcext:value-type="float">
            <text:p>1.52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-0.032" calcext:value-type="float">
            <text:p>-0.0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31" calcext:value-type="float">
            <text:p>0.031000</text:p>
          </table:table-cell>
          <table:table-cell table:style-name="ce183" office:value-type="float" office:value="-0.026" calcext:value-type="float">
            <text:p>-0.026000</text:p>
          </table:table-cell>
          <table:table-cell table:style-name="ce193" office:value-type="float" office:value="0.004" calcext:value-type="float">
            <text:p>0.004000</text:p>
          </table:table-cell>
          <table:table-cell table:style-name="ce237" office:value-type="float" office:value="0.031" calcext:value-type="float">
            <text:p>0.031</text:p>
          </table:table-cell>
          <table:table-cell table:style-name="ce246" office:value-type="float" office:value="-0.026" calcext:value-type="float">
            <text:p>-0.026</text:p>
          </table:table-cell>
          <table:table-cell table:style-name="ce333" office:value-type="float" office:value="0.004" calcext:value-type="float">
            <text:p>0.004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andThumb2Right</text:p>
          </table:table-cell>
          <table:table-cell table:style-name="ce57" office:value-type="string" calcext:value-type="string">
            <text:p>mHandThu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5]+[.N116]" office:value-type="float" office:value="-0.675418" calcext:value-type="float">
            <text:p>-0.675418</text:p>
          </table:table-cell>
          <table:table-cell table:style-name="ce80" table:formula="of:=+[.E115]-[.M116]" office:value-type="float" office:value="-0.022705" calcext:value-type="float">
            <text:p>-0.022705</text:p>
          </table:table-cell>
          <table:table-cell table:style-name="ce88" table:formula="of:=+[.F115]+[.O116]" office:value-type="float" office:value="1.524361" calcext:value-type="float">
            <text:p>1.524361</text:p>
          </table:table-cell>
          <table:table-cell table:style-name="ce96" table:formula="of:=+[.D116]+[.K116]" office:value-type="float" office:value="-0.706418" calcext:value-type="float">
            <text:p>-0.706</text:p>
          </table:table-cell>
          <table:table-cell table:style-name="ce115" table:formula="of:=+[.E116]-[.J116]" office:value-type="float" office:value="-0.045705" calcext:value-type="float">
            <text:p>-0.046</text:p>
          </table:table-cell>
          <table:table-cell table:style-name="ce129" table:formula="of:=+[.F116]+[.L116]" office:value-type="float" office:value="1.524361" calcext:value-type="float">
            <text:p>1.524</text:p>
          </table:table-cell>
          <table:table-cell table:style-name="ce136" office:value-type="float" office:value="0.023" calcext:value-type="float">
            <text:p>0.023</text:p>
          </table:table-cell>
          <table:table-cell table:style-name="ce148" office:value-type="float" office:value="-0.031" calcext:value-type="float">
            <text:p>-0.031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028" calcext:value-type="float">
            <text:p>0.028000</text:p>
          </table:table-cell>
          <table:table-cell table:style-name="ce180" office:value-type="float" office:value="-0.032" calcext:value-type="float">
            <text:p>-0.032000</text:p>
          </table:table-cell>
          <table:table-cell table:style-name="ce190" office:value-type="float" office:value="-0.001" calcext:value-type="float">
            <text:p>-0.001000</text:p>
          </table:table-cell>
          <table:table-cell table:style-name="ce211" office:value-type="float" office:value="0.028" calcext:value-type="float">
            <text:p>0.028</text:p>
          </table:table-cell>
          <table:table-cell table:style-name="ce241" office:value-type="float" office:value="-0.032" calcext:value-type="float">
            <text:p>-0.032</text:p>
          </table:table-cell>
          <table:table-cell table:style-name="ce307" office:value-type="float" office:value="-0.001" calcext:value-type="float">
            <text:p>-0.00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andThumb3Right</text:p>
          </table:table-cell>
          <table:table-cell table:style-name="ce60" office:value-type="string" calcext:value-type="string">
            <text:p>mHandThumb2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16]+[.N117]" office:value-type="float" office:value="-0.706418" calcext:value-type="float">
            <text:p>-0.706418</text:p>
          </table:table-cell>
          <table:table-cell table:style-name="ce80" table:formula="of:=+[.E116]-[.M117]" office:value-type="float" office:value="-0.045705" calcext:value-type="float">
            <text:p>-0.045705</text:p>
          </table:table-cell>
          <table:table-cell table:style-name="ce88" table:formula="of:=+[.F116]+[.O117]" office:value-type="float" office:value="1.523361" calcext:value-type="float">
            <text:p>1.523361</text:p>
          </table:table-cell>
          <table:table-cell table:style-name="ce96" table:formula="of:=+[.D117]+[.K117]" office:value-type="float" office:value="-0.731418" calcext:value-type="float">
            <text:p>-0.731</text:p>
          </table:table-cell>
          <table:table-cell table:style-name="ce115" table:formula="of:=+[.E117]-[.J117]" office:value-type="float" office:value="-0.060705" calcext:value-type="float">
            <text:p>-0.061</text:p>
          </table:table-cell>
          <table:table-cell table:style-name="ce129" table:formula="of:=+[.F117]+[.L117]" office:value-type="float" office:value="1.523361" calcext:value-type="float">
            <text:p>1.523</text:p>
          </table:table-cell>
          <table:table-cell table:style-name="ce146" office:value-type="float" office:value="0.015" calcext:value-type="float">
            <text:p>0.015</text:p>
          </table:table-cell>
          <table:table-cell table:style-name="ce157" office:value-type="float" office:value="-0.025" calcext:value-type="float">
            <text:p>-0.025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023" calcext:value-type="float">
            <text:p>0.023000</text:p>
          </table:table-cell>
          <table:table-cell table:style-name="ce183" office:value-type="float" office:value="-0.031" calcext:value-type="float">
            <text:p>-0.031000</text:p>
          </table:table-cell>
          <table:table-cell table:style-name="ce193" office:value-type="float" office:value="-0.001" calcext:value-type="float">
            <text:p>-0.001000</text:p>
          </table:table-cell>
          <table:table-cell table:style-name="ce237" office:value-type="float" office:value="0.023" calcext:value-type="float">
            <text:p>0.023</text:p>
          </table:table-cell>
          <table:table-cell table:style-name="ce246" office:value-type="float" office:value="-0.031" calcext:value-type="float">
            <text:p>-0.031</text:p>
          </table:table-cell>
          <table:table-cell table:style-name="ce333" office:value-type="float" office:value="-0.001" calcext:value-type="float">
            <text:p>-0.00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sRoot</text:p>
          </table:table-cell>
          <table:table-cell table:style-name="ce57" office:value-type="string" calcext:value-type="string">
            <text:p>mChest</text:p>
          </table:table-cell>
          <table:table-cell table:style-name="ce65" office:value-type="string" calcext:value-type="string">
            <text:p>"false"</text:p>
          </table:table-cell>
          <table:table-cell table:style-name="ce75" table:formula="of:=+[.D$14]+[.N118]" office:value-type="float" office:value="0" calcext:value-type="float">
            <text:p>0.000000</text:p>
          </table:table-cell>
          <table:table-cell table:style-name="ce83" table:formula="of:=+[.E$14]-[.M118]" office:value-type="float" office:value="0.029368" calcext:value-type="float">
            <text:p>0.029368</text:p>
          </table:table-cell>
          <table:table-cell table:style-name="ce91" table:formula="of:=+[.F$14]+[.O118]" office:value-type="float" office:value="1.355965" calcext:value-type="float">
            <text:p>1.355965</text:p>
          </table:table-cell>
          <table:table-cell table:style-name="ce96" table:formula="of:=+[.D118]+[.K118]" office:value-type="float" office:value="0" calcext:value-type="float">
            <text:p>0.000</text:p>
          </table:table-cell>
          <table:table-cell table:style-name="ce115" table:formula="of:=+[.E118]-[.J118]" office:value-type="float" office:value="0.090368" calcext:value-type="float">
            <text:p>0.090</text:p>
          </table:table-cell>
          <table:table-cell table:style-name="ce129" table:formula="of:=+[.F118]+[.L118]" office:value-type="float" office:value="1.355965" calcext:value-type="float">
            <text:p>1.356</text:p>
          </table:table-cell>
          <table:table-cell table:style-name="ce136" office:value-type="float" office:value="-0.061" calcext:value-type="float">
            <text:p>-0.061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14" calcext:value-type="float">
            <text:p>-0.01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14" calcext:value-type="float">
            <text:p>-0.01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1Left</text:p>
          </table:table-cell>
          <table:table-cell table:style-name="ce60" office:value-type="string" calcext:value-type="string">
            <text:p>mWings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18]+[.N119]" office:value-type="float" office:value="0.105" calcext:value-type="float">
            <text:p>0.105000</text:p>
          </table:table-cell>
          <table:table-cell table:style-name="ce80" table:formula="of:=+[.E$118]-[.M119]" office:value-type="float" office:value="0.128368" calcext:value-type="float">
            <text:p>0.128368</text:p>
          </table:table-cell>
          <table:table-cell table:style-name="ce88" table:formula="of:=+[.F$118]+[.O119]" office:value-type="float" office:value="1.536965" calcext:value-type="float">
            <text:p>1.536965</text:p>
          </table:table-cell>
          <table:table-cell table:style-name="ce96" table:formula="of:=+[.D119]+[.K119]" office:value-type="float" office:value="0.274" calcext:value-type="float">
            <text:p>0.274</text:p>
          </table:table-cell>
          <table:table-cell table:style-name="ce115" table:formula="of:=+[.E119]-[.J119]" office:value-type="float" office:value="0.296368" calcext:value-type="float">
            <text:p>0.296</text:p>
          </table:table-cell>
          <table:table-cell table:style-name="ce129" table:formula="of:=+[.F119]+[.L119]" office:value-type="float" office:value="1.603965" calcext:value-type="float">
            <text:p>1.604</text:p>
          </table:table-cell>
          <table:table-cell table:style-name="ce146" office:value-type="float" office:value="-0.168" calcext:value-type="float">
            <text:p>-0.168</text:p>
          </table:table-cell>
          <table:table-cell table:style-name="ce157" office:value-type="float" office:value="0.169" calcext:value-type="float">
            <text:p>0.169</text:p>
          </table:table-cell>
          <table:table-cell table:style-name="ce170" office:value-type="float" office:value="0.067" calcext:value-type="float">
            <text:p>0.067</text:p>
          </table:table-cell>
          <table:table-cell table:style-name="ce177" office:value-type="float" office:value="-0.099" calcext:value-type="float">
            <text:p>-0.099000</text:p>
          </table:table-cell>
          <table:table-cell table:style-name="ce183" office:value-type="float" office:value="0.105" calcext:value-type="float">
            <text:p>0.105000</text:p>
          </table:table-cell>
          <table:table-cell table:style-name="ce193" office:value-type="float" office:value="0.181" calcext:value-type="float">
            <text:p>0.181000</text:p>
          </table:table-cell>
          <table:table-cell table:style-name="ce237" office:value-type="float" office:value="-0.099" calcext:value-type="float">
            <text:p>-0.099</text:p>
          </table:table-cell>
          <table:table-cell table:style-name="ce246" office:value-type="float" office:value="0.105" calcext:value-type="float">
            <text:p>0.105</text:p>
          </table:table-cell>
          <table:table-cell table:style-name="ce333" office:value-type="float" office:value="0.181" calcext:value-type="float">
            <text:p>0.18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2Left</text:p>
          </table:table-cell>
          <table:table-cell table:style-name="ce57" office:value-type="string" calcext:value-type="string">
            <text:p>mWing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19]+[.N120]" office:value-type="float" office:value="0.274" calcext:value-type="float">
            <text:p>0.274000</text:p>
          </table:table-cell>
          <table:table-cell table:style-name="ce80" table:formula="of:=+[.E119]-[.M120]" office:value-type="float" office:value="0.296368" calcext:value-type="float">
            <text:p>0.296368</text:p>
          </table:table-cell>
          <table:table-cell table:style-name="ce88" table:formula="of:=+[.F119]+[.O120]" office:value-type="float" office:value="1.603965" calcext:value-type="float">
            <text:p>1.603965</text:p>
          </table:table-cell>
          <table:table-cell table:style-name="ce96" table:formula="of:=+[.D120]+[.K120]" office:value-type="float" office:value="0.457" calcext:value-type="float">
            <text:p>0.457</text:p>
          </table:table-cell>
          <table:table-cell table:style-name="ce115" table:formula="of:=+[.E120]-[.J120]" office:value-type="float" office:value="0.477368" calcext:value-type="float">
            <text:p>0.477</text:p>
          </table:table-cell>
          <table:table-cell table:style-name="ce129" table:formula="of:=+[.F120]+[.L120]" office:value-type="float" office:value="1.603965" calcext:value-type="float">
            <text:p>1.604</text:p>
          </table:table-cell>
          <table:table-cell table:style-name="ce136" office:value-type="float" office:value="-0.181" calcext:value-type="float">
            <text:p>-0.181</text:p>
          </table:table-cell>
          <table:table-cell table:style-name="ce148" office:value-type="float" office:value="0.183" calcext:value-type="float">
            <text:p>0.18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68" calcext:value-type="float">
            <text:p>-0.168000</text:p>
          </table:table-cell>
          <table:table-cell table:style-name="ce180" office:value-type="float" office:value="0.169" calcext:value-type="float">
            <text:p>0.169000</text:p>
          </table:table-cell>
          <table:table-cell table:style-name="ce190" office:value-type="float" office:value="0.067" calcext:value-type="float">
            <text:p>0.067000</text:p>
          </table:table-cell>
          <table:table-cell table:style-name="ce211" office:value-type="float" office:value="-0.168" calcext:value-type="float">
            <text:p>-0.168</text:p>
          </table:table-cell>
          <table:table-cell table:style-name="ce241" office:value-type="float" office:value="0.169" calcext:value-type="float">
            <text:p>0.169</text:p>
          </table:table-cell>
          <table:table-cell table:style-name="ce307" office:value-type="float" office:value="0.067" calcext:value-type="float">
            <text:p>0.067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3Left</text:p>
          </table:table-cell>
          <table:table-cell table:style-name="ce60" office:value-type="string" calcext:value-type="string">
            <text:p>mWing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0]+[.N121]" office:value-type="float" office:value="0.457" calcext:value-type="float">
            <text:p>0.457000</text:p>
          </table:table-cell>
          <table:table-cell table:style-name="ce80" table:formula="of:=+[.E120]-[.M121]" office:value-type="float" office:value="0.477368" calcext:value-type="float">
            <text:p>0.477368</text:p>
          </table:table-cell>
          <table:table-cell table:style-name="ce88" table:formula="of:=+[.F120]+[.O121]" office:value-type="float" office:value="1.603965" calcext:value-type="float">
            <text:p>1.603965</text:p>
          </table:table-cell>
          <table:table-cell table:style-name="ce96" table:formula="of:=+[.D121]+[.K121]" office:value-type="float" office:value="0.63" calcext:value-type="float">
            <text:p>0.630</text:p>
          </table:table-cell>
          <table:table-cell table:style-name="ce115" table:formula="of:=+[.E121]-[.J121]" office:value-type="float" office:value="0.648368" calcext:value-type="float">
            <text:p>0.648</text:p>
          </table:table-cell>
          <table:table-cell table:style-name="ce129" table:formula="of:=+[.F121]+[.L121]" office:value-type="float" office:value="1.603965" calcext:value-type="float">
            <text:p>1.604</text:p>
          </table:table-cell>
          <table:table-cell table:style-name="ce146" office:value-type="float" office:value="-0.171" calcext:value-type="float">
            <text:p>-0.171</text:p>
          </table:table-cell>
          <table:table-cell table:style-name="ce157" office:value-type="float" office:value="0.173" calcext:value-type="float">
            <text:p>0.17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81" calcext:value-type="float">
            <text:p>-0.181000</text:p>
          </table:table-cell>
          <table:table-cell table:style-name="ce183" office:value-type="float" office:value="0.183" calcext:value-type="float">
            <text:p>0.18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81" calcext:value-type="float">
            <text:p>-0.181</text:p>
          </table:table-cell>
          <table:table-cell table:style-name="ce246" office:value-type="float" office:value="0.183" calcext:value-type="float">
            <text:p>0.18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4Left</text:p>
          </table:table-cell>
          <table:table-cell table:style-name="ce57" office:value-type="string" calcext:value-type="string">
            <text:p>mWing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1]+[.N122]" office:value-type="float" office:value="0.63" calcext:value-type="float">
            <text:p>0.630000</text:p>
          </table:table-cell>
          <table:table-cell table:style-name="ce80" table:formula="of:=+[.E$121]-[.M122]" office:value-type="float" office:value="0.648368" calcext:value-type="float">
            <text:p>0.648368</text:p>
          </table:table-cell>
          <table:table-cell table:style-name="ce88" table:formula="of:=+[.F$121]+[.O122]" office:value-type="float" office:value="1.603965" calcext:value-type="float">
            <text:p>1.603965</text:p>
          </table:table-cell>
          <table:table-cell table:style-name="ce96" table:formula="of:=+[.D122]+[.K122]" office:value-type="float" office:value="0.762" calcext:value-type="float">
            <text:p>0.762</text:p>
          </table:table-cell>
          <table:table-cell table:style-name="ce115" table:formula="of:=+[.E122]-[.J122]" office:value-type="float" office:value="0.794368" calcext:value-type="float">
            <text:p>0.794</text:p>
          </table:table-cell>
          <table:table-cell table:style-name="ce129" table:formula="of:=+[.F122]+[.L122]" office:value-type="float" office:value="1.603965" calcext:value-type="float">
            <text:p>1.604</text:p>
          </table:table-cell>
          <table:table-cell table:style-name="ce136" office:value-type="float" office:value="-0.146" calcext:value-type="float">
            <text:p>-0.146</text:p>
          </table:table-cell>
          <table:table-cell table:style-name="ce148" office:value-type="float" office:value="0.132" calcext:value-type="float">
            <text:p>0.132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0.173" calcext:value-type="float">
            <text:p>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0.173" calcext:value-type="float">
            <text:p>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4FanLeft</text:p>
          </table:table-cell>
          <table:table-cell table:style-name="ce60" office:value-type="string" calcext:value-type="string">
            <text:p>mWing3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1]+[.N123]" office:value-type="float" office:value="0.63" calcext:value-type="float">
            <text:p>0.630000</text:p>
          </table:table-cell>
          <table:table-cell table:style-name="ce80" table:formula="of:=+[.E$121]-[.M123]" office:value-type="float" office:value="0.648368" calcext:value-type="float">
            <text:p>0.648368</text:p>
          </table:table-cell>
          <table:table-cell table:style-name="ce88" table:formula="of:=+[.F$121]+[.O123]" office:value-type="float" office:value="1.603965" calcext:value-type="float">
            <text:p>1.603965</text:p>
          </table:table-cell>
          <table:table-cell table:style-name="ce96" table:formula="of:=+[.D123]+[.K123]" office:value-type="float" office:value="0.692" calcext:value-type="float">
            <text:p>0.692</text:p>
          </table:table-cell>
          <table:table-cell table:style-name="ce115" table:formula="of:=+[.E123]-[.J123]" office:value-type="float" office:value="0.716368" calcext:value-type="float">
            <text:p>0.716</text:p>
          </table:table-cell>
          <table:table-cell table:style-name="ce129" table:formula="of:=+[.F123]+[.L123]" office:value-type="float" office:value="1.444965" calcext:value-type="float">
            <text:p>1.445</text:p>
          </table:table-cell>
          <table:table-cell table:style-name="ce146" office:value-type="float" office:value="-0.068" calcext:value-type="float">
            <text:p>-0.068</text:p>
          </table:table-cell>
          <table:table-cell table:style-name="ce157" office:value-type="float" office:value="0.062" calcext:value-type="float">
            <text:p>0.062</text:p>
          </table:table-cell>
          <table:table-cell table:style-name="ce170" office:value-type="float" office:value="-0.159" calcext:value-type="float">
            <text:p>-0.159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0.173" calcext:value-type="float">
            <text:p>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0.173" calcext:value-type="float">
            <text:p>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1Right</text:p>
          </table:table-cell>
          <table:table-cell table:style-name="ce57" office:value-type="string" calcext:value-type="string">
            <text:p>mWingsRoo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$118]+[.N124]" office:value-type="float" office:value="-0.105" calcext:value-type="float">
            <text:p>-0.105000</text:p>
          </table:table-cell>
          <table:table-cell table:style-name="ce80" table:formula="of:=+[.E$118]-[.M124]" office:value-type="float" office:value="0.128368" calcext:value-type="float">
            <text:p>0.128368</text:p>
          </table:table-cell>
          <table:table-cell table:style-name="ce88" table:formula="of:=+[.F$118]+[.O124]" office:value-type="float" office:value="1.536965" calcext:value-type="float">
            <text:p>1.536965</text:p>
          </table:table-cell>
          <table:table-cell table:style-name="ce96" table:formula="of:=+[.D124]+[.K124]" office:value-type="float" office:value="-0.274" calcext:value-type="float">
            <text:p>-0.274</text:p>
          </table:table-cell>
          <table:table-cell table:style-name="ce115" table:formula="of:=+[.E124]-[.J124]" office:value-type="float" office:value="0.296368" calcext:value-type="float">
            <text:p>0.296</text:p>
          </table:table-cell>
          <table:table-cell table:style-name="ce129" table:formula="of:=+[.F124]+[.L124]" office:value-type="float" office:value="1.603965" calcext:value-type="float">
            <text:p>1.60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-0.169" calcext:value-type="float">
            <text:p>-0.169</text:p>
          </table:table-cell>
          <table:table-cell table:style-name="ce161" office:value-type="float" office:value="0.067" calcext:value-type="float">
            <text:p>0.067</text:p>
          </table:table-cell>
          <table:table-cell table:style-name="ce174" office:value-type="float" office:value="-0.099" calcext:value-type="float">
            <text:p>-0.099000</text:p>
          </table:table-cell>
          <table:table-cell table:style-name="ce180" office:value-type="float" office:value="-0.105" calcext:value-type="float">
            <text:p>-0.105000</text:p>
          </table:table-cell>
          <table:table-cell table:style-name="ce190" office:value-type="float" office:value="0.181" calcext:value-type="float">
            <text:p>0.181000</text:p>
          </table:table-cell>
          <table:table-cell table:style-name="ce211" office:value-type="float" office:value="-0.099" calcext:value-type="float">
            <text:p>-0.099</text:p>
          </table:table-cell>
          <table:table-cell table:style-name="ce241" office:value-type="float" office:value="-0.105" calcext:value-type="float">
            <text:p>-0.105</text:p>
          </table:table-cell>
          <table:table-cell table:style-name="ce307" office:value-type="float" office:value="0.181" calcext:value-type="float">
            <text:p>0.18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2Right</text:p>
          </table:table-cell>
          <table:table-cell table:style-name="ce60" office:value-type="string" calcext:value-type="string">
            <text:p>mWing1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4]+[.N125]" office:value-type="float" office:value="-0.274" calcext:value-type="float">
            <text:p>-0.274000</text:p>
          </table:table-cell>
          <table:table-cell table:style-name="ce80" table:formula="of:=+[.E124]-[.M125]" office:value-type="float" office:value="0.296368" calcext:value-type="float">
            <text:p>0.296368</text:p>
          </table:table-cell>
          <table:table-cell table:style-name="ce88" table:formula="of:=+[.F124]+[.O125]" office:value-type="float" office:value="1.603965" calcext:value-type="float">
            <text:p>1.603965</text:p>
          </table:table-cell>
          <table:table-cell table:style-name="ce96" table:formula="of:=+[.D125]+[.K125]" office:value-type="float" office:value="-0.457" calcext:value-type="float">
            <text:p>-0.457</text:p>
          </table:table-cell>
          <table:table-cell table:style-name="ce115" table:formula="of:=+[.E125]-[.J125]" office:value-type="float" office:value="0.477368" calcext:value-type="float">
            <text:p>0.477</text:p>
          </table:table-cell>
          <table:table-cell table:style-name="ce129" table:formula="of:=+[.F125]+[.L125]" office:value-type="float" office:value="1.603965" calcext:value-type="float">
            <text:p>1.604</text:p>
          </table:table-cell>
          <table:table-cell table:style-name="ce146" office:value-type="float" office:value="-0.181" calcext:value-type="float">
            <text:p>-0.181</text:p>
          </table:table-cell>
          <table:table-cell table:style-name="ce157" office:value-type="float" office:value="-0.183" calcext:value-type="float">
            <text:p>-0.183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-0.169" calcext:value-type="float">
            <text:p>-0.169000</text:p>
          </table:table-cell>
          <table:table-cell table:style-name="ce193" office:value-type="float" office:value="0.067" calcext:value-type="float">
            <text:p>0.067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-0.169" calcext:value-type="float">
            <text:p>-0.169</text:p>
          </table:table-cell>
          <table:table-cell table:style-name="ce333" office:value-type="float" office:value="0.067" calcext:value-type="float">
            <text:p>0.06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3Right</text:p>
          </table:table-cell>
          <table:table-cell table:style-name="ce57" office:value-type="string" calcext:value-type="string">
            <text:p>mWing2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25]+[.N126]" office:value-type="float" office:value="-0.457" calcext:value-type="float">
            <text:p>-0.457000</text:p>
          </table:table-cell>
          <table:table-cell table:style-name="ce80" table:formula="of:=+[.E125]-[.M126]" office:value-type="float" office:value="0.477368" calcext:value-type="float">
            <text:p>0.477368</text:p>
          </table:table-cell>
          <table:table-cell table:style-name="ce88" table:formula="of:=+[.F125]+[.O126]" office:value-type="float" office:value="1.603965" calcext:value-type="float">
            <text:p>1.603965</text:p>
          </table:table-cell>
          <table:table-cell table:style-name="ce96" table:formula="of:=+[.D126]+[.K126]" office:value-type="float" office:value="-0.63" calcext:value-type="float">
            <text:p>-0.630</text:p>
          </table:table-cell>
          <table:table-cell table:style-name="ce115" table:formula="of:=+[.E126]-[.J126]" office:value-type="float" office:value="0.648368" calcext:value-type="float">
            <text:p>0.648</text:p>
          </table:table-cell>
          <table:table-cell table:style-name="ce129" table:formula="of:=+[.F126]+[.L126]" office:value-type="float" office:value="1.603965" calcext:value-type="float">
            <text:p>1.604</text:p>
          </table:table-cell>
          <table:table-cell table:style-name="ce136" office:value-type="float" office:value="-0.171" calcext:value-type="float">
            <text:p>-0.171</text:p>
          </table:table-cell>
          <table:table-cell table:style-name="ce148" office:value-type="float" office:value="-0.173" calcext:value-type="float">
            <text:p>-0.173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81" calcext:value-type="float">
            <text:p>-0.181000</text:p>
          </table:table-cell>
          <table:table-cell table:style-name="ce180" office:value-type="float" office:value="-0.183" calcext:value-type="float">
            <text:p>-0.18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81" calcext:value-type="float">
            <text:p>-0.181</text:p>
          </table:table-cell>
          <table:table-cell table:style-name="ce241" office:value-type="float" office:value="-0.183" calcext:value-type="float">
            <text:p>-0.18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Wing4Right</text:p>
          </table:table-cell>
          <table:table-cell table:style-name="ce60" office:value-type="string" calcext:value-type="string">
            <text:p>mWing3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26]+[.N127]" office:value-type="float" office:value="-0.63" calcext:value-type="float">
            <text:p>-0.630000</text:p>
          </table:table-cell>
          <table:table-cell table:style-name="ce80" table:formula="of:=+[.E$126]-[.M127]" office:value-type="float" office:value="0.648368" calcext:value-type="float">
            <text:p>0.648368</text:p>
          </table:table-cell>
          <table:table-cell table:style-name="ce88" table:formula="of:=+[.F$126]+[.O127]" office:value-type="float" office:value="1.603965" calcext:value-type="float">
            <text:p>1.603965</text:p>
          </table:table-cell>
          <table:table-cell table:style-name="ce96" table:formula="of:=+[.D127]+[.K127]" office:value-type="float" office:value="-0.762" calcext:value-type="float">
            <text:p>-0.762</text:p>
          </table:table-cell>
          <table:table-cell table:style-name="ce115" table:formula="of:=+[.E127]-[.J127]" office:value-type="float" office:value="0.794368" calcext:value-type="float">
            <text:p>0.794</text:p>
          </table:table-cell>
          <table:table-cell table:style-name="ce129" table:formula="of:=+[.F127]+[.L127]" office:value-type="float" office:value="1.603965" calcext:value-type="float">
            <text:p>1.604</text:p>
          </table:table-cell>
          <table:table-cell table:style-name="ce146" office:value-type="float" office:value="-0.146" calcext:value-type="float">
            <text:p>-0.146</text:p>
          </table:table-cell>
          <table:table-cell table:style-name="ce157" office:value-type="float" office:value="-0.132" calcext:value-type="float">
            <text:p>-0.132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71" calcext:value-type="float">
            <text:p>-0.171000</text:p>
          </table:table-cell>
          <table:table-cell table:style-name="ce183" office:value-type="float" office:value="-0.173" calcext:value-type="float">
            <text:p>-0.173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71" calcext:value-type="float">
            <text:p>-0.171</text:p>
          </table:table-cell>
          <table:table-cell table:style-name="ce246" office:value-type="float" office:value="-0.173" calcext:value-type="float">
            <text:p>-0.173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Wing4FanRight</text:p>
          </table:table-cell>
          <table:table-cell table:style-name="ce57" office:value-type="string" calcext:value-type="string">
            <text:p>mWing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$126]+[.N128]" office:value-type="float" office:value="-0.63" calcext:value-type="float">
            <text:p>-0.630000</text:p>
          </table:table-cell>
          <table:table-cell table:style-name="ce80" table:formula="of:=+[.E$126]-[.M128]" office:value-type="float" office:value="0.648368" calcext:value-type="float">
            <text:p>0.648368</text:p>
          </table:table-cell>
          <table:table-cell table:style-name="ce88" table:formula="of:=+[.F$126]+[.O128]" office:value-type="float" office:value="1.603965" calcext:value-type="float">
            <text:p>1.603965</text:p>
          </table:table-cell>
          <table:table-cell table:style-name="ce96" table:formula="of:=+[.D128]+[.K128]" office:value-type="float" office:value="-0.692" calcext:value-type="float">
            <text:p>-0.692</text:p>
          </table:table-cell>
          <table:table-cell table:style-name="ce115" table:formula="of:=+[.E128]-[.J128]" office:value-type="float" office:value="0.716368" calcext:value-type="float">
            <text:p>0.716</text:p>
          </table:table-cell>
          <table:table-cell table:style-name="ce129" table:formula="of:=+[.F128]+[.L128]" office:value-type="float" office:value="1.444965" calcext:value-type="float">
            <text:p>1.445</text:p>
          </table:table-cell>
          <table:table-cell table:style-name="ce136" office:value-type="float" office:value="-0.068" calcext:value-type="float">
            <text:p>-0.068</text:p>
          </table:table-cell>
          <table:table-cell table:style-name="ce148" office:value-type="float" office:value="-0.062" calcext:value-type="float">
            <text:p>-0.062</text:p>
          </table:table-cell>
          <table:table-cell table:style-name="ce161" office:value-type="float" office:value="-0.159" calcext:value-type="float">
            <text:p>-0.159</text:p>
          </table:table-cell>
          <table:table-cell table:style-name="ce174" office:value-type="float" office:value="-0.171" calcext:value-type="float">
            <text:p>-0.171000</text:p>
          </table:table-cell>
          <table:table-cell table:style-name="ce180" office:value-type="float" office:value="-0.173" calcext:value-type="float">
            <text:p>-0.173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71" calcext:value-type="float">
            <text:p>-0.171</text:p>
          </table:table-cell>
          <table:table-cell table:style-name="ce241" office:value-type="float" office:value="-0.173" calcext:value-type="float">
            <text:p>-0.173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pRigh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29]" office:value-type="float" office:value="-0.128806" calcext:value-type="float">
            <text:p>-0.128806</text:p>
          </table:table-cell>
          <table:table-cell table:style-name="ce225" table:formula="of:=+[.E$2]-[.M129]" office:value-type="float" office:value="-0.03362" calcext:value-type="float">
            <text:p>-0.033620</text:p>
          </table:table-cell>
          <table:table-cell table:style-name="ce235" table:formula="of:=+[.F$2]+[.O129]" office:value-type="float" office:value="1.025929" calcext:value-type="float">
            <text:p>1.025929</text:p>
          </table:table-cell>
          <table:table-cell table:style-name="ce96" table:formula="of:=+[.D129]+[.K129]" office:value-type="float" office:value="-0.079806" calcext:value-type="float">
            <text:p>-0.080</text:p>
          </table:table-cell>
          <table:table-cell table:style-name="ce115" table:formula="of:=+[.E129]-[.J129]" office:value-type="float" office:value="-0.03262" calcext:value-type="float">
            <text:p>-0.033</text:p>
          </table:table-cell>
          <table:table-cell table:style-name="ce129" table:formula="of:=+[.F129]+[.L129]" office:value-type="float" office:value="0.534929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0.049" calcext:value-type="float">
            <text:p>0.049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62" calcext:value-type="float">
            <text:p>0.033620</text:p>
          </table:table-cell>
          <table:table-cell table:style-name="ce298" office:value-type="float" office:value="-0.128806" calcext:value-type="float">
            <text:p>-0.128806</text:p>
          </table:table-cell>
          <table:table-cell table:style-name="ce305" office:value-type="float" office:value="-0.041086" calcext:value-type="float">
            <text:p>-0.041086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-0.129" calcext:value-type="float">
            <text:p>-0.129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UPPER_LEG</text:p>
          </table:table-cell>
          <table:table-cell table:style-name="ce59" office:value-type="string" calcext:value-type="string">
            <text:p>mHipLeft</text:p>
          </table:table-cell>
          <table:table-cell table:style-name="ce67"/>
          <table:table-cell table:style-name="ce73" table:formula="of:=+[.D129]+[.Q130]" office:value-type="float" office:value="-0.078806" calcext:value-type="float">
            <text:p>-0.078806</text:p>
          </table:table-cell>
          <table:table-cell table:style-name="ce81" table:formula="of:=+[.E129]-[.P130]" office:value-type="float" office:value="-0.01362" calcext:value-type="float">
            <text:p>-0.013620</text:p>
          </table:table-cell>
          <table:table-cell table:style-name="ce89" table:formula="of:=+[.F129]+[.R130]" office:value-type="float" office:value="0.805929" calcext:value-type="float">
            <text:p>0.805929</text:p>
          </table:table-cell>
          <table:table-cell table:style-name="ce97" table:formula="of:=+[.D130]+[.K130]" office:value-type="float" office:value="-0.078806" calcext:value-type="float">
            <text:p>-0.079</text:p>
          </table:table-cell>
          <table:table-cell table:style-name="ce119" table:formula="of:=+[.E130]-[.J130]" office:value-type="float" office:value="-0.01362" calcext:value-type="float">
            <text:p>-0.014</text:p>
          </table:table-cell>
          <table:table-cell table:style-name="ce130" table:formula="of:=+[.F130]+[.L130]" office:value-type="float" office:value="0.605929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Right</text:p>
          </table:table-cell>
          <table:table-cell table:style-name="ce60" office:value-type="string" calcext:value-type="string">
            <text:p>mHip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29]+[.N131]" office:value-type="float" office:value="-0.080171" calcext:value-type="float">
            <text:p>-0.080171</text:p>
          </table:table-cell>
          <table:table-cell table:style-name="ce80" table:formula="of:=+[.E129]-[.M131]" office:value-type="float" office:value="-0.03284" calcext:value-type="float">
            <text:p>-0.032840</text:p>
          </table:table-cell>
          <table:table-cell table:style-name="ce88" table:formula="of:=+[.F129]+[.O131]" office:value-type="float" office:value="0.535007" calcext:value-type="float">
            <text:p>0.535007</text:p>
          </table:table-cell>
          <table:table-cell table:style-name="ce96" table:formula="of:=+[.D131]+[.K131]" office:value-type="float" office:value="-0.080171" calcext:value-type="float">
            <text:p>-0.080</text:p>
          </table:table-cell>
          <table:table-cell table:style-name="ce115" table:formula="of:=+[.E131]-[.J131]" office:value-type="float" office:value="-0.00384" calcext:value-type="float">
            <text:p>-0.004</text:p>
          </table:table-cell>
          <table:table-cell table:style-name="ce129" table:formula="of:=+[.F131]+[.L131]" office:value-type="float" office:value="0.0660070000000001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78" calcext:value-type="float">
            <text:p>-0.000780</text:p>
          </table:table-cell>
          <table:table-cell table:style-name="ce183" office:value-type="float" office:value="0.048635" calcext:value-type="float">
            <text:p>0.048635</text:p>
          </table:table-cell>
          <table:table-cell table:style-name="ce193" office:value-type="float" office:value="-0.490922" calcext:value-type="float">
            <text:p>-0.490922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0.049" calcext:value-type="float">
            <text:p>0.049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LOWER_LEG</text:p>
          </table:table-cell>
          <table:table-cell table:style-name="ce59" office:value-type="string" calcext:value-type="string">
            <text:p>mKneeLeft</text:p>
          </table:table-cell>
          <table:table-cell table:style-name="ce67"/>
          <table:table-cell table:style-name="ce73" table:formula="of:=+[.D131]+[.Q132]" office:value-type="float" office:value="-0.080171" calcext:value-type="float">
            <text:p>-0.080171</text:p>
          </table:table-cell>
          <table:table-cell table:style-name="ce81" table:formula="of:=+[.E131]-[.P132]" office:value-type="float" office:value="-0.01284" calcext:value-type="float">
            <text:p>-0.012840</text:p>
          </table:table-cell>
          <table:table-cell table:style-name="ce89" table:formula="of:=+[.F131]+[.R132]" office:value-type="float" office:value="0.335007" calcext:value-type="float">
            <text:p>0.335007</text:p>
          </table:table-cell>
          <table:table-cell table:style-name="ce97" table:formula="of:=+[.D132]+[.K132]" office:value-type="float" office:value="-0.080171" calcext:value-type="float">
            <text:p>-0.080</text:p>
          </table:table-cell>
          <table:table-cell table:style-name="ce119" table:formula="of:=+[.E132]-[.J132]" office:value-type="float" office:value="-0.00284" calcext:value-type="float">
            <text:p>-0.003</text:p>
          </table:table-cell>
          <table:table-cell table:style-name="ce130" table:formula="of:=+[.F132]+[.L132]" office:value-type="float" office:value="0.185007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Right</text:p>
          </table:table-cell>
          <table:table-cell table:style-name="ce60" office:value-type="string" calcext:value-type="string">
            <text:p>mKne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1]+[.N133]" office:value-type="float" office:value="-0.080171" calcext:value-type="float">
            <text:p>-0.080171</text:p>
          </table:table-cell>
          <table:table-cell table:style-name="ce80" table:formula="of:=+[.E131]-[.M133]" office:value-type="float" office:value="-0.003971" calcext:value-type="float">
            <text:p>-0.003971</text:p>
          </table:table-cell>
          <table:table-cell table:style-name="ce88" table:formula="of:=+[.F131]+[.O133]" office:value-type="float" office:value="0.0665130000000002" calcext:value-type="float">
            <text:p>0.066513</text:p>
          </table:table-cell>
          <table:table-cell table:style-name="ce96" table:formula="of:=+[.D133]+[.K133]" office:value-type="float" office:value="-0.080171" calcext:value-type="float">
            <text:p>-0.080</text:p>
          </table:table-cell>
          <table:table-cell table:style-name="ce115" table:formula="of:=+[.E133]-[.J133]" office:value-type="float" office:value="-0.115971" calcext:value-type="float">
            <text:p>-0.116</text:p>
          </table:table-cell>
          <table:table-cell table:style-name="ce129" table:formula="of:=+[.F133]+[.L133]" office:value-type="float" office:value="0.00551300000000016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69" calcext:value-type="float">
            <text:p>-0.028869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468494" calcext:value-type="float">
            <text:p>-0.468494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R_FOOT</text:p>
          </table:table-cell>
          <table:table-cell table:style-name="ce59" office:value-type="string" calcext:value-type="string">
            <text:p>mAnkleLeft</text:p>
          </table:table-cell>
          <table:table-cell table:style-name="ce67"/>
          <table:table-cell table:style-name="ce73" table:formula="of:=+[.D133]+[.Q134]" office:value-type="float" office:value="-0.080171" calcext:value-type="float">
            <text:p>-0.080171</text:p>
          </table:table-cell>
          <table:table-cell table:style-name="ce81" table:formula="of:=+[.E133]-[.P134]" office:value-type="float" office:value="-0.080971" calcext:value-type="float">
            <text:p>-0.080971</text:p>
          </table:table-cell>
          <table:table-cell table:style-name="ce89" table:formula="of:=+[.F133]+[.R134]" office:value-type="float" office:value="0.0255130000000002" calcext:value-type="float">
            <text:p>0.025513</text:p>
          </table:table-cell>
          <table:table-cell table:style-name="ce97" table:formula="of:=+[.D134]+[.K134]" office:value-type="float" office:value="-0.080171" calcext:value-type="float">
            <text:p>-0.080</text:p>
          </table:table-cell>
          <table:table-cell table:style-name="ce119" table:formula="of:=+[.E134]-[.J134]" office:value-type="float" office:value="-0.169971" calcext:value-type="float">
            <text:p>-0.170</text:p>
          </table:table-cell>
          <table:table-cell table:style-name="ce130" table:formula="of:=+[.F134]+[.L134]" office:value-type="float" office:value="-0.000486999999999849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Right</text:p>
          </table:table-cell>
          <table:table-cell table:style-name="ce60" office:value-type="string" calcext:value-type="string">
            <text:p>mAnkle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33]+[.N135]" office:value-type="float" office:value="-0.080171" calcext:value-type="float">
            <text:p>-0.080171</text:p>
          </table:table-cell>
          <table:table-cell table:style-name="ce80" table:formula="of:=+[.E133]-[.M135]" office:value-type="float" office:value="-0.115927" calcext:value-type="float">
            <text:p>-0.115927</text:p>
          </table:table-cell>
          <table:table-cell table:style-name="ce88" table:formula="of:=+[.F133]+[.O135]" office:value-type="float" office:value="0.00587600000000016" calcext:value-type="float">
            <text:p>0.005876</text:p>
          </table:table-cell>
          <table:table-cell table:style-name="ce96" table:formula="of:=+[.D135]+[.K135]" office:value-type="float" office:value="-0.090171" calcext:value-type="float">
            <text:p>-0.090</text:p>
          </table:table-cell>
          <table:table-cell table:style-name="ce115" table:formula="of:=+[.E135]-[.J135]" office:value-type="float" office:value="-0.220927" calcext:value-type="float">
            <text:p>-0.221</text:p>
          </table:table-cell>
          <table:table-cell table:style-name="ce129" table:formula="of:=+[.F135]+[.L135]" office:value-type="float" office:value="0.00587600000000016" calcext:value-type="float">
            <text:p>0.006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-0.01" calcext:value-type="float">
            <text:p>-0.01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37" calcext:value-type="float">
            <text:p>-0.060637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oeRight</text:p>
          </table:table-cell>
          <table:table-cell table:style-name="ce57" office:value-type="string" calcext:value-type="string">
            <text:p>mFootLef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35]+[.N136]" office:value-type="float" office:value="-0.090579" calcext:value-type="float">
            <text:p>-0.090579</text:p>
          </table:table-cell>
          <table:table-cell table:style-name="ce80" table:formula="of:=+[.E135]-[.M136]" office:value-type="float" office:value="-0.221326" calcext:value-type="float">
            <text:p>-0.221326</text:p>
          </table:table-cell>
          <table:table-cell table:style-name="ce88" table:formula="of:=+[.F135]+[.O136]" office:value-type="float" office:value="0.00577200000000016" calcext:value-type="float">
            <text:p>0.005772</text:p>
          </table:table-cell>
          <table:table-cell table:style-name="ce96" table:formula="of:=+[.D136]+[.K136]" office:value-type="float" office:value="-0.090579" calcext:value-type="float">
            <text:p>-0.091</text:p>
          </table:table-cell>
          <table:table-cell table:style-name="ce115" table:formula="of:=+[.E136]-[.J136]" office:value-type="float" office:value="-0.241326" calcext:value-type="float">
            <text:p>-0.241</text:p>
          </table:table-cell>
          <table:table-cell table:style-name="ce129" table:formula="of:=+[.F136]+[.L136]" office:value-type="float" office:value="0.00577200000000016" calcext:value-type="float">
            <text:p>0.006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99" calcext:value-type="float">
            <text:p>0.105399</text:p>
          </table:table-cell>
          <table:table-cell table:style-name="ce180" office:value-type="float" office:value="-0.010408" calcext:value-type="float">
            <text:p>-0.010408</text:p>
          </table:table-cell>
          <table:table-cell table:style-name="ce190" office:value-type="float" office:value="-0.000104" calcext:value-type="float">
            <text:p>-0.000104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pLeft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37]" office:value-type="float" office:value="0.126765" calcext:value-type="float">
            <text:p>0.126765</text:p>
          </table:table-cell>
          <table:table-cell table:style-name="ce225" table:formula="of:=+[.E$2]-[.M137]" office:value-type="float" office:value="-0.033757" calcext:value-type="float">
            <text:p>-0.033757</text:p>
          </table:table-cell>
          <table:table-cell table:style-name="ce235" table:formula="of:=+[.F$2]+[.O137]" office:value-type="float" office:value="1.026017" calcext:value-type="float">
            <text:p>1.026017</text:p>
          </table:table-cell>
          <table:table-cell table:style-name="ce96" table:formula="of:=+[.D137]+[.K137]" office:value-type="float" office:value="0.080765" calcext:value-type="float">
            <text:p>0.081</text:p>
          </table:table-cell>
          <table:table-cell table:style-name="ce115" table:formula="of:=+[.E137]-[.J137]" office:value-type="float" office:value="-0.032757" calcext:value-type="float">
            <text:p>-0.033</text:p>
          </table:table-cell>
          <table:table-cell table:style-name="ce129" table:formula="of:=+[.F137]+[.L137]" office:value-type="float" office:value="0.535017" calcext:value-type="float">
            <text:p>0.535</text:p>
          </table:table-cell>
          <table:table-cell table:style-name="ce146" office:value-type="float" office:value="-0.001" calcext:value-type="float">
            <text:p>-0.001</text:p>
          </table:table-cell>
          <table:table-cell table:style-name="ce278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291" office:value-type="float" office:value="0.033757" calcext:value-type="float">
            <text:p>0.033757</text:p>
          </table:table-cell>
          <table:table-cell table:style-name="ce298" office:value-type="float" office:value="0.126765" calcext:value-type="float">
            <text:p>0.126765</text:p>
          </table:table-cell>
          <table:table-cell table:style-name="ce305" office:value-type="float" office:value="-0.040998" calcext:value-type="float">
            <text:p>-0.040998</text:p>
          </table:table-cell>
          <table:table-cell table:style-name="ce237" office:value-type="float" office:value="0.034" calcext:value-type="float">
            <text:p>0.034</text:p>
          </table:table-cell>
          <table:table-cell table:style-name="ce322" office:value-type="float" office:value="0.127" calcext:value-type="float">
            <text:p>0.127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UPPER_LEG</text:p>
          </table:table-cell>
          <table:table-cell table:style-name="ce59" office:value-type="string" calcext:value-type="string">
            <text:p>mHipRight</text:p>
          </table:table-cell>
          <table:table-cell table:style-name="ce67"/>
          <table:table-cell table:style-name="ce73" table:formula="of:=+[.D137]+[.Q138]" office:value-type="float" office:value="0.076765" calcext:value-type="float">
            <text:p>0.076765</text:p>
          </table:table-cell>
          <table:table-cell table:style-name="ce81" table:formula="of:=+[.E137]-[.P138]" office:value-type="float" office:value="-0.013757" calcext:value-type="float">
            <text:p>-0.013757</text:p>
          </table:table-cell>
          <table:table-cell table:style-name="ce89" table:formula="of:=+[.F137]+[.R138]" office:value-type="float" office:value="0.806017" calcext:value-type="float">
            <text:p>0.806017</text:p>
          </table:table-cell>
          <table:table-cell table:style-name="ce97" table:formula="of:=+[.D138]+[.K138]" office:value-type="float" office:value="0.076765" calcext:value-type="float">
            <text:p>0.077</text:p>
          </table:table-cell>
          <table:table-cell table:style-name="ce119" table:formula="of:=+[.E138]-[.J138]" office:value-type="float" office:value="-0.013757" calcext:value-type="float">
            <text:p>-0.014</text:p>
          </table:table-cell>
          <table:table-cell table:style-name="ce130" table:formula="of:=+[.F138]+[.L138]" office:value-type="float" office:value="0.606017" calcext:value-type="float">
            <text:p>0.606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2" calcext:value-type="float">
            <text:p>-0.2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-0.05" calcext:value-type="float">
            <text:p>-0.050</text:p>
          </table:table-cell>
          <table:table-cell table:style-name="ce319" office:value-type="float" office:value="-0.22" calcext:value-type="float">
            <text:p>-0.2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9" calcext:value-type="float">
            <text:p>0.09</text:p>
          </table:table-cell>
          <table:table-cell table:style-name="ce357" office:value-type="float" office:value="0.32" calcext:value-type="float">
            <text:p>0.32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KneeLeft</text:p>
          </table:table-cell>
          <table:table-cell table:style-name="ce60" office:value-type="string" calcext:value-type="string">
            <text:p>mHip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7]+[.N139]" office:value-type="float" office:value="0.081197" calcext:value-type="float">
            <text:p>0.081197</text:p>
          </table:table-cell>
          <table:table-cell table:style-name="ce80" table:formula="of:=+[.E$137]-[.M139]" office:value-type="float" office:value="-0.03287" calcext:value-type="float">
            <text:p>-0.032870</text:p>
          </table:table-cell>
          <table:table-cell table:style-name="ce88" table:formula="of:=+[.F$137]+[.O139]" office:value-type="float" office:value="0.534964" calcext:value-type="float">
            <text:p>0.534964</text:p>
          </table:table-cell>
          <table:table-cell table:style-name="ce96" table:formula="of:=+[.D139]+[.K139]" office:value-type="float" office:value="0.082197" calcext:value-type="float">
            <text:p>0.082</text:p>
          </table:table-cell>
          <table:table-cell table:style-name="ce115" table:formula="of:=+[.E139]-[.J139]" office:value-type="float" office:value="-0.00386999999999999" calcext:value-type="float">
            <text:p>-0.004</text:p>
          </table:table-cell>
          <table:table-cell table:style-name="ce129" table:formula="of:=+[.F139]+[.L139]" office:value-type="float" office:value="0.065964" calcext:value-type="float">
            <text:p>0.066</text:p>
          </table:table-cell>
          <table:table-cell table:style-name="ce146" office:value-type="float" office:value="-0.029" calcext:value-type="float">
            <text:p>-0.029</text:p>
          </table:table-cell>
          <table:table-cell table:style-name="ce157" office:value-type="float" office:value="0.001" calcext:value-type="float">
            <text:p>0.001</text:p>
          </table:table-cell>
          <table:table-cell table:style-name="ce170" office:value-type="float" office:value="-0.469" calcext:value-type="float">
            <text:p>-0.469</text:p>
          </table:table-cell>
          <table:table-cell table:style-name="ce177" office:value-type="float" office:value="-0.000887" calcext:value-type="float">
            <text:p>-0.000887</text:p>
          </table:table-cell>
          <table:table-cell table:style-name="ce183" office:value-type="float" office:value="-0.045568" calcext:value-type="float">
            <text:p>-0.045568</text:p>
          </table:table-cell>
          <table:table-cell table:style-name="ce193" office:value-type="float" office:value="-0.491053" calcext:value-type="float">
            <text:p>-0.491053</text:p>
          </table:table-cell>
          <table:table-cell table:style-name="ce237" office:value-type="float" office:value="-0.001" calcext:value-type="float">
            <text:p>-0.001</text:p>
          </table:table-cell>
          <table:table-cell table:style-name="ce246" office:value-type="float" office:value="-0.046" calcext:value-type="float">
            <text:p>-0.046</text:p>
          </table:table-cell>
          <table:table-cell table:style-name="ce333" office:value-type="float" office:value="-0.491" calcext:value-type="float">
            <text:p>-0.49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LOWER_LEG</text:p>
          </table:table-cell>
          <table:table-cell table:style-name="ce59" office:value-type="string" calcext:value-type="string">
            <text:p>mKneeRight</text:p>
          </table:table-cell>
          <table:table-cell table:style-name="ce67"/>
          <table:table-cell table:style-name="ce73" table:formula="of:=+[.D139]+[.Q140]" office:value-type="float" office:value="0.081197" calcext:value-type="float">
            <text:p>0.081197</text:p>
          </table:table-cell>
          <table:table-cell table:style-name="ce81" table:formula="of:=+[.E139]-[.P140]" office:value-type="float" office:value="-0.01287" calcext:value-type="float">
            <text:p>-0.012870</text:p>
          </table:table-cell>
          <table:table-cell table:style-name="ce89" table:formula="of:=+[.F139]+[.R140]" office:value-type="float" office:value="0.334964" calcext:value-type="float">
            <text:p>0.334964</text:p>
          </table:table-cell>
          <table:table-cell table:style-name="ce97" table:formula="of:=+[.D140]+[.K140]" office:value-type="float" office:value="0.081197" calcext:value-type="float">
            <text:p>0.081</text:p>
          </table:table-cell>
          <table:table-cell table:style-name="ce119" table:formula="of:=+[.E140]-[.J140]" office:value-type="float" office:value="-0.00287" calcext:value-type="float">
            <text:p>-0.003</text:p>
          </table:table-cell>
          <table:table-cell table:style-name="ce130" table:formula="of:=+[.F140]+[.L140]" office:value-type="float" office:value="0.184964" calcext:value-type="float">
            <text:p>0.185</text:p>
          </table:table-cell>
          <table:table-cell table:style-name="ce145" office:value-type="float" office:value="-0.01" calcext:value-type="float">
            <text:p>-0.01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15" calcext:value-type="float">
            <text:p>-0.15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2" calcext:value-type="float">
            <text:p>-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2" calcext:value-type="float">
            <text:p>-0.20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2" table:style-name="ce357" office:value-type="float" office:value="0.06" calcext:value-type="float">
            <text:p>0.06</text:p>
          </table:table-cell>
          <table:table-cell table:style-name="ce357" office:value-type="float" office:value="0.25" calcext:value-type="float">
            <text:p>0.2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AnkleLeft</text:p>
          </table:table-cell>
          <table:table-cell table:style-name="ce60" office:value-type="string" calcext:value-type="string">
            <text:p>mKne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$139]+[.N141]" office:value-type="float" office:value="0.082575" calcext:value-type="float">
            <text:p>0.082575</text:p>
          </table:table-cell>
          <table:table-cell table:style-name="ce80" table:formula="of:=+[.E$139]-[.M141]" office:value-type="float" office:value="-0.003983" calcext:value-type="float">
            <text:p>-0.003983</text:p>
          </table:table-cell>
          <table:table-cell table:style-name="ce88" table:formula="of:=+[.F$139]+[.O141]" office:value-type="float" office:value="0.066515" calcext:value-type="float">
            <text:p>0.066515</text:p>
          </table:table-cell>
          <table:table-cell table:style-name="ce96" table:formula="of:=+[.D141]+[.K141]" office:value-type="float" office:value="0.082575" calcext:value-type="float">
            <text:p>0.083</text:p>
          </table:table-cell>
          <table:table-cell table:style-name="ce115" table:formula="of:=+[.E141]-[.J141]" office:value-type="float" office:value="-0.115983" calcext:value-type="float">
            <text:p>-0.116</text:p>
          </table:table-cell>
          <table:table-cell table:style-name="ce129" table:formula="of:=+[.F141]+[.L141]" office:value-type="float" office:value="0.00551499999999999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28887" calcext:value-type="float">
            <text:p>-0.028887</text:p>
          </table:table-cell>
          <table:table-cell table:style-name="ce183" office:value-type="float" office:value="0.001378" calcext:value-type="float">
            <text:p>0.001378</text:p>
          </table:table-cell>
          <table:table-cell table:style-name="ce193" office:value-type="float" office:value="-0.468449" calcext:value-type="float">
            <text:p>-0.468449</text:p>
          </table:table-cell>
          <table:table-cell table:style-name="ce237" office:value-type="float" office:value="-0.029" calcext:value-type="float">
            <text:p>-0.029</text:p>
          </table:table-cell>
          <table:table-cell table:style-name="ce246" office:value-type="float" office:value="0.001" calcext:value-type="float">
            <text:p>0.001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4" office:value-type="string" calcext:value-type="string">
            <text:p>L_FOOT</text:p>
          </table:table-cell>
          <table:table-cell table:style-name="ce59" office:value-type="string" calcext:value-type="string">
            <text:p>mAnkleRight</text:p>
          </table:table-cell>
          <table:table-cell table:style-name="ce67"/>
          <table:table-cell table:style-name="ce73" table:formula="of:=+[.D141]+[.Q142]" office:value-type="float" office:value="0.082575" calcext:value-type="float">
            <text:p>0.082575</text:p>
          </table:table-cell>
          <table:table-cell table:style-name="ce81" table:formula="of:=+[.E141]-[.P142]" office:value-type="float" office:value="-0.080983" calcext:value-type="float">
            <text:p>-0.080983</text:p>
          </table:table-cell>
          <table:table-cell table:style-name="ce89" table:formula="of:=+[.F141]+[.R142]" office:value-type="float" office:value="0.025515" calcext:value-type="float">
            <text:p>0.025515</text:p>
          </table:table-cell>
          <table:table-cell table:style-name="ce97" table:formula="of:=+[.D142]+[.K142]" office:value-type="float" office:value="0.082575" calcext:value-type="float">
            <text:p>0.083</text:p>
          </table:table-cell>
          <table:table-cell table:style-name="ce119" table:formula="of:=+[.E142]-[.J142]" office:value-type="float" office:value="-0.169983" calcext:value-type="float">
            <text:p>-0.170</text:p>
          </table:table-cell>
          <table:table-cell table:style-name="ce130" table:formula="of:=+[.F142]+[.L142]" office:value-type="float" office:value="-0.000485000000000013" calcext:value-type="float">
            <text:p>0.000</text:p>
          </table:table-cell>
          <table:table-cell table:style-name="ce145" office:value-type="float" office:value="0.089" calcext:value-type="float">
            <text:p>0.089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26" calcext:value-type="float">
            <text:p>-0.02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77" calcext:value-type="float">
            <text:p>0.077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41" calcext:value-type="float">
            <text:p>-0.041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10" calcext:value-type="float">
            <text:p>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3" calcext:value-type="float">
            <text:p>0.13</text:p>
          </table:table-cell>
          <table:table-cell table:number-columns-repeated="2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13">
          <table:table-cell table:style-name="ce53" office:value-type="string" calcext:value-type="string">
            <text:p>mFootLeft</text:p>
          </table:table-cell>
          <table:table-cell table:style-name="ce60" office:value-type="string" calcext:value-type="string">
            <text:p>mAnkleRigh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1]+[.N143]" office:value-type="float" office:value="0.082575" calcext:value-type="float">
            <text:p>0.082575</text:p>
          </table:table-cell>
          <table:table-cell table:style-name="ce80" table:formula="of:=+[.E141]-[.M143]" office:value-type="float" office:value="-0.115939" calcext:value-type="float">
            <text:p>-0.115939</text:p>
          </table:table-cell>
          <table:table-cell table:style-name="ce88" table:formula="of:=+[.F141]+[.O143]" office:value-type="float" office:value="0.00589499999999998" calcext:value-type="float">
            <text:p>0.005895</text:p>
          </table:table-cell>
          <table:table-cell table:style-name="ce96" table:formula="of:=+[.D143]+[.K143]" office:value-type="float" office:value="0.090575" calcext:value-type="float">
            <text:p>0.091</text:p>
          </table:table-cell>
          <table:table-cell table:style-name="ce115" table:formula="of:=+[.E143]-[.J143]" office:value-type="float" office:value="-0.220939" calcext:value-type="float">
            <text:p>-0.221</text:p>
          </table:table-cell>
          <table:table-cell table:style-name="ce129" table:formula="of:=+[.F143]+[.L143]" office:value-type="float" office:value="0.00689499999999998" calcext:value-type="float">
            <text:p>0.007</text:p>
          </table:table-cell>
          <table:table-cell table:style-name="ce146" office:value-type="float" office:value="0.105" calcext:value-type="float">
            <text:p>0.105</text:p>
          </table:table-cell>
          <table:table-cell table:style-name="ce157" office:value-type="float" office:value="0.008" calcext:value-type="float">
            <text:p>0.008</text:p>
          </table:table-cell>
          <table:table-cell table:style-name="ce170" office:value-type="float" office:value="0.001" calcext:value-type="float">
            <text:p>0.001</text:p>
          </table:table-cell>
          <table:table-cell table:style-name="ce177" office:value-type="float" office:value="0.111956" calcext:value-type="float">
            <text:p>0.111956</text:p>
          </table:table-cell>
          <table:table-cell table:style-name="ce183" office:value-type="float" office:value="-0" calcext:value-type="float">
            <text:p>0.000000</text:p>
          </table:table-cell>
          <table:table-cell table:style-name="ce193" office:value-type="float" office:value="-0.06062" calcext:value-type="float">
            <text:p>-0.060620</text:p>
          </table:table-cell>
          <table:table-cell table:style-name="ce237" office:value-type="float" office:value="0.112" calcext:value-type="float">
            <text:p>0.112</text:p>
          </table:table-cell>
          <table:table-cell table:style-name="ce246" office:value-type="float" office:value="-0" calcext:value-type="float">
            <text:p>0.000</text:p>
          </table:table-cell>
          <table:table-cell table:style-name="ce333" office:value-type="float" office:value="-0.061" calcext:value-type="float">
            <text:p>-0.06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oeLeft</text:p>
          </table:table-cell>
          <table:table-cell table:style-name="ce57" office:value-type="string" calcext:value-type="string">
            <text:p>mFootRight</text:p>
          </table:table-cell>
          <table:table-cell table:style-name="ce65" office:value-type="string" calcext:value-type="string">
            <text:p>"false"</text:p>
          </table:table-cell>
          <table:table-cell table:style-name="ce72" table:formula="of:=+[.D143]+[.N144]" office:value-type="float" office:value="0.090845" calcext:value-type="float">
            <text:p>0.090845</text:p>
          </table:table-cell>
          <table:table-cell table:style-name="ce80" table:formula="of:=+[.E143]-[.M144]" office:value-type="float" office:value="-0.221326" calcext:value-type="float">
            <text:p>-0.221326</text:p>
          </table:table-cell>
          <table:table-cell table:style-name="ce88" table:formula="of:=+[.F143]+[.O144]" office:value-type="float" office:value="0.00676599999999998" calcext:value-type="float">
            <text:p>0.006766</text:p>
          </table:table-cell>
          <table:table-cell table:style-name="ce96" table:formula="of:=+[.D144]+[.K144]" office:value-type="float" office:value="0.090845" calcext:value-type="float">
            <text:p>0.091</text:p>
          </table:table-cell>
          <table:table-cell table:style-name="ce115" table:formula="of:=+[.E144]-[.J144]" office:value-type="float" office:value="-0.241326" calcext:value-type="float">
            <text:p>-0.241</text:p>
          </table:table-cell>
          <table:table-cell table:style-name="ce129" table:formula="of:=+[.F144]+[.L144]" office:value-type="float" office:value="0.00676599999999998" calcext:value-type="float">
            <text:p>0.007</text:p>
          </table:table-cell>
          <table:table-cell table:style-name="ce136" office:value-type="float" office:value="0.02" calcext:value-type="float">
            <text:p>0.020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05387" calcext:value-type="float">
            <text:p>0.105387</text:p>
          </table:table-cell>
          <table:table-cell table:style-name="ce180" office:value-type="float" office:value="0.00827" calcext:value-type="float">
            <text:p>0.008270</text:p>
          </table:table-cell>
          <table:table-cell table:style-name="ce190" office:value-type="float" office:value="0.000871" calcext:value-type="float">
            <text:p>0.000871</text:p>
          </table:table-cell>
          <table:table-cell table:style-name="ce211" office:value-type="float" office:value="0.109" calcext:value-type="float">
            <text:p>0.109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1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45]" office:value-type="float" office:value="0" calcext:value-type="float">
            <text:p>0.000000</text:p>
          </table:table-cell>
          <table:table-cell table:style-name="ce225" table:formula="of:=+[.E$2]-[.M145]" office:value-type="float" office:value="0.116" calcext:value-type="float">
            <text:p>0.116000</text:p>
          </table:table-cell>
          <table:table-cell table:style-name="ce235" table:formula="of:=+[.F$2]+[.O145]" office:value-type="float" office:value="1.114015" calcext:value-type="float">
            <text:p>1.114015</text:p>
          </table:table-cell>
          <table:table-cell table:style-name="ce96" table:formula="of:=+[.D145]+[.K145]" office:value-type="float" office:value="0" calcext:value-type="float">
            <text:p>0.000</text:p>
          </table:table-cell>
          <table:table-cell table:style-name="ce115" table:formula="of:=+[.E145]-[.J145]" office:value-type="float" office:value="0.313" calcext:value-type="float">
            <text:p>0.313</text:p>
          </table:table-cell>
          <table:table-cell table:style-name="ce129" table:formula="of:=+[.F145]+[.L145]" office:value-type="float" office:value="1.114015" calcext:value-type="float">
            <text:p>1.114</text:p>
          </table:table-cell>
          <table:table-cell table:style-name="ce146" office:value-type="float" office:value="-0.197" calcext:value-type="float">
            <text:p>-0.197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6" calcext:value-type="float">
            <text:p>-0.116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.047" calcext:value-type="float">
            <text:p>0.047000</text:p>
          </table:table-cell>
          <table:table-cell table:style-name="ce237" office:value-type="float" office:value="-0.116" calcext:value-type="float">
            <text:p>-0.116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7" calcext:value-type="float">
            <text:p>0.04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2</text:p>
          </table:table-cell>
          <table:table-cell table:style-name="ce57" office:value-type="string" calcext:value-type="string">
            <text:p>mTail1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5]+[.N146]" office:value-type="float" office:value="0" calcext:value-type="float">
            <text:p>0.000000</text:p>
          </table:table-cell>
          <table:table-cell table:style-name="ce80" table:formula="of:=+[.E145]-[.M146]" office:value-type="float" office:value="0.313" calcext:value-type="float">
            <text:p>0.313000</text:p>
          </table:table-cell>
          <table:table-cell table:style-name="ce88" table:formula="of:=+[.F145]+[.O146]" office:value-type="float" office:value="1.114015" calcext:value-type="float">
            <text:p>1.114015</text:p>
          </table:table-cell>
          <table:table-cell table:style-name="ce96" table:formula="of:=+[.D146]+[.K146]" office:value-type="float" office:value="0" calcext:value-type="float">
            <text:p>0.000</text:p>
          </table:table-cell>
          <table:table-cell table:style-name="ce115" table:formula="of:=+[.E146]-[.J146]" office:value-type="float" office:value="0.481" calcext:value-type="float">
            <text:p>0.481</text:p>
          </table:table-cell>
          <table:table-cell table:style-name="ce129" table:formula="of:=+[.F146]+[.L146]" office:value-type="float" office:value="1.114015" calcext:value-type="float">
            <text:p>1.114</text:p>
          </table:table-cell>
          <table:table-cell table:style-name="ce136" office:value-type="float" office:value="-0.168" calcext:value-type="float">
            <text:p>-0.168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97" calcext:value-type="float">
            <text:p>-0.197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97" calcext:value-type="float">
            <text:p>-0.197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3</text:p>
          </table:table-cell>
          <table:table-cell table:style-name="ce60" office:value-type="string" calcext:value-type="string">
            <text:p>mTail2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6]+[.N147]" office:value-type="float" office:value="0" calcext:value-type="float">
            <text:p>0.000000</text:p>
          </table:table-cell>
          <table:table-cell table:style-name="ce80" table:formula="of:=+[.E146]-[.M147]" office:value-type="float" office:value="0.481" calcext:value-type="float">
            <text:p>0.481000</text:p>
          </table:table-cell>
          <table:table-cell table:style-name="ce88" table:formula="of:=+[.F146]+[.O147]" office:value-type="float" office:value="1.114015" calcext:value-type="float">
            <text:p>1.114015</text:p>
          </table:table-cell>
          <table:table-cell table:style-name="ce96" table:formula="of:=+[.D147]+[.K147]" office:value-type="float" office:value="0" calcext:value-type="float">
            <text:p>0.000</text:p>
          </table:table-cell>
          <table:table-cell table:style-name="ce115" table:formula="of:=+[.E147]-[.J147]" office:value-type="float" office:value="0.623" calcext:value-type="float">
            <text:p>0.623</text:p>
          </table:table-cell>
          <table:table-cell table:style-name="ce129" table:formula="of:=+[.F147]+[.L147]" office:value-type="float" office:value="1.114015" calcext:value-type="float">
            <text:p>1.114</text:p>
          </table:table-cell>
          <table:table-cell table:style-name="ce146" office:value-type="float" office:value="-0.142" calcext:value-type="float">
            <text:p>-0.14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68" calcext:value-type="float">
            <text:p>-0.168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68" calcext:value-type="float">
            <text:p>-0.16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4</text:p>
          </table:table-cell>
          <table:table-cell table:style-name="ce57" office:value-type="string" calcext:value-type="string">
            <text:p>mTail3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7]+[.N148]" office:value-type="float" office:value="0" calcext:value-type="float">
            <text:p>0.000000</text:p>
          </table:table-cell>
          <table:table-cell table:style-name="ce80" table:formula="of:=+[.E147]-[.M148]" office:value-type="float" office:value="0.623" calcext:value-type="float">
            <text:p>0.623000</text:p>
          </table:table-cell>
          <table:table-cell table:style-name="ce88" table:formula="of:=+[.F147]+[.O148]" office:value-type="float" office:value="1.114015" calcext:value-type="float">
            <text:p>1.114015</text:p>
          </table:table-cell>
          <table:table-cell table:style-name="ce96" table:formula="of:=+[.D148]+[.K148]" office:value-type="float" office:value="0" calcext:value-type="float">
            <text:p>0.000</text:p>
          </table:table-cell>
          <table:table-cell table:style-name="ce115" table:formula="of:=+[.E148]-[.J148]" office:value-type="float" office:value="0.735" calcext:value-type="float">
            <text:p>0.735</text:p>
          </table:table-cell>
          <table:table-cell table:style-name="ce129" table:formula="of:=+[.F148]+[.L148]" office:value-type="float" office:value="1.114015" calcext:value-type="float">
            <text:p>1.114</text:p>
          </table:table-cell>
          <table:table-cell table:style-name="ce136" office:value-type="float" office:value="-0.112" calcext:value-type="float">
            <text:p>-0.112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142" calcext:value-type="float">
            <text:p>-0.14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142" calcext:value-type="float">
            <text:p>-0.14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Tail5</text:p>
          </table:table-cell>
          <table:table-cell table:style-name="ce60" office:value-type="string" calcext:value-type="string">
            <text:p>mTail4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48]+[.N149]" office:value-type="float" office:value="0" calcext:value-type="float">
            <text:p>0.000000</text:p>
          </table:table-cell>
          <table:table-cell table:style-name="ce80" table:formula="of:=+[.E148]-[.M149]" office:value-type="float" office:value="0.735" calcext:value-type="float">
            <text:p>0.735000</text:p>
          </table:table-cell>
          <table:table-cell table:style-name="ce88" table:formula="of:=+[.F148]+[.O149]" office:value-type="float" office:value="1.114015" calcext:value-type="float">
            <text:p>1.114015</text:p>
          </table:table-cell>
          <table:table-cell table:style-name="ce96" table:formula="of:=+[.D149]+[.K149]" office:value-type="float" office:value="0" calcext:value-type="float">
            <text:p>0.000</text:p>
          </table:table-cell>
          <table:table-cell table:style-name="ce115" table:formula="of:=+[.E149]-[.J149]" office:value-type="float" office:value="0.829" calcext:value-type="float">
            <text:p>0.829</text:p>
          </table:table-cell>
          <table:table-cell table:style-name="ce129" table:formula="of:=+[.F149]+[.L149]" office:value-type="float" office:value="1.114015" calcext:value-type="float">
            <text:p>1.114</text:p>
          </table:table-cell>
          <table:table-cell table:style-name="ce146" office:value-type="float" office:value="-0.094" calcext:value-type="float">
            <text:p>-0.09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 office:value-type="float" office:value="-0.112" calcext:value-type="float">
            <text:p>-0.112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0" calcext:value-type="float">
            <text:p>0.000000</text:p>
          </table:table-cell>
          <table:table-cell table:style-name="ce237" office:value-type="float" office:value="-0.112" calcext:value-type="float">
            <text:p>-0.112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Tail6</text:p>
          </table:table-cell>
          <table:table-cell table:style-name="ce57" office:value-type="string" calcext:value-type="string">
            <text:p>mTail5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49]+[.N150]" office:value-type="float" office:value="0" calcext:value-type="float">
            <text:p>0.000000</text:p>
          </table:table-cell>
          <table:table-cell table:style-name="ce80" table:formula="of:=+[.E149]-[.M150]" office:value-type="float" office:value="0.829" calcext:value-type="float">
            <text:p>0.829000</text:p>
          </table:table-cell>
          <table:table-cell table:style-name="ce88" table:formula="of:=+[.F149]+[.O150]" office:value-type="float" office:value="1.114015" calcext:value-type="float">
            <text:p>1.114015</text:p>
          </table:table-cell>
          <table:table-cell table:style-name="ce96" table:formula="of:=+[.D150]+[.K150]" office:value-type="float" office:value="0" calcext:value-type="float">
            <text:p>0.000</text:p>
          </table:table-cell>
          <table:table-cell table:style-name="ce115" table:formula="of:=+[.E150]-[.J150]" office:value-type="float" office:value="0.918" calcext:value-type="float">
            <text:p>0.918</text:p>
          </table:table-cell>
          <table:table-cell table:style-name="ce129" table:formula="of:=+[.F150]+[.L150]" office:value-type="float" office:value="1.114015" calcext:value-type="float">
            <text:p>1.114</text:p>
          </table:table-cell>
          <table:table-cell table:style-name="ce136" office:value-type="float" office:value="-0.089" calcext:value-type="float">
            <text:p>-0.089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094" calcext:value-type="float">
            <text:p>-0.094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11" office:value-type="float" office:value="-0.094" calcext:value-type="float">
            <text:p>-0.094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" calcext:value-type="float">
            <text:p>0.000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Groin</text:p>
          </table:table-cell>
          <table:table-cell table:style-name="ce60" office:value-type="string" calcext:value-type="string">
            <text:p>mPelvis</text:p>
          </table:table-cell>
          <table:table-cell table:style-name="ce68" office:value-type="string" calcext:value-type="string">
            <text:p>"false"</text:p>
          </table:table-cell>
          <table:table-cell table:style-name="ce215" table:formula="of:=+[.D$2]+[.N151]" office:value-type="float" office:value="0" calcext:value-type="float">
            <text:p>0.000000</text:p>
          </table:table-cell>
          <table:table-cell table:style-name="ce225" table:formula="of:=+[.E$2]-[.M151]" office:value-type="float" office:value="-0.064" calcext:value-type="float">
            <text:p>-0.064000</text:p>
          </table:table-cell>
          <table:table-cell table:style-name="ce235" table:formula="of:=+[.F$2]+[.O151]" office:value-type="float" office:value="0.970015" calcext:value-type="float">
            <text:p>0.970015</text:p>
          </table:table-cell>
          <table:table-cell table:style-name="ce96" table:formula="of:=+[.D151]+[.K151]" office:value-type="float" office:value="0" calcext:value-type="float">
            <text:p>0.000</text:p>
          </table:table-cell>
          <table:table-cell table:style-name="ce115" table:formula="of:=+[.E151]-[.J151]" office:value-type="float" office:value="-0.068" calcext:value-type="float">
            <text:p>-0.068</text:p>
          </table:table-cell>
          <table:table-cell table:style-name="ce129" table:formula="of:=+[.F151]+[.L151]" office:value-type="float" office:value="0.904015" calcext:value-type="float">
            <text:p>0.904</text:p>
          </table:table-cell>
          <table:table-cell table:style-name="ce146" office:value-type="float" office:value="0.004" calcext:value-type="float">
            <text:p>0.004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6" calcext:value-type="float">
            <text:p>-0.066</text:p>
          </table:table-cell>
          <table:table-cell table:style-name="ce177" office:value-type="float" office:value="0.064" calcext:value-type="float">
            <text:p>0.064000</text:p>
          </table:table-cell>
          <table:table-cell table:style-name="ce183" office:value-type="float" office:value="0" calcext:value-type="float">
            <text:p>0.000000</text:p>
          </table:table-cell>
          <table:table-cell table:style-name="ce193" office:value-type="float" office:value="-0.097" calcext:value-type="float">
            <text:p>-0.097000</text:p>
          </table:table-cell>
          <table:table-cell table:style-name="ce237" office:value-type="float" office:value="0.064" calcext:value-type="float">
            <text:p>0.064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97" calcext:value-type="float">
            <text:p>-0.09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Root</text:p>
          </table:table-cell>
          <table:table-cell table:style-name="ce57" office:value-type="string" calcext:value-type="string">
            <text:p>mPelvis</text:p>
          </table:table-cell>
          <table:table-cell table:style-name="ce65" office:value-type="string" calcext:value-type="string">
            <text:p>"false"</text:p>
          </table:table-cell>
          <table:table-cell table:style-name="ce215" table:formula="of:=+[.D$2]+[.N152]" office:value-type="float" office:value="0" calcext:value-type="float">
            <text:p>0.000000</text:p>
          </table:table-cell>
          <table:table-cell table:style-name="ce225" table:formula="of:=+[.E$2]-[.M152]" office:value-type="float" office:value="0.2" calcext:value-type="float">
            <text:p>0.200000</text:p>
          </table:table-cell>
          <table:table-cell table:style-name="ce235" table:formula="of:=+[.F$2]+[.O152]" office:value-type="float" office:value="1.151015" calcext:value-type="float">
            <text:p>1.151015</text:p>
          </table:table-cell>
          <table:table-cell table:style-name="ce96" table:formula="of:=+[.D152]+[.K152]" office:value-type="float" office:value="0" calcext:value-type="float">
            <text:p>0.000</text:p>
          </table:table-cell>
          <table:table-cell table:style-name="ce115" table:formula="of:=+[.E152]-[.J152]" office:value-type="float" office:value="0.404" calcext:value-type="float">
            <text:p>0.404</text:p>
          </table:table-cell>
          <table:table-cell table:style-name="ce129" table:formula="of:=+[.F152]+[.L152]" office:value-type="float" office:value="1.151015" calcext:value-type="float">
            <text:p>1.151</text:p>
          </table:table-cell>
          <table:table-cell table:style-name="ce136" office:value-type="float" office:value="-0.204" calcext:value-type="float">
            <text:p>-0.204</text:p>
          </table:table-cell>
          <table:table-cell table:style-name="ce148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-0.2" calcext:value-type="float">
            <text:p>-0.200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0.084" calcext:value-type="float">
            <text:p>0.084000</text:p>
          </table:table-cell>
          <table:table-cell table:style-name="ce211" office:value-type="float" office:value="-0.2" calcext:value-type="float">
            <text:p>-0.200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0.084" calcext:value-type="float">
            <text:p>0.084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Lef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3]" office:value-type="float" office:value="0.129" calcext:value-type="float">
            <text:p>0.129000</text:p>
          </table:table-cell>
          <table:table-cell table:style-name="ce80" table:formula="of:=+[.E$152]-[.M153]" office:value-type="float" office:value="0.404" calcext:value-type="float">
            <text:p>0.404000</text:p>
          </table:table-cell>
          <table:table-cell table:style-name="ce88" table:formula="of:=+[.F$152]+[.O153]" office:value-type="float" office:value="1.026015" calcext:value-type="float">
            <text:p>1.026015</text:p>
          </table:table-cell>
          <table:table-cell table:style-name="ce96" table:formula="of:=+[.D153]+[.K153]" office:value-type="float" office:value="0.083" calcext:value-type="float">
            <text:p>0.083</text:p>
          </table:table-cell>
          <table:table-cell table:style-name="ce115" table:formula="of:=+[.E153]-[.J153]" office:value-type="float" office:value="0.402" calcext:value-type="float">
            <text:p>0.402</text:p>
          </table:table-cell>
          <table:table-cell table:style-name="ce129" table:formula="of:=+[.F153]+[.L153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-0.046" calcext:value-type="float">
            <text:p>-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0.129" calcext:value-type="float">
            <text:p>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0.129" calcext:value-type="float">
            <text:p>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Left</text:p>
          </table:table-cell>
          <table:table-cell table:style-name="ce57" office:value-type="string" calcext:value-type="string">
            <text:p>mHindLimb1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3]+[.N154]" office:value-type="float" office:value="0.083" calcext:value-type="float">
            <text:p>0.083000</text:p>
          </table:table-cell>
          <table:table-cell table:style-name="ce80" table:formula="of:=+[.E153]-[.M154]" office:value-type="float" office:value="0.402" calcext:value-type="float">
            <text:p>0.402000</text:p>
          </table:table-cell>
          <table:table-cell table:style-name="ce88" table:formula="of:=+[.F153]+[.O154]" office:value-type="float" office:value="0.535015" calcext:value-type="float">
            <text:p>0.535015</text:p>
          </table:table-cell>
          <table:table-cell table:style-name="ce96" table:formula="of:=+[.D154]+[.K154]" office:value-type="float" office:value="0.08" calcext:value-type="float">
            <text:p>0.080</text:p>
          </table:table-cell>
          <table:table-cell table:style-name="ce115" table:formula="of:=+[.E154]-[.J154]" office:value-type="float" office:value="0.432" calcext:value-type="float">
            <text:p>0.432</text:p>
          </table:table-cell>
          <table:table-cell table:style-name="ce129" table:formula="of:=+[.F154]+[.L154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-0.003" calcext:value-type="float">
            <text:p>-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-0.046" calcext:value-type="float">
            <text:p>-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-0.046" calcext:value-type="float">
            <text:p>-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Lef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4]+[.N155]" office:value-type="float" office:value="0.08" calcext:value-type="float">
            <text:p>0.080000</text:p>
          </table:table-cell>
          <table:table-cell table:style-name="ce80" table:formula="of:=+[.E154]-[.M155]" office:value-type="float" office:value="0.432" calcext:value-type="float">
            <text:p>0.432000</text:p>
          </table:table-cell>
          <table:table-cell table:style-name="ce88" table:formula="of:=+[.F154]+[.O155]" office:value-type="float" office:value="0.0670150000000001" calcext:value-type="float">
            <text:p>0.067015</text:p>
          </table:table-cell>
          <table:table-cell table:style-name="ce96" table:formula="of:=+[.D155]+[.K155]" office:value-type="float" office:value="0.08" calcext:value-type="float">
            <text:p>0.080</text:p>
          </table:table-cell>
          <table:table-cell table:style-name="ce115" table:formula="of:=+[.E155]-[.J155]" office:value-type="float" office:value="0.32" calcext:value-type="float">
            <text:p>0.320</text:p>
          </table:table-cell>
          <table:table-cell table:style-name="ce129" table:formula="of:=+[.F155]+[.L155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-0.003" calcext:value-type="float">
            <text:p>-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-0.003" calcext:value-type="float">
            <text:p>-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Left</text:p>
          </table:table-cell>
          <table:table-cell table:style-name="ce57" office:value-type="string" calcext:value-type="string">
            <text:p>mHindLimb3Lef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5]+[.N156]" office:value-type="float" office:value="0.08" calcext:value-type="float">
            <text:p>0.080000</text:p>
          </table:table-cell>
          <table:table-cell table:style-name="ce80" table:formula="of:=+[.E155]-[.M156]" office:value-type="float" office:value="0.32" calcext:value-type="float">
            <text:p>0.320000</text:p>
          </table:table-cell>
          <table:table-cell table:style-name="ce88" table:formula="of:=+[.F155]+[.O156]" office:value-type="float" office:value="0.0060150000000001" calcext:value-type="float">
            <text:p>0.006015</text:p>
          </table:table-cell>
          <table:table-cell table:style-name="ce96" table:formula="of:=+[.D156]+[.K156]" office:value-type="float" office:value="0.088" calcext:value-type="float">
            <text:p>0.088</text:p>
          </table:table-cell>
          <table:table-cell table:style-name="ce115" table:formula="of:=+[.E156]-[.J156]" office:value-type="float" office:value="0.215" calcext:value-type="float">
            <text:p>0.215</text:p>
          </table:table-cell>
          <table:table-cell table:style-name="ce129" table:formula="of:=+[.F156]+[.L156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0.008" calcext:value-type="float">
            <text:p>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1Right</text:p>
          </table:table-cell>
          <table:table-cell table:style-name="ce60" office:value-type="string" calcext:value-type="string">
            <text:p>mHindLimbRoot</text:p>
          </table:table-cell>
          <table:table-cell table:style-name="ce68" office:value-type="string" calcext:value-type="string">
            <text:p>"false"</text:p>
          </table:table-cell>
          <table:table-cell table:style-name="ce72" table:formula="of:=+[.D$152]+[.N157]" office:value-type="float" office:value="-0.129" calcext:value-type="float">
            <text:p>-0.129000</text:p>
          </table:table-cell>
          <table:table-cell table:style-name="ce80" table:formula="of:=+[.E$152]-[.M157]" office:value-type="float" office:value="0.404" calcext:value-type="float">
            <text:p>0.404000</text:p>
          </table:table-cell>
          <table:table-cell table:style-name="ce88" table:formula="of:=+[.F$152]+[.O157]" office:value-type="float" office:value="1.026015" calcext:value-type="float">
            <text:p>1.026015</text:p>
          </table:table-cell>
          <table:table-cell table:style-name="ce96" table:formula="of:=+[.D157]+[.K157]" office:value-type="float" office:value="-0.083" calcext:value-type="float">
            <text:p>-0.083</text:p>
          </table:table-cell>
          <table:table-cell table:style-name="ce115" table:formula="of:=+[.E157]-[.J157]" office:value-type="float" office:value="0.402" calcext:value-type="float">
            <text:p>0.402</text:p>
          </table:table-cell>
          <table:table-cell table:style-name="ce129" table:formula="of:=+[.F157]+[.L157]" office:value-type="float" office:value="0.535015" calcext:value-type="float">
            <text:p>0.535</text:p>
          </table:table-cell>
          <table:table-cell table:style-name="ce146" office:value-type="float" office:value="0.002" calcext:value-type="float">
            <text:p>0.002</text:p>
          </table:table-cell>
          <table:table-cell table:style-name="ce157" office:value-type="float" office:value="0.046" calcext:value-type="float">
            <text:p>0.046</text:p>
          </table:table-cell>
          <table:table-cell table:style-name="ce170" office:value-type="float" office:value="-0.491" calcext:value-type="float">
            <text:p>-0.491</text:p>
          </table:table-cell>
          <table:table-cell table:style-name="ce177" office:value-type="float" office:value="-0.204" calcext:value-type="float">
            <text:p>-0.204000</text:p>
          </table:table-cell>
          <table:table-cell table:style-name="ce183" office:value-type="float" office:value="-0.129" calcext:value-type="float">
            <text:p>-0.129000</text:p>
          </table:table-cell>
          <table:table-cell table:style-name="ce193" office:value-type="float" office:value="-0.125" calcext:value-type="float">
            <text:p>-0.125000</text:p>
          </table:table-cell>
          <table:table-cell table:style-name="ce237" office:value-type="float" office:value="-0.204" calcext:value-type="float">
            <text:p>-0.204</text:p>
          </table:table-cell>
          <table:table-cell table:style-name="ce246" office:value-type="float" office:value="-0.129" calcext:value-type="float">
            <text:p>-0.129</text:p>
          </table:table-cell>
          <table:table-cell table:style-name="ce333" office:value-type="float" office:value="-0.125" calcext:value-type="float">
            <text:p>-0.125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2Right</text:p>
          </table:table-cell>
          <table:table-cell table:style-name="ce57" office:value-type="string" calcext:value-type="string">
            <text:p>mHindLimb1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7]+[.N158]" office:value-type="float" office:value="-0.083" calcext:value-type="float">
            <text:p>-0.083000</text:p>
          </table:table-cell>
          <table:table-cell table:style-name="ce80" table:formula="of:=+[.E157]-[.M158]" office:value-type="float" office:value="0.402" calcext:value-type="float">
            <text:p>0.402000</text:p>
          </table:table-cell>
          <table:table-cell table:style-name="ce88" table:formula="of:=+[.F157]+[.O158]" office:value-type="float" office:value="0.535015" calcext:value-type="float">
            <text:p>0.535015</text:p>
          </table:table-cell>
          <table:table-cell table:style-name="ce96" table:formula="of:=+[.D158]+[.K158]" office:value-type="float" office:value="-0.08" calcext:value-type="float">
            <text:p>-0.080</text:p>
          </table:table-cell>
          <table:table-cell table:style-name="ce115" table:formula="of:=+[.E158]-[.J158]" office:value-type="float" office:value="0.432" calcext:value-type="float">
            <text:p>0.432</text:p>
          </table:table-cell>
          <table:table-cell table:style-name="ce129" table:formula="of:=+[.F158]+[.L158]" office:value-type="float" office:value="0.0670150000000001" calcext:value-type="float">
            <text:p>0.067</text:p>
          </table:table-cell>
          <table:table-cell table:style-name="ce136" office:value-type="float" office:value="-0.03" calcext:value-type="float">
            <text:p>-0.030</text:p>
          </table:table-cell>
          <table:table-cell table:style-name="ce148" office:value-type="float" office:value="0.003" calcext:value-type="float">
            <text:p>0.003</text:p>
          </table:table-cell>
          <table:table-cell table:style-name="ce161" office:value-type="float" office:value="-0.468" calcext:value-type="float">
            <text:p>-0.468</text:p>
          </table:table-cell>
          <table:table-cell table:style-name="ce174" office:value-type="float" office:value="0.002" calcext:value-type="float">
            <text:p>0.002000</text:p>
          </table:table-cell>
          <table:table-cell table:style-name="ce180" office:value-type="float" office:value="0.046" calcext:value-type="float">
            <text:p>0.046000</text:p>
          </table:table-cell>
          <table:table-cell table:style-name="ce190" office:value-type="float" office:value="-0.491" calcext:value-type="float">
            <text:p>-0.491000</text:p>
          </table:table-cell>
          <table:table-cell table:style-name="ce211" office:value-type="float" office:value="0.002" calcext:value-type="float">
            <text:p>0.002</text:p>
          </table:table-cell>
          <table:table-cell table:style-name="ce241" office:value-type="float" office:value="0.046" calcext:value-type="float">
            <text:p>0.046</text:p>
          </table:table-cell>
          <table:table-cell table:style-name="ce307" office:value-type="float" office:value="-0.491" calcext:value-type="float">
            <text:p>-0.49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53" office:value-type="string" calcext:value-type="string">
            <text:p>mHindLimb3Right</text:p>
          </table:table-cell>
          <table:table-cell table:style-name="ce60" office:value-type="string" calcext:value-type="string">
            <text:p>mHindLimb2Left</text:p>
          </table:table-cell>
          <table:table-cell table:style-name="ce68" office:value-type="string" calcext:value-type="string">
            <text:p>"true"</text:p>
          </table:table-cell>
          <table:table-cell table:style-name="ce72" table:formula="of:=+[.D158]+[.N159]" office:value-type="float" office:value="-0.08" calcext:value-type="float">
            <text:p>-0.080000</text:p>
          </table:table-cell>
          <table:table-cell table:style-name="ce80" table:formula="of:=+[.E158]-[.M159]" office:value-type="float" office:value="0.432" calcext:value-type="float">
            <text:p>0.432000</text:p>
          </table:table-cell>
          <table:table-cell table:style-name="ce88" table:formula="of:=+[.F158]+[.O159]" office:value-type="float" office:value="0.0670150000000001" calcext:value-type="float">
            <text:p>0.067015</text:p>
          </table:table-cell>
          <table:table-cell table:style-name="ce96" table:formula="of:=+[.D159]+[.K159]" office:value-type="float" office:value="-0.08" calcext:value-type="float">
            <text:p>-0.080</text:p>
          </table:table-cell>
          <table:table-cell table:style-name="ce115" table:formula="of:=+[.E159]-[.J159]" office:value-type="float" office:value="0.32" calcext:value-type="float">
            <text:p>0.320</text:p>
          </table:table-cell>
          <table:table-cell table:style-name="ce129" table:formula="of:=+[.F159]+[.L159]" office:value-type="float" office:value="0.0060150000000001" calcext:value-type="float">
            <text:p>0.006</text:p>
          </table:table-cell>
          <table:table-cell table:style-name="ce146" office:value-type="float" office:value="0.112" calcext:value-type="float">
            <text:p>0.112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61" calcext:value-type="float">
            <text:p>-0.061</text:p>
          </table:table-cell>
          <table:table-cell table:style-name="ce177" office:value-type="float" office:value="-0.03" calcext:value-type="float">
            <text:p>-0.030000</text:p>
          </table:table-cell>
          <table:table-cell table:style-name="ce183" office:value-type="float" office:value="0.003" calcext:value-type="float">
            <text:p>0.003000</text:p>
          </table:table-cell>
          <table:table-cell table:style-name="ce193" office:value-type="float" office:value="-0.468" calcext:value-type="float">
            <text:p>-0.468000</text:p>
          </table:table-cell>
          <table:table-cell table:style-name="ce237" office:value-type="float" office:value="-0.03" calcext:value-type="float">
            <text:p>-0.030</text:p>
          </table:table-cell>
          <table:table-cell table:style-name="ce246" office:value-type="float" office:value="0.003" calcext:value-type="float">
            <text:p>0.003</text:p>
          </table:table-cell>
          <table:table-cell table:style-name="ce333" office:value-type="float" office:value="-0.468" calcext:value-type="float">
            <text:p>-0.46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1" calcext:value-type="float">
            <text:p>1.00</text:p>
          </table:table-cell>
          <table:table-cell table:style-name="ce373"/>
          <table:table-cell table:style-name="ce380" table:number-columns-repeated="990"/>
          <table:table-cell table:number-columns-repeated="9"/>
        </table:table-row>
        <table:table-row table:style-name="ro13">
          <table:table-cell table:style-name="ce52" office:value-type="string" calcext:value-type="string">
            <text:p>mHindLimb4Right</text:p>
          </table:table-cell>
          <table:table-cell table:style-name="ce57" office:value-type="string" calcext:value-type="string">
            <text:p>mHindLimb3Right</text:p>
          </table:table-cell>
          <table:table-cell table:style-name="ce65" office:value-type="string" calcext:value-type="string">
            <text:p>"true"</text:p>
          </table:table-cell>
          <table:table-cell table:style-name="ce72" table:formula="of:=+[.D159]+[.N160]" office:value-type="float" office:value="-0.08" calcext:value-type="float">
            <text:p>-0.080000</text:p>
          </table:table-cell>
          <table:table-cell table:style-name="ce80" table:formula="of:=+[.E159]-[.M160]" office:value-type="float" office:value="0.32" calcext:value-type="float">
            <text:p>0.320000</text:p>
          </table:table-cell>
          <table:table-cell table:style-name="ce88" table:formula="of:=+[.F159]+[.O160]" office:value-type="float" office:value="0.0060150000000001" calcext:value-type="float">
            <text:p>0.006015</text:p>
          </table:table-cell>
          <table:table-cell table:style-name="ce96" table:formula="of:=+[.D160]+[.K160]" office:value-type="float" office:value="-0.088" calcext:value-type="float">
            <text:p>-0.088</text:p>
          </table:table-cell>
          <table:table-cell table:style-name="ce115" table:formula="of:=+[.E160]-[.J160]" office:value-type="float" office:value="0.215" calcext:value-type="float">
            <text:p>0.215</text:p>
          </table:table-cell>
          <table:table-cell table:style-name="ce129" table:formula="of:=+[.F160]+[.L160]" office:value-type="float" office:value="0.0060150000000001" calcext:value-type="float">
            <text:p>0.006</text:p>
          </table:table-cell>
          <table:table-cell table:style-name="ce136" office:value-type="float" office:value="0.105" calcext:value-type="float">
            <text:p>0.105</text:p>
          </table:table-cell>
          <table:table-cell table:style-name="ce148" office:value-type="float" office:value="-0.008" calcext:value-type="float">
            <text:p>-0.008</text:p>
          </table:table-cell>
          <table:table-cell table:style-name="ce161" office:value-type="float" office:value="0" calcext:value-type="float">
            <text:p>0.000</text:p>
          </table:table-cell>
          <table:table-cell table:style-name="ce174" office:value-type="float" office:value="0.112" calcext:value-type="float">
            <text:p>0.112000</text:p>
          </table:table-cell>
          <table:table-cell table:style-name="ce180" office:value-type="float" office:value="0" calcext:value-type="float">
            <text:p>0.000000</text:p>
          </table:table-cell>
          <table:table-cell table:style-name="ce190" office:value-type="float" office:value="-0.061" calcext:value-type="float">
            <text:p>-0.061000</text:p>
          </table:table-cell>
          <table:table-cell table:style-name="ce211" office:value-type="float" office:value="0.112" calcext:value-type="float">
            <text:p>0.112</text:p>
          </table:table-cell>
          <table:table-cell table:style-name="ce241" office:value-type="float" office:value="0" calcext:value-type="float">
            <text:p>0.000</text:p>
          </table:table-cell>
          <table:table-cell table:style-name="ce307" office:value-type="float" office:value="-0.061" calcext:value-type="float">
            <text:p>-0.061</text:p>
          </table:table-cell>
          <table:table-cell table:style-name="ce349" office:value-type="float" office:value="0" calcext:value-type="float">
            <text:p>0.00</text:p>
          </table:table-cell>
          <table:table-cell table:style-name="ce355" office:value-type="float" office:value="0" calcext:value-type="float">
            <text:p>0.00</text:p>
          </table:table-cell>
          <table:table-cell table:style-name="ce362" office:value-type="float" office:value="0" calcext:value-type="float">
            <text:p>0.00</text:p>
          </table:table-cell>
          <table:table-cell table:number-columns-repeated="3" table:style-name="ce355" office:value-type="float" office:value="1" calcext:value-type="float">
            <text:p>1.00</text:p>
          </table:table-cell>
          <table:table-cell table:style-name="ce374"/>
          <table:table-cell table:style-name="ce370" table:number-columns-repeated="990"/>
          <table:table-cell table:number-columns-repeated="9"/>
        </table:table-row>
        <table:table-row table:style-name="ro13">
          <table:table-cell table:style-name="ce4"/>
          <table:table-cell table:style-name="ce61"/>
          <table:table-cell table:style-name="ce69"/>
          <table:table-cell table:number-columns-repeated="1021"/>
        </table:table-row>
        <table:table-row table:style-name="ro13">
          <table:table-cell table:style-name="ce3"/>
          <table:table-cell/>
          <table:table-cell table:style-name="ce21"/>
          <table:table-cell table:number-columns-repeated="1021"/>
        </table:table-row>
        <table:table-row table:style-name="ro13">
          <table:table-cell table:style-name="ce3"/>
          <table:table-cell table:number-columns-repeated="2"/>
          <table:table-cell table:style-name="ce219" office:value-type="string" calcext:value-type="string">
            <text:p>source data doesn't match left to right</text:p>
          </table:table-cell>
          <table:table-cell table:style-name="ce229"/>
          <table:table-cell table:style-name="ce248"/>
          <table:table-cell table:style-name="ce254"/>
          <table:table-cell table:number-columns-repeated="1017"/>
        </table:table-row>
        <table:table-row table:style-name="ro13">
          <table:table-cell table:style-name="ce3"/>
          <table:table-cell table:number-columns-repeated="18"/>
          <table:table-cell table:style-name="ce360"/>
          <table:table-cell table:number-columns-repeated="1004"/>
        </table:table-row>
        <table:table-row table:style-name="ro13" table:number-rows-repeated="5">
          <table:table-cell table:style-name="ce3"/>
          <table:table-cell/>
          <table:table-cell table:style-name="ce19"/>
          <table:table-cell table:number-columns-repeated="1021"/>
        </table:table-row>
        <table:table-row table:style-name="ro13">
          <table:table-cell table:style-name="ce4"/>
          <table:table-cell/>
          <table:table-cell table:style-name="ce19"/>
          <table:table-cell table:number-columns-repeated="1021"/>
        </table:table-row>
        <table:table-row table:style-name="ro13" table:number-rows-repeated="2">
          <table:table-cell table:style-name="ce3"/>
          <table:table-cell/>
          <table:table-cell table:style-name="ce19"/>
          <table:table-cell table:number-columns-repeated="1021"/>
        </table:table-row>
        <table:table-row table:style-name="ro13">
          <table:table-cell table:style-name="ce3"/>
          <table:table-cell table:number-columns-repeated="1023"/>
        </table:table-row>
        <table:table-row table:style-name="ro13">
          <table:table-cell table:style-name="ce5"/>
          <table:table-cell table:style-name="ce63"/>
          <table:table-cell table:style-name="ce10"/>
          <table:table-cell table:number-columns-repeated="1021"/>
        </table:table-row>
        <table:table-row table:style-name="ro13">
          <table:table-cell table:style-name="ce6"/>
          <table:table-cell table:number-columns-repeated="1023"/>
        </table:table-row>
        <table:table-row table:style-name="ro13" table:number-rows-repeated="761">
          <table:table-cell table:style-name="ce5"/>
          <table:table-cell table:style-name="ce63"/>
          <table:table-cell table:style-name="ce10"/>
          <table:table-cell table:number-columns-repeated="1021"/>
        </table:table-row>
        <table:table-row table:style-name="ro13" table:number-rows-repeated="1047639">
          <table:table-cell table:number-columns-repeated="1024"/>
        </table:table-row>
        <table:table-row table:style-name="ro13">
          <table:table-cell table:style-name="ce55"/>
          <table:table-cell table:style-name="ce64"/>
          <table:table-cell table:style-name="ce70"/>
          <table:table-cell table:style-name="ce78"/>
          <table:table-cell table:style-name="ce86"/>
          <table:table-cell table:style-name="ce94"/>
          <table:table-cell table:style-name="ce103"/>
          <table:table-cell table:style-name="ce121"/>
          <table:table-cell table:style-name="ce132"/>
          <table:table-cell table:style-name="ce147"/>
          <table:table-cell table:style-name="ce160"/>
          <table:table-cell table:style-name="ce173"/>
          <table:table-cell table:style-name="ce179"/>
          <table:table-cell table:style-name="ce188"/>
          <table:table-cell table:style-name="ce196"/>
          <table:table-cell table:style-name="ce239"/>
          <table:table-cell table:style-name="ce260"/>
          <table:table-cell table:style-name="ce344"/>
          <table:table-cell table:style-name="ce354"/>
          <table:table-cell table:style-name="ce361"/>
          <table:table-cell table:style-name="ce367"/>
          <table:table-cell table:style-name="ce361" table:number-columns-repeated="3"/>
          <table:table-cell table:style-name="ce376"/>
          <table:table-cell table:style-name="ce382" table:number-columns-repeated="990"/>
          <table:table-cell table:number-columns-repeated="9"/>
        </table:table-row>
      </table:table>
      <table:table table:name="avatar_skeleton.xml by value" table:style-name="ta2">
        <table:table-column table:style-name="co27" table:default-cell-style-name="Default"/>
        <table:table-column table:style-name="co28" table:default-cell-style-name="ce519"/>
        <table:table-column table:style-name="co29" table:default-cell-style-name="Default"/>
        <table:table-column table:style-name="co30" table:default-cell-style-name="ce519"/>
        <table:table-column table:style-name="co31" table:default-cell-style-name="ce523"/>
        <table:table-column table:style-name="co32" table:default-cell-style-name="Default"/>
        <table:table-column table:style-name="co33" table:default-cell-style-name="ce527"/>
        <table:table-column table:style-name="co34" table:default-cell-style-name="Default"/>
        <table:table-column table:style-name="co35" table:default-cell-style-name="Default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8" table:default-cell-style-name="ce533"/>
        <table:table-column table:style-name="co38" table:default-cell-style-name="ce535"/>
        <table:table-column table:style-name="co3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Default"/>
        <table:table-column table:style-name="co43" table:number-columns-repeated="1001" table:default-cell-style-name="Default"/>
        <table:table-row table:style-name="ro3">
          <table:table-cell table:style-name="ce383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422"/>
          <table:covered-table-cell table:style-name="ce526"/>
          <table:table-cell table:style-name="ce422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422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422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22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422"/>
          <table:covered-table-cell table:style-name="ce526"/>
          <table:table-cell table:style-name="ce422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19"/>
        <table:table-column table:style-name="co49" table:default-cell-style-name="ce531"/>
        <table:table-column table:style-name="co40" table:default-cell-style-name="ce533"/>
        <table:table-column table:style-name="co50" table:default-cell-style-name="ce535"/>
        <table:table-column table:style-name="co51" table:default-cell-style-name="ce531"/>
        <table:table-column table:style-name="co52" table:default-cell-style-name="ce533"/>
        <table:table-column table:style-name="co31" table:default-cell-style-name="ce535"/>
        <table:table-column table:style-name="co53" table:default-cell-style-name="ce531"/>
        <table:table-column table:style-name="co54" table:default-cell-style-name="ce533"/>
        <table:table-column table:style-name="co55" table:default-cell-style-name="ce535"/>
        <table:table-column table:style-name="co56" table:default-cell-style-name="ce531"/>
        <table:table-column table:style-name="co57" table:default-cell-style-name="ce533"/>
        <table:table-column table:style-name="co58" table:default-cell-style-name="ce535"/>
        <table:table-column table:style-name="co59" table:default-cell-style-name="ce531"/>
        <table:table-column table:style-name="co60" table:default-cell-style-name="ce533"/>
        <table:table-column table:style-name="co50" table:default-cell-style-name="ce535"/>
        <table:table-column table:style-name="co61" table:default-cell-style-name="Default"/>
        <table:table-column table:style-name="co43" table:number-columns-repeated="1002" table:default-cell-style-name="Default"/>
        <table:table-row table:style-name="ro3">
          <table:table-cell table:style-name="ce422" office:value-type="string" calcext:value-type="string">
            <text:p>name</text:p>
          </table:table-cell>
          <table:table-cell table:style-name="ce422" office:value-type="string" calcext:value-type="string">
            <text:p>group</text:p>
          </table:table-cell>
          <table:table-cell table:style-name="ce422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422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422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422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422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422"/>
          <table:covered-table-cell table:style-name="ce526"/>
          <table:table-cell table:style-name="ce422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nd_mat &amp; rest_mat" table:style-name="ta2">
        <office:forms form:automatic-focus="false" form:apply-design-mode="false"/>
        <table:table-column table:style-name="co17" table:default-cell-style-name="ce2"/>
        <table:table-column table:style-name="co62" table:default-cell-style-name="Default"/>
        <table:table-row table:style-name="ro6">
          <table:table-cell table:style-name="ce47" office:value-type="string" calcext:value-type="string">
            <text:p>Bones</text:p>
          </table:table-cell>
          <table:table-cell office:value-type="string" calcext:value-type="string">
            <text:p>bind_mat</text:p>
            <text:p>male</text:p>
          </table:table-cell>
        </table:table-row>
        <table:table-row table:style-name="ro3">
          <table:table-cell table:style-name="ce48" office:value-type="string" calcext:value-type="string">
            <text:p>mPelvis</text:p>
          </table:table-cell>
          <table:table-cell/>
        </table:table-row>
        <table:table-row table:style-name="ro3">
          <table:table-cell table:style-name="ce49" office:value-type="string" calcext:value-type="string">
            <text:p>PELVIS</text:p>
          </table:table-cell>
          <table:table-cell/>
        </table:table-row>
        <table:table-row table:style-name="ro3">
          <table:table-cell table:style-name="ce50" office:value-type="string" calcext:value-type="string">
            <text:p>BUTT</text:p>
          </table:table-cell>
          <table:table-cell/>
        </table:table-row>
        <table:table-row table:style-name="ro3">
          <table:table-cell table:style-name="ce51" office:value-type="string" calcext:value-type="string">
            <text:p>mSpine1</text:p>
          </table:table-cell>
          <table:table-cell/>
        </table:table-row>
        <table:table-row table:style-name="ro3">
          <table:table-cell table:style-name="ce52" office:value-type="string" calcext:value-type="string">
            <text:p>mSpine2</text:p>
          </table:table-cell>
          <table:table-cell/>
        </table:table-row>
        <table:table-row table:style-name="ro3">
          <table:table-cell table:style-name="ce53" office:value-type="string" calcext:value-type="string">
            <text:p>mTorso</text:p>
          </table:table-cell>
          <table:table-cell/>
        </table:table-row>
        <table:table-row table:style-name="ro3">
          <table:table-cell table:style-name="ce54" office:value-type="string" calcext:value-type="string">
            <text:p>BELLY</text:p>
          </table:table-cell>
          <table:table-cell/>
        </table:table-row>
        <table:table-row table:style-name="ro3">
          <table:table-cell table:style-name="ce49" office:value-type="string" calcext:value-type="string">
            <text:p>LEFT_HANDLE</text:p>
          </table:table-cell>
          <table:table-cell/>
        </table:table-row>
        <table:table-row table:style-name="ro3">
          <table:table-cell table:style-name="ce54" office:value-type="string" calcext:value-type="string">
            <text:p>RIGHT_HANDLE</text:p>
          </table:table-cell>
          <table:table-cell/>
        </table:table-row>
        <table:table-row table:style-name="ro3">
          <table:table-cell table:style-name="ce49" office:value-type="string" calcext:value-type="string">
            <text:p>LOWER_BACK</text:p>
          </table:table-cell>
          <table:table-cell/>
        </table:table-row>
        <table:table-row table:style-name="ro3">
          <table:table-cell table:style-name="ce52" office:value-type="string" calcext:value-type="string">
            <text:p>mSpine3</text:p>
          </table:table-cell>
          <table:table-cell/>
        </table:table-row>
        <table:table-row table:style-name="ro3">
          <table:table-cell table:style-name="ce53" office:value-type="string" calcext:value-type="string">
            <text:p>mSpine4</text:p>
          </table:table-cell>
          <table:table-cell/>
        </table:table-row>
        <table:table-row table:style-name="ro3">
          <table:table-cell table:style-name="ce52" office:value-type="string" calcext:value-type="string">
            <text:p>mChest</text:p>
          </table:table-cell>
          <table:table-cell/>
        </table:table-row>
        <table:table-row table:style-name="ro3">
          <table:table-cell table:style-name="ce49" office:value-type="string" calcext:value-type="string">
            <text:p>CHEST</text:p>
          </table:table-cell>
          <table:table-cell/>
        </table:table-row>
        <table:table-row table:style-name="ro3">
          <table:table-cell table:style-name="ce54" office:value-type="string" calcext:value-type="string">
            <text:p>LEFT_PEC</text:p>
          </table:table-cell>
          <table:table-cell/>
        </table:table-row>
        <table:table-row table:style-name="ro3">
          <table:table-cell table:style-name="ce49" office:value-type="string" calcext:value-type="string">
            <text:p>RIGHT_PEC</text:p>
          </table:table-cell>
          <table:table-cell/>
        </table:table-row>
        <table:table-row table:style-name="ro3">
          <table:table-cell table:style-name="ce54" office:value-type="string" calcext:value-type="string">
            <text:p>UPPER_BACK</text:p>
          </table:table-cell>
          <table:table-cell/>
        </table:table-row>
        <table:table-row table:style-name="ro3">
          <table:table-cell table:style-name="ce53" office:value-type="string" calcext:value-type="string">
            <text:p>mNeck</text:p>
          </table:table-cell>
          <table:table-cell/>
        </table:table-row>
        <table:table-row table:style-name="ro3">
          <table:table-cell table:style-name="ce54" office:value-type="string" calcext:value-type="string">
            <text:p>NECK</text:p>
          </table:table-cell>
          <table:table-cell/>
        </table:table-row>
        <table:table-row table:style-name="ro3">
          <table:table-cell table:style-name="ce53" office:value-type="string" calcext:value-type="string">
            <text:p>mHead</text:p>
          </table:table-cell>
          <table:table-cell/>
        </table:table-row>
        <table:table-row table:style-name="ro3">
          <table:table-cell table:style-name="ce54" office:value-type="string" calcext:value-type="string">
            <text:p>HEAD</text:p>
          </table:table-cell>
          <table:table-cell/>
        </table:table-row>
        <table:table-row table:style-name="ro3">
          <table:table-cell table:style-name="ce53" office:value-type="string" calcext:value-type="string">
            <text:p>mSkull</text:p>
          </table:table-cell>
          <table:table-cell/>
        </table:table-row>
        <table:table-row table:style-name="ro3">
          <table:table-cell table:style-name="ce52" office:value-type="string" calcext:value-type="string">
            <text:p>mEye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Eye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Roo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Alt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Alt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ForeheadLeft </text:p>
          </table:table-cell>
          <table:table-cell/>
        </table:table-row>
        <table:table-row table:style-name="ro3">
          <table:table-cell table:style-name="ce52" office:value-type="string" calcext:value-type="string">
            <text:p>mFaceForehead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browOut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browCent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browInn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browOut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browCent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browInn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LidUpp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LidLow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LidUpp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LidLow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ar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ar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ar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ar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Nose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NoseCenter</text:p>
          </table:table-cell>
          <table:table-cell/>
        </table:table-row>
        <table:table-row table:style-name="ro3">
          <table:table-cell table:style-name="ce53" office:value-type="string" calcext:value-type="string">
            <text:p>mFaceNose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CheekLow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CheekUpp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CheekLow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CheekUpp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Jaw</text:p>
          </table:table-cell>
          <table:table-cell/>
        </table:table-row>
        <table:table-row table:style-name="ro3">
          <table:table-cell table:style-name="ce53" office:value-type="string" calcext:value-type="string">
            <text:p>mFaceChin</text:p>
          </table:table-cell>
          <table:table-cell table:style-name="ce53" office:value-type="string" calcext:value-type="string">
            <text:p>[0.9250009655952454, -0.0, -0.0, -0.0, -0.0, 0.9250009655952454, -0.0, 0.0, 0.0, -0.0, 0.9250009655952454, -0.0, 0.07279480993747711, 0.0, 1.7702574729919434, 1.0]</text:p>
          </table:table-cell>
        </table:table-row>
        <table:table-row table:style-name="ro3">
          <table:table-cell table:style-name="ce52" office:value-type="string" calcext:value-type="string">
            <text:p>mFaceTeethLower</text:p>
          </table:table-cell>
          <table:table-cell office:value-type="string" calcext:value-type="string">
            <text:p>[0.9250009655952454, -0.0, -0.0, -0.0, -0.0, 0.9250009655952454, -0.0, 0.0, 0.0, -0.0, 0.9250009655952454, -0.0, 0.016369743272662163, 0.0, 1.7591575384140015, 1.0]</text:p>
          </table:table-cell>
        </table:table-row>
        <table:table-row table:style-name="ro3">
          <table:table-cell table:style-name="ce53" office:value-type="string" calcext:value-type="string">
            <text:p>mFaceLipLow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Low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LowerCenter</text:p>
          </table:table-cell>
          <table:table-cell/>
        </table:table-row>
        <table:table-row table:style-name="ro3">
          <table:table-cell table:style-name="ce52" office:value-type="string" calcext:value-type="string">
            <text:p>mFaceTongueBase</text:p>
          </table:table-cell>
          <table:table-cell/>
        </table:table-row>
        <table:table-row table:style-name="ro3">
          <table:table-cell table:style-name="ce53" office:value-type="string" calcext:value-type="string">
            <text:p>mFaceTongueTip</text:p>
          </table:table-cell>
          <table:table-cell/>
        </table:table-row>
        <table:table-row table:style-name="ro3">
          <table:table-cell table:style-name="ce52" office:value-type="string" calcext:value-type="string">
            <text:p>mFaceJawShaper</text:p>
          </table:table-cell>
          <table:table-cell/>
        </table:table-row>
        <table:table-row table:style-name="ro3">
          <table:table-cell table:style-name="ce53" office:value-type="string" calcext:value-type="string">
            <text:p>mFaceForeheadCenter</text:p>
          </table:table-cell>
          <table:table-cell/>
        </table:table-row>
        <table:table-row table:style-name="ro3">
          <table:table-cell table:style-name="ce52" office:value-type="string" calcext:value-type="string">
            <text:p>mFaceNoseBase</text:p>
          </table:table-cell>
          <table:table-cell/>
        </table:table-row>
        <table:table-row table:style-name="ro3">
          <table:table-cell table:style-name="ce53" office:value-type="string" calcext:value-type="string">
            <text:p>mFaceTeethUpper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Upp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Upp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CornerLef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LipCorner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LipUpperCenter</text:p>
          </table:table-cell>
          <table:table-cell/>
        </table:table-row>
        <table:table-row table:style-name="ro3">
          <table:table-cell table:style-name="ce53" office:value-type="string" calcext:value-type="string">
            <text:p>mFaceEyecornerInnerLeft</text:p>
          </table:table-cell>
          <table:table-cell/>
        </table:table-row>
        <table:table-row table:style-name="ro3">
          <table:table-cell table:style-name="ce52" office:value-type="string" calcext:value-type="string">
            <text:p>mFaceEyecornerInner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FaceNoseBridge</text:p>
          </table:table-cell>
          <table:table-cell/>
        </table:table-row>
        <table:table-row table:style-name="ro3">
          <table:table-cell table:style-name="ce52" office:value-type="string" calcext:value-type="string">
            <text:p>mCollar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CLAVICLE</text:p>
          </table:table-cell>
          <table:table-cell/>
        </table:table-row>
        <table:table-row table:style-name="ro3">
          <table:table-cell table:style-name="ce52" office:value-type="string" calcext:value-type="string">
            <text:p>mShoulder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UPPER_ARM</text:p>
          </table:table-cell>
          <table:table-cell/>
        </table:table-row>
        <table:table-row table:style-name="ro3">
          <table:table-cell table:style-name="ce52" office:value-type="string" calcext:value-type="string">
            <text:p>mElbow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LOWER_ARM</text:p>
          </table:table-cell>
          <table:table-cell/>
        </table:table-row>
        <table:table-row table:style-name="ro3">
          <table:table-cell table:style-name="ce52" office:value-type="string" calcext:value-type="string">
            <text:p>mWristLeft</text:p>
          </table:table-cell>
          <table:table-cell/>
        </table:table-row>
        <table:table-row table:style-name="ro3">
          <table:table-cell table:style-name="ce49" office:value-type="string" calcext:value-type="string">
            <text:p>L_HAND</text:p>
          </table:table-cell>
          <table:table-cell/>
        </table:table-row>
        <table:table-row table:style-name="ro3">
          <table:table-cell table:style-name="ce52" office:value-type="string" calcext:value-type="string">
            <text:p>mHandMiddle1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Middle2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Middle3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Index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Index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Index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Ring1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Ring2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Ring3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Pinky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Pinky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Pinky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Thumb1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Thumb2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Thumb3Left</text:p>
          </table:table-cell>
          <table:table-cell/>
        </table:table-row>
        <table:table-row table:style-name="ro3">
          <table:table-cell table:style-name="ce53" office:value-type="string" calcext:value-type="string">
            <text:p>mCollar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CLAVICLE</text:p>
          </table:table-cell>
          <table:table-cell/>
        </table:table-row>
        <table:table-row table:style-name="ro3">
          <table:table-cell table:style-name="ce53" office:value-type="string" calcext:value-type="string">
            <text:p>mShoulder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UPPER_ARM</text:p>
          </table:table-cell>
          <table:table-cell/>
        </table:table-row>
        <table:table-row table:style-name="ro3">
          <table:table-cell table:style-name="ce53" office:value-type="string" calcext:value-type="string">
            <text:p>mElbow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LOWER_ARM</text:p>
          </table:table-cell>
          <table:table-cell/>
        </table:table-row>
        <table:table-row table:style-name="ro3">
          <table:table-cell table:style-name="ce53" office:value-type="string" calcext:value-type="string">
            <text:p>mWrist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HAND</text:p>
          </table:table-cell>
          <table:table-cell/>
        </table:table-row>
        <table:table-row table:style-name="ro3">
          <table:table-cell table:style-name="ce53" office:value-type="string" calcext:value-type="string">
            <text:p>mHandMiddle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Middle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Middle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Index1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Index2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Index3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Ring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Ring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Ring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Pinky1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Pinky2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Pinky3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Thumb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andThumb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andThumb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sRoo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4Lef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4FanLef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1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2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3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Wing4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Wing4Fan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ipLeft</text:p>
          </table:table-cell>
          <table:table-cell/>
        </table:table-row>
        <table:table-row table:style-name="ro3">
          <table:table-cell table:style-name="ce54" office:value-type="string" calcext:value-type="string">
            <text:p>L_UPP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KneeLeft</text:p>
          </table:table-cell>
          <table:table-cell/>
        </table:table-row>
        <table:table-row table:style-name="ro3">
          <table:table-cell table:style-name="ce54" office:value-type="string" calcext:value-type="string">
            <text:p>L_LOW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AnkleLeft</text:p>
          </table:table-cell>
          <table:table-cell/>
        </table:table-row>
        <table:table-row table:style-name="ro3">
          <table:table-cell table:style-name="ce54" office:value-type="string" calcext:value-type="string">
            <text:p>L_FOOT</text:p>
          </table:table-cell>
          <table:table-cell/>
        </table:table-row>
        <table:table-row table:style-name="ro3">
          <table:table-cell table:style-name="ce53" office:value-type="string" calcext:value-type="string">
            <text:p>mFootLeft</text:p>
          </table:table-cell>
          <table:table-cell/>
        </table:table-row>
        <table:table-row table:style-name="ro3">
          <table:table-cell table:style-name="ce52" office:value-type="string" calcext:value-type="string">
            <text:p>mToe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ip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UPP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Knee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LOWER_LEG</text:p>
          </table:table-cell>
          <table:table-cell/>
        </table:table-row>
        <table:table-row table:style-name="ro3">
          <table:table-cell table:style-name="ce53" office:value-type="string" calcext:value-type="string">
            <text:p>mAnkleRight</text:p>
          </table:table-cell>
          <table:table-cell/>
        </table:table-row>
        <table:table-row table:style-name="ro3">
          <table:table-cell table:style-name="ce54" office:value-type="string" calcext:value-type="string">
            <text:p>R_FOOT</text:p>
          </table:table-cell>
          <table:table-cell/>
        </table:table-row>
        <table:table-row table:style-name="ro3">
          <table:table-cell table:style-name="ce53" office:value-type="string" calcext:value-type="string">
            <text:p>mFoot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Toe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Tail1</text:p>
          </table:table-cell>
          <table:table-cell/>
        </table:table-row>
        <table:table-row table:style-name="ro3">
          <table:table-cell table:style-name="ce52" office:value-type="string" calcext:value-type="string">
            <text:p>mTail2</text:p>
          </table:table-cell>
          <table:table-cell/>
        </table:table-row>
        <table:table-row table:style-name="ro3">
          <table:table-cell table:style-name="ce53" office:value-type="string" calcext:value-type="string">
            <text:p>mTail3</text:p>
          </table:table-cell>
          <table:table-cell/>
        </table:table-row>
        <table:table-row table:style-name="ro3">
          <table:table-cell table:style-name="ce52" office:value-type="string" calcext:value-type="string">
            <text:p>mTail4</text:p>
          </table:table-cell>
          <table:table-cell/>
        </table:table-row>
        <table:table-row table:style-name="ro3">
          <table:table-cell table:style-name="ce53" office:value-type="string" calcext:value-type="string">
            <text:p>mTail5</text:p>
          </table:table-cell>
          <table:table-cell/>
        </table:table-row>
        <table:table-row table:style-name="ro3">
          <table:table-cell table:style-name="ce52" office:value-type="string" calcext:value-type="string">
            <text:p>mTail6</text:p>
          </table:table-cell>
          <table:table-cell/>
        </table:table-row>
        <table:table-row table:style-name="ro3">
          <table:table-cell table:style-name="ce53" office:value-type="string" calcext:value-type="string">
            <text:p>mGroin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Roo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1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2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3Lef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4Lef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1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2Right</text:p>
          </table:table-cell>
          <table:table-cell/>
        </table:table-row>
        <table:table-row table:style-name="ro3">
          <table:table-cell table:style-name="ce53" office:value-type="string" calcext:value-type="string">
            <text:p>mHindLimb3Right</text:p>
          </table:table-cell>
          <table:table-cell/>
        </table:table-row>
        <table:table-row table:style-name="ro3">
          <table:table-cell table:style-name="ce52" office:value-type="string" calcext:value-type="string">
            <text:p>mHindLimb4Right</text:p>
          </table:table-cell>
          <table:table-cell/>
        </table:table-row>
        <table:table-row table:style-name="ro3">
          <table:table-cell table:style-name="ce4"/>
          <table:table-cell/>
        </table:table-row>
        <table:table-row table:style-name="ro3" table:number-rows-repeated="8">
          <table:table-cell table:style-name="ce3"/>
          <table:table-cell/>
        </table:table-row>
        <table:table-row table:style-name="ro3">
          <table:table-cell table:style-name="ce4"/>
          <table:table-cell/>
        </table:table-row>
        <table:table-row table:style-name="ro3" table:number-rows-repeated="3">
          <table:table-cell table:style-name="ce3"/>
          <table:table-cell/>
        </table:table-row>
        <table:table-row table:style-name="ro3">
          <table:table-cell table:style-name="ce5"/>
          <table:table-cell/>
        </table:table-row>
        <table:table-row table:style-name="ro3">
          <table:table-cell table:style-name="ce6"/>
          <table:table-cell/>
        </table:table-row>
        <table:table-row table:style-name="ro3" table:number-rows-repeated="761">
          <table:table-cell table:style-name="ce5"/>
          <table:table-cell/>
        </table:table-row>
        <table:table-row table:style-name="ro3" table:number-rows-repeated="1047639">
          <table:table-cell table:number-columns-repeated="2"/>
        </table:table-row>
        <table:table-row table:style-name="ro3">
          <table:table-cell table:style-name="ce55"/>
          <table:table-cell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0:26:27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15T11:13:02.143000000</dc:date>
    <meta:editing-duration>P1DT6H4M53S</meta:editing-duration>
    <meta:editing-cycles>75</meta:editing-cycles>
    <dc:creator>Ada Radius</dc:creator>
    <meta:document-statistic meta:table-count="6" meta:cell-count="10858" meta:object-count="0"/>
  </office:meta>
</office:document-meta>
</file>